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1.8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4402in"/>
    </style:style>
    <style:style style:name="co14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dee7e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dee7e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ndom_costs_experiment_result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5" office:value-type="string" calcext:value-type="string">
            <text:p>Scheduler_Name</text:p>
          </table:table-cell>
          <table:table-cell table:style-name="ce18" office:value-type="string" calcext:value-type="string">
            <text:p>Num_Tasks</text:p>
          </table:table-cell>
          <table:table-cell table:style-name="ce18" office:value-type="string" calcext:value-type="string">
            <text:p>Num_Resources</text:p>
          </table:table-cell>
          <table:table-cell table:style-name="ce18" office:value-type="string" calcext:value-type="string">
            <text:p>Num_Selected_Resources</text:p>
          </table:table-cell>
          <table:table-cell table:style-name="ce18" office:value-type="string" calcext:value-type="string">
            <text:p>Makespan</text:p>
          </table:table-cell>
          <table:table-cell table:style-name="ce18" office:value-type="string" calcext:value-type="string">
            <text:p>Energy_Consumption</text:p>
          </table:table-cell>
          <table:table-cell table:style-name="ce18" office:value-type="string" calcext:value-type="string">
            <text:p>Training_Accuracy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6283.9153355909" calcext:value-type="float">
            <text:p>26283.9153355909</text:p>
          </table:table-cell>
          <table:table-cell table:style-name="ce16" office:value-type="float" office:value="0.299461961533534" calcext:value-type="float">
            <text:p>0.299461961533534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326.10054941541" calcext:value-type="float">
            <text:p>4326.10054941541</text:p>
          </table:table-cell>
          <table:table-cell table:style-name="ce16" office:value-type="float" office:value="19948.0375568488" calcext:value-type="float">
            <text:p>19948.0375568488</text:p>
          </table:table-cell>
          <table:table-cell table:style-name="ce16" office:value-type="float" office:value="0.356550607631268" calcext:value-type="float">
            <text:p>0.356550607631268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195.85673022804" calcext:value-type="float">
            <text:p>3195.85673022804</text:p>
          </table:table-cell>
          <table:table-cell table:style-name="ce16" office:value-type="float" office:value="0.494191373703074" calcext:value-type="float">
            <text:p>0.49419137370307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201.07147022823" calcext:value-type="float">
            <text:p>201.07147022823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201.07147022823" calcext:value-type="float">
            <text:p>201.07147022823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201.07147022823" calcext:value-type="float">
            <text:p>201.07147022823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100" calcext:value-type="float">
            <text:p>1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4726.2446284114" calcext:value-type="float">
            <text:p>24726.2446284114</text:p>
          </table:table-cell>
          <table:table-cell table:style-name="ce16" office:value-type="float" office:value="0.299399646518324" calcext:value-type="float">
            <text:p>0.299399646518324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100" calcext:value-type="float">
            <text:p>1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092.39663355171" calcext:value-type="float">
            <text:p>4092.39663355171</text:p>
          </table:table-cell>
          <table:table-cell table:style-name="ce16" office:value-type="float" office:value="17276.458207842" calcext:value-type="float">
            <text:p>17276.458207842</text:p>
          </table:table-cell>
          <table:table-cell table:style-name="ce16" office:value-type="float" office:value="0.167614953219956" calcext:value-type="float">
            <text:p>0.16761495321995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30.30542418995" calcext:value-type="float">
            <text:p>2430.30542418995</text:p>
          </table:table-cell>
          <table:table-cell table:style-name="ce16" office:value-type="float" office:value="0.396129502245204" calcext:value-type="float">
            <text:p>0.39612950224520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3.1157267158877" calcext:value-type="float">
            <text:p>53.1157267158877</text:p>
          </table:table-cell>
          <table:table-cell table:style-name="ce16" office:value-type="float" office:value="209.655719173431" calcext:value-type="float">
            <text:p>209.655719173431</text:p>
          </table:table-cell>
          <table:table-cell table:style-name="ce16" office:value-type="float" office:value="0.004916938488363" calcext:value-type="float">
            <text:p>0.00491693848836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100" calcext:value-type="float">
            <text:p>1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9.9130555302057" calcext:value-type="float">
            <text:p>39.9130555302057</text:p>
          </table:table-cell>
          <table:table-cell table:style-name="ce16" office:value-type="float" office:value="229.201823190528" calcext:value-type="float">
            <text:p>229.201823190528</text:p>
          </table:table-cell>
          <table:table-cell table:style-name="ce16" office:value-type="float" office:value="0.00491842779460499" calcext:value-type="float">
            <text:p>0.004918427794604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53.1157267158877" calcext:value-type="float">
            <text:p>53.1157267158877</text:p>
          </table:table-cell>
          <table:table-cell table:style-name="ce16" office:value-type="float" office:value="209.655719173431" calcext:value-type="float">
            <text:p>209.655719173431</text:p>
          </table:table-cell>
          <table:table-cell table:style-name="ce16" office:value-type="float" office:value="0.004916938488363" calcext:value-type="float">
            <text:p>0.00491693848836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3073.0044513368" calcext:value-type="float">
            <text:p>23073.0044513368</text:p>
          </table:table-cell>
          <table:table-cell table:style-name="ce16" office:value-type="float" office:value="0.299333508222018" calcext:value-type="float">
            <text:p>0.29933350822201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69.88393096803" calcext:value-type="float">
            <text:p>4769.88393096803</text:p>
          </table:table-cell>
          <table:table-cell table:style-name="ce16" office:value-type="float" office:value="34403.8458146394" calcext:value-type="float">
            <text:p>34403.8458146394</text:p>
          </table:table-cell>
          <table:table-cell table:style-name="ce16" office:value-type="float" office:value="0.581416488004298" calcext:value-type="float">
            <text:p>0.581416488004298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681.73422143246" calcext:value-type="float">
            <text:p>2681.73422143246</text:p>
          </table:table-cell>
          <table:table-cell table:style-name="ce16" office:value-type="float" office:value="0.429407899517458" calcext:value-type="float">
            <text:p>0.42940789951745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86.303931154979" calcext:value-type="float">
            <text:p>186.303931154979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8.0056383388988" calcext:value-type="float">
            <text:p>38.0056383388988</text:p>
          </table:table-cell>
          <table:table-cell table:style-name="ce16" office:value-type="float" office:value="191.404864017229" calcext:value-type="float">
            <text:p>191.404864017229</text:p>
          </table:table-cell>
          <table:table-cell table:style-name="ce16" office:value-type="float" office:value="0.00491693824414366" calcext:value-type="float">
            <text:p>0.0049169382441436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86.303931154979" calcext:value-type="float">
            <text:p>186.303931154979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300" calcext:value-type="float">
            <text:p>1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1683.2091839473" calcext:value-type="float">
            <text:p>21683.2091839473</text:p>
          </table:table-cell>
          <table:table-cell table:style-name="ce16" office:value-type="float" office:value="0.299277909106732" calcext:value-type="float">
            <text:p>0.299277909106732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300" calcext:value-type="float">
            <text:p>1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479.58269368891" calcext:value-type="float">
            <text:p>4479.58269368891</text:p>
          </table:table-cell>
          <table:table-cell table:style-name="ce16" office:value-type="float" office:value="28669.4798215972" calcext:value-type="float">
            <text:p>28669.4798215972</text:p>
          </table:table-cell>
          <table:table-cell table:style-name="ce16" office:value-type="float" office:value="0.695826532300533" calcext:value-type="float">
            <text:p>0.69582653230053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73.067373021549" calcext:value-type="float">
            <text:p>373.067373021549</text:p>
          </table:table-cell>
          <table:table-cell table:style-name="ce16" office:value-type="float" office:value="0.0719611339215479" calcext:value-type="float">
            <text:p>0.071961133921547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67.10533369899" calcext:value-type="float">
            <text:p>167.10533369899</text:p>
          </table:table-cell>
          <table:table-cell table:style-name="ce16" office:value-type="float" office:value="0.00239045705760469" calcext:value-type="float">
            <text:p>0.00239045705760469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300" calcext:value-type="float">
            <text:p>1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0.3307700842054" calcext:value-type="float">
            <text:p>30.3307700842054</text:p>
          </table:table-cell>
          <table:table-cell table:style-name="ce16" office:value-type="float" office:value="172.145958736875" calcext:value-type="float">
            <text:p>172.145958736875</text:p>
          </table:table-cell>
          <table:table-cell table:style-name="ce16" office:value-type="float" office:value="0.00491693825627662" calcext:value-type="float">
            <text:p>0.0049169382562766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67.10533369899" calcext:value-type="float">
            <text:p>167.10533369899</text:p>
          </table:table-cell>
          <table:table-cell table:style-name="ce16" office:value-type="float" office:value="0.00239045705760469" calcext:value-type="float">
            <text:p>0.0023904570576046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400" calcext:value-type="float">
            <text:p>1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7902.231596967" calcext:value-type="float">
            <text:p>27902.231596967</text:p>
          </table:table-cell>
          <table:table-cell table:style-name="ce16" office:value-type="float" office:value="0.299455694491409" calcext:value-type="float">
            <text:p>0.29945569449140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400" calcext:value-type="float">
            <text:p>1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899.84413124152" calcext:value-type="float">
            <text:p>3899.84413124152</text:p>
          </table:table-cell>
          <table:table-cell table:style-name="ce16" office:value-type="float" office:value="20507.7636612481" calcext:value-type="float">
            <text:p>20507.7636612481</text:p>
          </table:table-cell>
          <table:table-cell table:style-name="ce16" office:value-type="float" office:value="0.243592077981894" calcext:value-type="float">
            <text:p>0.243592077981894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909.9941112886" calcext:value-type="float">
            <text:p>4909.9941112886</text:p>
          </table:table-cell>
          <table:table-cell table:style-name="ce16" office:value-type="float" office:value="0.684106523201329" calcext:value-type="float">
            <text:p>0.68410652320132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69.710919744013" calcext:value-type="float">
            <text:p>169.710919744013</text:p>
          </table:table-cell>
          <table:table-cell table:style-name="ce16" office:value-type="float" office:value="0.0023904570591487" calcext:value-type="float">
            <text:p>0.002390457059148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400" calcext:value-type="float">
            <text:p>1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0.3307700842054" calcext:value-type="float">
            <text:p>30.3307700842054</text:p>
          </table:table-cell>
          <table:table-cell table:style-name="ce16" office:value-type="float" office:value="172.53123855433" calcext:value-type="float">
            <text:p>172.53123855433</text:p>
          </table:table-cell>
          <table:table-cell table:style-name="ce16" office:value-type="float" office:value="0.00491693824412877" calcext:value-type="float">
            <text:p>0.0049169382441287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69.710919744013" calcext:value-type="float">
            <text:p>169.710919744013</text:p>
          </table:table-cell>
          <table:table-cell table:style-name="ce16" office:value-type="float" office:value="0.0023904570591487" calcext:value-type="float">
            <text:p>0.002390457059148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8481.3378253049" calcext:value-type="float">
            <text:p>28481.3378253049</text:p>
          </table:table-cell>
          <table:table-cell table:style-name="ce16" office:value-type="float" office:value="0.299455694491409" calcext:value-type="float">
            <text:p>0.29945569449140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142.89684070407" calcext:value-type="float">
            <text:p>4142.89684070407</text:p>
          </table:table-cell>
          <table:table-cell table:style-name="ce16" office:value-type="float" office:value="23814.235685257" calcext:value-type="float">
            <text:p>23814.235685257</text:p>
          </table:table-cell>
          <table:table-cell table:style-name="ce16" office:value-type="float" office:value="0.802494942161364" calcext:value-type="float">
            <text:p>0.802494942161364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815.2937153413" calcext:value-type="float">
            <text:p>4815.2937153413</text:p>
          </table:table-cell>
          <table:table-cell table:style-name="ce16" office:value-type="float" office:value="0.674504514812853" calcext:value-type="float">
            <text:p>0.67450451481285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53.728982869065" calcext:value-type="float">
            <text:p>153.728982869065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6.797771176868" calcext:value-type="float">
            <text:p>26.797771176868</text:p>
          </table:table-cell>
          <table:table-cell table:style-name="ce16" office:value-type="float" office:value="157.378419663624" calcext:value-type="float">
            <text:p>157.378419663624</text:p>
          </table:table-cell>
          <table:table-cell table:style-name="ce16" office:value-type="float" office:value="0.00491693825627662" calcext:value-type="float">
            <text:p>0.0049169382562766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2.8239887418952" calcext:value-type="float">
            <text:p>42.8239887418952</text:p>
          </table:table-cell>
          <table:table-cell table:style-name="ce16" office:value-type="float" office:value="153.728982869065" calcext:value-type="float">
            <text:p>153.728982869065</text:p>
          </table:table-cell>
          <table:table-cell table:style-name="ce16" office:value-type="float" office:value="0.00491693824415138" calcext:value-type="float">
            <text:p>0.00491693824415138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8295.9026875605" calcext:value-type="float">
            <text:p>28295.9026875605</text:p>
          </table:table-cell>
          <table:table-cell table:style-name="ce16" office:value-type="float" office:value="0.299455694491409" calcext:value-type="float">
            <text:p>0.29945569449140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17423749151" calcext:value-type="float">
            <text:p>4930.17423749151</text:p>
          </table:table-cell>
          <table:table-cell table:style-name="ce16" office:value-type="float" office:value="27357.1138977966" calcext:value-type="float">
            <text:p>27357.1138977966</text:p>
          </table:table-cell>
          <table:table-cell table:style-name="ce16" office:value-type="float" office:value="0.503757223290791" calcext:value-type="float">
            <text:p>0.50375722329079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735.65986818837" calcext:value-type="float">
            <text:p>2735.65986818837</text:p>
          </table:table-cell>
          <table:table-cell table:style-name="ce16" office:value-type="float" office:value="0.436403363791808" calcext:value-type="float">
            <text:p>0.43640336379180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9.9130555302057" calcext:value-type="float">
            <text:p>39.9130555302057</text:p>
          </table:table-cell>
          <table:table-cell table:style-name="ce16" office:value-type="float" office:value="139.001113405111" calcext:value-type="float">
            <text:p>139.001113405111</text:p>
          </table:table-cell>
          <table:table-cell table:style-name="ce16" office:value-type="float" office:value="0.00491693824562913" calcext:value-type="float">
            <text:p>0.0049169382456291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7.1905758552349" calcext:value-type="float">
            <text:p>27.1905758552349</text:p>
          </table:table-cell>
          <table:table-cell table:style-name="ce16" office:value-type="float" office:value="195.507970890497" calcext:value-type="float">
            <text:p>195.507970890497</text:p>
          </table:table-cell>
          <table:table-cell table:style-name="ce16" office:value-type="float" office:value="0.00491693824412572" calcext:value-type="float">
            <text:p>0.0049169382441257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9.9130555302057" calcext:value-type="float">
            <text:p>39.9130555302057</text:p>
          </table:table-cell>
          <table:table-cell table:style-name="ce16" office:value-type="float" office:value="139.001113405111" calcext:value-type="float">
            <text:p>139.001113405111</text:p>
          </table:table-cell>
          <table:table-cell table:style-name="ce16" office:value-type="float" office:value="0.00491693824562913" calcext:value-type="float">
            <text:p>0.0049169382456291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7559.9956737397" calcext:value-type="float">
            <text:p>27559.9956737397</text:p>
          </table:table-cell>
          <table:table-cell table:style-name="ce16" office:value-type="float" office:value="0.299398421245253" calcext:value-type="float">
            <text:p>0.299398421245253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998.30683101613" calcext:value-type="float">
            <text:p>3998.30683101613</text:p>
          </table:table-cell>
          <table:table-cell table:style-name="ce16" office:value-type="float" office:value="22305.2568843789" calcext:value-type="float">
            <text:p>22305.2568843789</text:p>
          </table:table-cell>
          <table:table-cell table:style-name="ce16" office:value-type="float" office:value="0.584373010171061" calcext:value-type="float">
            <text:p>0.58437301017106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659.302737385557" calcext:value-type="float">
            <text:p>659.302737385557</text:p>
          </table:table-cell>
          <table:table-cell table:style-name="ce16" office:value-type="float" office:value="0.123862941164174" calcext:value-type="float">
            <text:p>0.12386294116417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0.3307700842054" calcext:value-type="float">
            <text:p>30.3307700842054</text:p>
          </table:table-cell>
          <table:table-cell table:style-name="ce16" office:value-type="float" office:value="128.237483489156" calcext:value-type="float">
            <text:p>128.237483489156</text:p>
          </table:table-cell>
          <table:table-cell table:style-name="ce16" office:value-type="float" office:value="0.00226554455135084" calcext:value-type="float">
            <text:p>0.0022655445513508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52.465382895419" calcext:value-type="float">
            <text:p>152.465382895419</text:p>
          </table:table-cell>
          <table:table-cell table:style-name="ce16" office:value-type="float" office:value="0.00491693824562913" calcext:value-type="float">
            <text:p>0.0049169382456291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0.3307700842054" calcext:value-type="float">
            <text:p>30.3307700842054</text:p>
          </table:table-cell>
          <table:table-cell table:style-name="ce16" office:value-type="float" office:value="128.237483489156" calcext:value-type="float">
            <text:p>128.237483489156</text:p>
          </table:table-cell>
          <table:table-cell table:style-name="ce16" office:value-type="float" office:value="0.00226554455135084" calcext:value-type="float">
            <text:p>0.0022655445513508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5649.7628166401" calcext:value-type="float">
            <text:p>25649.7628166401</text:p>
          </table:table-cell>
          <table:table-cell table:style-name="ce16" office:value-type="float" office:value="0.299322001891024" calcext:value-type="float">
            <text:p>0.299322001891024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79.8027231313" calcext:value-type="float">
            <text:p>4579.8027231313</text:p>
          </table:table-cell>
          <table:table-cell table:style-name="ce16" office:value-type="float" office:value="31816.2437737579" calcext:value-type="float">
            <text:p>31816.2437737579</text:p>
          </table:table-cell>
          <table:table-cell table:style-name="ce16" office:value-type="float" office:value="0.786778568903198" calcext:value-type="float">
            <text:p>0.786778568903198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374.64998842291" calcext:value-type="float">
            <text:p>1374.64998842291</text:p>
          </table:table-cell>
          <table:table-cell table:style-name="ce16" office:value-type="float" office:value="0.242891569947619" calcext:value-type="float">
            <text:p>0.24289156994761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35.161580032425" calcext:value-type="float">
            <text:p>135.161580032425</text:p>
          </table:table-cell>
          <table:table-cell table:style-name="ce16" office:value-type="float" office:value="0.00491693824410863" calcext:value-type="float">
            <text:p>0.0049169382441086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35.161580032425" calcext:value-type="float">
            <text:p>135.161580032425</text:p>
          </table:table-cell>
          <table:table-cell table:style-name="ce16" office:value-type="float" office:value="0.00491693824410863" calcext:value-type="float">
            <text:p>0.0049169382441086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35.161580032425" calcext:value-type="float">
            <text:p>135.161580032425</text:p>
          </table:table-cell>
          <table:table-cell table:style-name="ce16" office:value-type="float" office:value="0.00491693824410863" calcext:value-type="float">
            <text:p>0.0049169382441086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4971.5141225037" calcext:value-type="float">
            <text:p>24971.5141225037</text:p>
          </table:table-cell>
          <table:table-cell table:style-name="ce16" office:value-type="float" office:value="0.299347993292008" calcext:value-type="float">
            <text:p>0.29934799329200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13.82107281594" calcext:value-type="float">
            <text:p>4913.82107281594</text:p>
          </table:table-cell>
          <table:table-cell table:style-name="ce16" office:value-type="float" office:value="21964.7925238547" calcext:value-type="float">
            <text:p>21964.7925238547</text:p>
          </table:table-cell>
          <table:table-cell table:style-name="ce16" office:value-type="float" office:value="0.360883910037971" calcext:value-type="float">
            <text:p>0.36088391003797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35.96748593495" calcext:value-type="float">
            <text:p>235.96748593495</text:p>
          </table:table-cell>
          <table:table-cell table:style-name="ce16" office:value-type="float" office:value="0.0461137878698121" calcext:value-type="float">
            <text:p>0.046113787869812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3.5942809548628" calcext:value-type="float">
            <text:p>23.5942809548628</text:p>
          </table:table-cell>
          <table:table-cell table:style-name="ce16" office:value-type="float" office:value="113.469944415905" calcext:value-type="float">
            <text:p>113.469944415905</text:p>
          </table:table-cell>
          <table:table-cell table:style-name="ce16" office:value-type="float" office:value="0.00226554455135084" calcext:value-type="float">
            <text:p>0.0022655445513508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3.5942809548628" calcext:value-type="float">
            <text:p>23.5942809548628</text:p>
          </table:table-cell>
          <table:table-cell table:style-name="ce16" office:value-type="float" office:value="113.469944415905" calcext:value-type="float">
            <text:p>113.469944415905</text:p>
          </table:table-cell>
          <table:table-cell table:style-name="ce16" office:value-type="float" office:value="0.00226554455135084" calcext:value-type="float">
            <text:p>0.0022655445513508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3.5942809548628" calcext:value-type="float">
            <text:p>23.5942809548628</text:p>
          </table:table-cell>
          <table:table-cell table:style-name="ce16" office:value-type="float" office:value="113.469944415905" calcext:value-type="float">
            <text:p>113.469944415905</text:p>
          </table:table-cell>
          <table:table-cell table:style-name="ce16" office:value-type="float" office:value="0.00226554455135084" calcext:value-type="float">
            <text:p>0.00226554455135084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40.16521174071" calcext:value-type="float">
            <text:p>4540.16521174071</text:p>
          </table:table-cell>
          <table:table-cell table:style-name="ce16" office:value-type="float" office:value="24963.970219511" calcext:value-type="float">
            <text:p>24963.970219511</text:p>
          </table:table-cell>
          <table:table-cell table:style-name="ce16" office:value-type="float" office:value="0.514317232389922" calcext:value-type="float">
            <text:p>0.514317232389922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5.06205323451" calcext:value-type="float">
            <text:p>4705.06205323451</text:p>
          </table:table-cell>
          <table:table-cell table:style-name="ce16" office:value-type="float" office:value="27523.7843897496" calcext:value-type="float">
            <text:p>27523.7843897496</text:p>
          </table:table-cell>
          <table:table-cell table:style-name="ce16" office:value-type="float" office:value="0.299347993296095" calcext:value-type="float">
            <text:p>0.29934799329609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630.1634923012" calcext:value-type="float">
            <text:p>1630.1634923012</text:p>
          </table:table-cell>
          <table:table-cell table:style-name="ce16" office:value-type="float" office:value="0.282191889131793" calcext:value-type="float">
            <text:p>0.28219188913179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91.249862233313" calcext:value-type="float">
            <text:p>91.249862233313</text:p>
          </table:table-cell>
          <table:table-cell table:style-name="ce16" office:value-type="float" office:value="0.00239045705753842" calcext:value-type="float">
            <text:p>0.0023904570575384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91.249862233313" calcext:value-type="float">
            <text:p>91.249862233313</text:p>
          </table:table-cell>
          <table:table-cell table:style-name="ce16" office:value-type="float" office:value="0.00239045705753842" calcext:value-type="float">
            <text:p>0.0023904570575384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91.249862233313" calcext:value-type="float">
            <text:p>91.249862233313</text:p>
          </table:table-cell>
          <table:table-cell table:style-name="ce16" office:value-type="float" office:value="0.00239045705753842" calcext:value-type="float">
            <text:p>0.00239045705753842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7057.4477806915" calcext:value-type="float">
            <text:p>27057.4477806915</text:p>
          </table:table-cell>
          <table:table-cell table:style-name="ce16" office:value-type="float" office:value="0.299347993295348" calcext:value-type="float">
            <text:p>0.29934799329534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13.26618029179" calcext:value-type="float">
            <text:p>4913.26618029179</text:p>
          </table:table-cell>
          <table:table-cell table:style-name="ce16" office:value-type="float" office:value="31362.4330147485" calcext:value-type="float">
            <text:p>31362.4330147485</text:p>
          </table:table-cell>
          <table:table-cell table:style-name="ce16" office:value-type="float" office:value="0.196334349463079" calcext:value-type="float">
            <text:p>0.19633434946307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042.72541645293" calcext:value-type="float">
            <text:p>1042.72541645293</text:p>
          </table:table-cell>
          <table:table-cell table:style-name="ce16" office:value-type="float" office:value="0.189417462987369" calcext:value-type="float">
            <text:p>0.18941746298736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3.5942809548628" calcext:value-type="float">
            <text:p>23.5942809548628</text:p>
          </table:table-cell>
          <table:table-cell table:style-name="ce16" office:value-type="float" office:value="98.1940464902159" calcext:value-type="float">
            <text:p>98.1940464902159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116.675294744236" calcext:value-type="float">
            <text:p>116.675294744236</text:p>
          </table:table-cell>
          <table:table-cell table:style-name="ce16" office:value-type="float" office:value="0.0023904570575703" calcext:value-type="float">
            <text:p>0.002390457057570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3.5942809548628" calcext:value-type="float">
            <text:p>23.5942809548628</text:p>
          </table:table-cell>
          <table:table-cell table:style-name="ce16" office:value-type="float" office:value="98.1940464902159" calcext:value-type="float">
            <text:p>98.1940464902159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01.2191895254" calcext:value-type="float">
            <text:p>4701.2191895254</text:p>
          </table:table-cell>
          <table:table-cell table:style-name="ce16" office:value-type="float" office:value="22961.9543997433" calcext:value-type="float">
            <text:p>22961.9543997433</text:p>
          </table:table-cell>
          <table:table-cell table:style-name="ce16" office:value-type="float" office:value="0.29934799328879" calcext:value-type="float">
            <text:p>0.2993479932887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647.89550419109" calcext:value-type="float">
            <text:p>3647.89550419109</text:p>
          </table:table-cell>
          <table:table-cell table:style-name="ce16" office:value-type="float" office:value="22456.4652336926" calcext:value-type="float">
            <text:p>22456.4652336926</text:p>
          </table:table-cell>
          <table:table-cell table:style-name="ce16" office:value-type="float" office:value="0.533513980807687" calcext:value-type="float">
            <text:p>0.53351398080768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502.48778008201" calcext:value-type="float">
            <text:p>2502.48778008201</text:p>
          </table:table-cell>
          <table:table-cell table:style-name="ce16" office:value-type="float" office:value="0.4057972159278" calcext:value-type="float">
            <text:p>0.405797215927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05.557751600246" calcext:value-type="float">
            <text:p>105.557751600246</text:p>
          </table:table-cell>
          <table:table-cell table:style-name="ce16" office:value-type="float" office:value="0.00491693825623601" calcext:value-type="float">
            <text:p>0.00491693825623601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114.397798925747" calcext:value-type="float">
            <text:p>114.397798925747</text:p>
          </table:table-cell>
          <table:table-cell table:style-name="ce16" office:value-type="float" office:value="0.00239045705756193" calcext:value-type="float">
            <text:p>0.0023904570575619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105.557751600246" calcext:value-type="float">
            <text:p>105.557751600246</text:p>
          </table:table-cell>
          <table:table-cell table:style-name="ce16" office:value-type="float" office:value="0.00491693825623601" calcext:value-type="float">
            <text:p>0.00491693825623601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9112.2645918373" calcext:value-type="float">
            <text:p>29112.2645918373</text:p>
          </table:table-cell>
          <table:table-cell table:style-name="ce16" office:value-type="float" office:value="0.299348004207043" calcext:value-type="float">
            <text:p>0.299348004207043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72.93655461552" calcext:value-type="float">
            <text:p>4572.93655461552</text:p>
          </table:table-cell>
          <table:table-cell table:style-name="ce16" office:value-type="float" office:value="26400.2373300366" calcext:value-type="float">
            <text:p>26400.2373300366</text:p>
          </table:table-cell>
          <table:table-cell table:style-name="ce16" office:value-type="float" office:value="0.675962308043966" calcext:value-type="float">
            <text:p>0.67596230804396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847.98107614185" calcext:value-type="float">
            <text:p>2847.98107614185</text:p>
          </table:table-cell>
          <table:table-cell table:style-name="ce16" office:value-type="float" office:value="0.450818897695891" calcext:value-type="float">
            <text:p>0.45081889769589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7.117341379318" calcext:value-type="float">
            <text:p>87.117341379318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7.117341379318" calcext:value-type="float">
            <text:p>87.117341379318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7.117341379318" calcext:value-type="float">
            <text:p>87.117341379318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30979.885508079" calcext:value-type="float">
            <text:p>30979.885508079</text:p>
          </table:table-cell>
          <table:table-cell table:style-name="ce16" office:value-type="float" office:value="0.299348019153296" calcext:value-type="float">
            <text:p>0.29934801915329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896.64762316116" calcext:value-type="float">
            <text:p>4896.64762316116</text:p>
          </table:table-cell>
          <table:table-cell table:style-name="ce16" office:value-type="float" office:value="21199.6058157501" calcext:value-type="float">
            <text:p>21199.6058157501</text:p>
          </table:table-cell>
          <table:table-cell table:style-name="ce16" office:value-type="float" office:value="0.42984567952999" calcext:value-type="float">
            <text:p>0.4298456795299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252.13455520968" calcext:value-type="float">
            <text:p>3252.13455520968</text:p>
          </table:table-cell>
          <table:table-cell table:style-name="ce16" office:value-type="float" office:value="0.501034530498062" calcext:value-type="float">
            <text:p>0.50103453049806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93.4464095515492" calcext:value-type="float">
            <text:p>93.4464095515492</text:p>
          </table:table-cell>
          <table:table-cell table:style-name="ce16" office:value-type="float" office:value="0.00491693816681795" calcext:value-type="float">
            <text:p>0.004916938166817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106.82730689172" calcext:value-type="float">
            <text:p>106.82730689172</text:p>
          </table:table-cell>
          <table:table-cell table:style-name="ce16" office:value-type="float" office:value="0.00305630072652679" calcext:value-type="float">
            <text:p>0.0030563007265267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93.4464095515492" calcext:value-type="float">
            <text:p>93.4464095515492</text:p>
          </table:table-cell>
          <table:table-cell table:style-name="ce16" office:value-type="float" office:value="0.00491693816681795" calcext:value-type="float">
            <text:p>0.0049169381668179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243.92252945839" calcext:value-type="float">
            <text:p>4243.92252945839</text:p>
          </table:table-cell>
          <table:table-cell table:style-name="ce16" office:value-type="float" office:value="26963.4438607914" calcext:value-type="float">
            <text:p>26963.4438607914</text:p>
          </table:table-cell>
          <table:table-cell table:style-name="ce16" office:value-type="float" office:value="0.848900670154671" calcext:value-type="float">
            <text:p>0.848900670154671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6824.848933479" calcext:value-type="float">
            <text:p>26824.848933479</text:p>
          </table:table-cell>
          <table:table-cell table:style-name="ce16" office:value-type="float" office:value="0.299347991348245" calcext:value-type="float">
            <text:p>0.29934799134824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941.60123644971" calcext:value-type="float">
            <text:p>2941.60123644971</text:p>
          </table:table-cell>
          <table:table-cell table:style-name="ce16" office:value-type="float" office:value="0.46267751904972" calcext:value-type="float">
            <text:p>0.4626775190497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6.0909776637935" calcext:value-type="float">
            <text:p>26.0909776637935</text:p>
          </table:table-cell>
          <table:table-cell table:style-name="ce16" office:value-type="float" office:value="97.4920770707122" calcext:value-type="float">
            <text:p>97.4920770707122</text:p>
          </table:table-cell>
          <table:table-cell table:style-name="ce16" office:value-type="float" office:value="0.00239045708547596" calcext:value-type="float">
            <text:p>0.00239045708547596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3468435446927" calcext:value-type="float">
            <text:p>22.3468435446927</text:p>
          </table:table-cell>
          <table:table-cell table:style-name="ce16" office:value-type="float" office:value="116.959822586646" calcext:value-type="float">
            <text:p>116.959822586646</text:p>
          </table:table-cell>
          <table:table-cell table:style-name="ce16" office:value-type="float" office:value="0.00226554447411554" calcext:value-type="float">
            <text:p>0.0022655444741155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6.0909776637935" calcext:value-type="float">
            <text:p>26.0909776637935</text:p>
          </table:table-cell>
          <table:table-cell table:style-name="ce16" office:value-type="float" office:value="97.4920770707122" calcext:value-type="float">
            <text:p>97.4920770707122</text:p>
          </table:table-cell>
          <table:table-cell table:style-name="ce16" office:value-type="float" office:value="0.00239045708547596" calcext:value-type="float">
            <text:p>0.00239045708547596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6528.541759022" calcext:value-type="float">
            <text:p>26528.541759022</text:p>
          </table:table-cell>
          <table:table-cell table:style-name="ce16" office:value-type="float" office:value="0.299347991348245" calcext:value-type="float">
            <text:p>0.29934799134824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319.25370219488" calcext:value-type="float">
            <text:p>4319.25370219488</text:p>
          </table:table-cell>
          <table:table-cell table:style-name="ce16" office:value-type="float" office:value="22491.1572638009" calcext:value-type="float">
            <text:p>22491.1572638009</text:p>
          </table:table-cell>
          <table:table-cell table:style-name="ce16" office:value-type="float" office:value="0.410234789421485" calcext:value-type="float">
            <text:p>0.41023478942148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902.59047552255" calcext:value-type="float">
            <text:p>4902.59047552255</text:p>
          </table:table-cell>
          <table:table-cell table:style-name="ce16" office:value-type="float" office:value="0.683359155666486" calcext:value-type="float">
            <text:p>0.68335915566648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94.623604474412" calcext:value-type="float">
            <text:p>94.623604474412</text:p>
          </table:table-cell>
          <table:table-cell table:style-name="ce16" office:value-type="float" office:value="0.00491693816681833" calcext:value-type="float">
            <text:p>0.0049169381668183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1233622415047" calcext:value-type="float">
            <text:p>21.1233622415047</text:p>
          </table:table-cell>
          <table:table-cell table:style-name="ce16" office:value-type="float" office:value="106.118442745465" calcext:value-type="float">
            <text:p>106.118442745465</text:p>
          </table:table-cell>
          <table:table-cell table:style-name="ce16" office:value-type="float" office:value="0.00239045698027164" calcext:value-type="float">
            <text:p>0.0023904569802716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5843779074439" calcext:value-type="float">
            <text:p>24.5843779074439</text:p>
          </table:table-cell>
          <table:table-cell table:style-name="ce16" office:value-type="float" office:value="94.623604474412" calcext:value-type="float">
            <text:p>94.623604474412</text:p>
          </table:table-cell>
          <table:table-cell table:style-name="ce16" office:value-type="float" office:value="0.00491693816681833" calcext:value-type="float">
            <text:p>0.0049169381668183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6702.6413135256" calcext:value-type="float">
            <text:p>26702.6413135256</text:p>
          </table:table-cell>
          <table:table-cell table:style-name="ce16" office:value-type="float" office:value="0.299347991348245" calcext:value-type="float">
            <text:p>0.29934799134824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829.12907622242" calcext:value-type="float">
            <text:p>4829.12907622242</text:p>
          </table:table-cell>
          <table:table-cell table:style-name="ce16" office:value-type="float" office:value="24491.6523060399" calcext:value-type="float">
            <text:p>24491.6523060399</text:p>
          </table:table-cell>
          <table:table-cell table:style-name="ce16" office:value-type="float" office:value="0.167159595273459" calcext:value-type="float">
            <text:p>0.16715959527345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882.4011654289" calcext:value-type="float">
            <text:p>4882.4011654289</text:p>
          </table:table-cell>
          <table:table-cell table:style-name="ce16" office:value-type="float" office:value="0.681318282311171" calcext:value-type="float">
            <text:p>0.68131828231117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84.9895717814886" calcext:value-type="float">
            <text:p>84.9895717814886</text:p>
          </table:table-cell>
          <table:table-cell table:style-name="ce16" office:value-type="float" office:value="0.00239045705753842" calcext:value-type="float">
            <text:p>0.0023904570575384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2481482946598" calcext:value-type="float">
            <text:p>20.2481482946598</text:p>
          </table:table-cell>
          <table:table-cell table:style-name="ce16" office:value-type="float" office:value="106.255364233126" calcext:value-type="float">
            <text:p>106.255364233126</text:p>
          </table:table-cell>
          <table:table-cell table:style-name="ce16" office:value-type="float" office:value="0.00404969105137136" calcext:value-type="float">
            <text:p>0.0040496910513713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84.9895717814886" calcext:value-type="float">
            <text:p>84.9895717814886</text:p>
          </table:table-cell>
          <table:table-cell table:style-name="ce16" office:value-type="float" office:value="0.00239045705753842" calcext:value-type="float">
            <text:p>0.00239045705753842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32040.6716907771" calcext:value-type="float">
            <text:p>32040.6716907771</text:p>
          </table:table-cell>
          <table:table-cell table:style-name="ce16" office:value-type="float" office:value="0.866830943732638" calcext:value-type="float">
            <text:p>0.866830943732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60.95344757624" calcext:value-type="float">
            <text:p>4960.95344757624</text:p>
          </table:table-cell>
          <table:table-cell table:style-name="ce16" office:value-type="float" office:value="22472.3403374151" calcext:value-type="float">
            <text:p>22472.3403374151</text:p>
          </table:table-cell>
          <table:table-cell table:style-name="ce16" office:value-type="float" office:value="0.802925012136442" calcext:value-type="float">
            <text:p>0.80292501213644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721.50151995034" calcext:value-type="float">
            <text:p>3721.50151995034</text:p>
          </table:table-cell>
          <table:table-cell table:style-name="ce16" office:value-type="float" office:value="0.556354090257795" calcext:value-type="float">
            <text:p>0.55635409025779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80.2264548757264" calcext:value-type="float">
            <text:p>80.2264548757264</text:p>
          </table:table-cell>
          <table:table-cell table:style-name="ce16" office:value-type="float" office:value="0.00226554455289485" calcext:value-type="float">
            <text:p>0.0022655445528948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5.1095823834835" calcext:value-type="float">
            <text:p>85.1095823834835</text:p>
          </table:table-cell>
          <table:table-cell table:style-name="ce16" office:value-type="float" office:value="0.0022655444740903" calcext:value-type="float">
            <text:p>0.002265544474090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80.2264548757265" calcext:value-type="float">
            <text:p>80.2264548757265</text:p>
          </table:table-cell>
          <table:table-cell table:style-name="ce16" office:value-type="float" office:value="0.00226554455289485" calcext:value-type="float">
            <text:p>0.0022655445528948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875.9574070452" calcext:value-type="float">
            <text:p>4875.9574070452</text:p>
          </table:table-cell>
          <table:table-cell table:style-name="ce16" office:value-type="float" office:value="25154.3125718863" calcext:value-type="float">
            <text:p>25154.3125718863</text:p>
          </table:table-cell>
          <table:table-cell table:style-name="ce16" office:value-type="float" office:value="0.975255065932008" calcext:value-type="float">
            <text:p>0.975255065932008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9195.8453411692" calcext:value-type="float">
            <text:p>29195.8453411692</text:p>
          </table:table-cell>
          <table:table-cell table:style-name="ce16" office:value-type="float" office:value="0.297864891188496" calcext:value-type="float">
            <text:p>0.29786489118849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700.796696320677" calcext:value-type="float">
            <text:p>700.796696320677</text:p>
          </table:table-cell>
          <table:table-cell table:style-name="ce16" office:value-type="float" office:value="0.131168193015637" calcext:value-type="float">
            <text:p>0.131168193015637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77.6681224691789" calcext:value-type="float">
            <text:p>77.6681224691789</text:p>
          </table:table-cell>
          <table:table-cell table:style-name="ce16" office:value-type="float" office:value="0.00239045705908244" calcext:value-type="float">
            <text:p>0.0023904570590824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0.493939160961" calcext:value-type="float">
            <text:p>80.493939160961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77.6681224691789" calcext:value-type="float">
            <text:p>77.6681224691789</text:p>
          </table:table-cell>
          <table:table-cell table:style-name="ce16" office:value-type="float" office:value="0.00239045705908244" calcext:value-type="float">
            <text:p>0.0023904570590824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7019.3773587052" calcext:value-type="float">
            <text:p>27019.3773587052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34.73571484694" calcext:value-type="float">
            <text:p>4734.73571484694</text:p>
          </table:table-cell>
          <table:table-cell table:style-name="ce16" office:value-type="float" office:value="23575.8325550298" calcext:value-type="float">
            <text:p>23575.8325550298</text:p>
          </table:table-cell>
          <table:table-cell table:style-name="ce16" office:value-type="float" office:value="0.0399414002815919" calcext:value-type="float">
            <text:p>0.039941400281591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704.49466876338" calcext:value-type="float">
            <text:p>1704.49466876338</text:p>
          </table:table-cell>
          <table:table-cell table:style-name="ce16" office:value-type="float" office:value="0.293340584830652" calcext:value-type="float">
            <text:p>0.29334058483065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1183940128592" calcext:value-type="float">
            <text:p>24.1183940128592</text:p>
          </table:table-cell>
          <table:table-cell table:style-name="ce16" office:value-type="float" office:value="80.5676251732224" calcext:value-type="float">
            <text:p>80.5676251732224</text:p>
          </table:table-cell>
          <table:table-cell table:style-name="ce16" office:value-type="float" office:value="0.00239045706968932" calcext:value-type="float">
            <text:p>0.0023904570696893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92.485758505515" calcext:value-type="float">
            <text:p>92.485758505515</text:p>
          </table:table-cell>
          <table:table-cell table:style-name="ce16" office:value-type="float" office:value="0.00226554443530238" calcext:value-type="float">
            <text:p>0.0022655444353023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4.1183940128592" calcext:value-type="float">
            <text:p>24.1183940128592</text:p>
          </table:table-cell>
          <table:table-cell table:style-name="ce16" office:value-type="float" office:value="80.5676251732224" calcext:value-type="float">
            <text:p>80.5676251732224</text:p>
          </table:table-cell>
          <table:table-cell table:style-name="ce16" office:value-type="float" office:value="0.00239045706968932" calcext:value-type="float">
            <text:p>0.00239045706968932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8923.0413434117" calcext:value-type="float">
            <text:p>28923.0413434117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058.71815956463" calcext:value-type="float">
            <text:p>4058.71815956463</text:p>
          </table:table-cell>
          <table:table-cell table:style-name="ce16" office:value-type="float" office:value="24998.7040681957" calcext:value-type="float">
            <text:p>24998.7040681957</text:p>
          </table:table-cell>
          <table:table-cell table:style-name="ce16" office:value-type="float" office:value="0.788320312362991" calcext:value-type="float">
            <text:p>0.78832031236299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490.67939884699" calcext:value-type="float">
            <text:p>4490.67939884699</text:p>
          </table:table-cell>
          <table:table-cell table:style-name="ce16" office:value-type="float" office:value="0.640872939502751" calcext:value-type="float">
            <text:p>0.64087293950275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73.8820425362319" calcext:value-type="float">
            <text:p>73.8820425362319</text:p>
          </table:table-cell>
          <table:table-cell table:style-name="ce16" office:value-type="float" office:value="0.00226554447408367" calcext:value-type="float">
            <text:p>0.002265544474083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98.4355850650481" calcext:value-type="float">
            <text:p>98.4355850650481</text:p>
          </table:table-cell>
          <table:table-cell table:style-name="ce16" office:value-type="float" office:value="0.00239045698029552" calcext:value-type="float">
            <text:p>0.0023904569802955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73.8820425362319" calcext:value-type="float">
            <text:p>73.8820425362319</text:p>
          </table:table-cell>
          <table:table-cell table:style-name="ce16" office:value-type="float" office:value="0.00226554447408367" calcext:value-type="float">
            <text:p>0.00226554447408367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45.40269365953" calcext:value-type="float">
            <text:p>4545.40269365953</text:p>
          </table:table-cell>
          <table:table-cell table:style-name="ce16" office:value-type="float" office:value="25748.7838327917" calcext:value-type="float">
            <text:p>25748.7838327917</text:p>
          </table:table-cell>
          <table:table-cell table:style-name="ce16" office:value-type="float" office:value="0.65655182688719" calcext:value-type="float">
            <text:p>0.6565518268871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4551.3386886886" calcext:value-type="float">
            <text:p>24551.3386886886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049.56404556101" calcext:value-type="float">
            <text:p>2049.56404556101</text:p>
          </table:table-cell>
          <table:table-cell table:style-name="ce16" office:value-type="float" office:value="0.343528264882193" calcext:value-type="float">
            <text:p>0.34352826488219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6.0909776637935" calcext:value-type="float">
            <text:p>26.0909776637935</text:p>
          </table:table-cell>
          <table:table-cell table:style-name="ce16" office:value-type="float" office:value="74.0032751107417" calcext:value-type="float">
            <text:p>74.0032751107417</text:p>
          </table:table-cell>
          <table:table-cell table:style-name="ce16" office:value-type="float" office:value="0.00239045708547557" calcext:value-type="float">
            <text:p>0.0023904570854755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80.4829830523923" calcext:value-type="float">
            <text:p>80.4829830523923</text:p>
          </table:table-cell>
          <table:table-cell table:style-name="ce16" office:value-type="float" office:value="0.00226554447408367" calcext:value-type="float">
            <text:p>0.0022655444740836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6.0909776637935" calcext:value-type="float">
            <text:p>26.0909776637935</text:p>
          </table:table-cell>
          <table:table-cell table:style-name="ce16" office:value-type="float" office:value="74.0032751107417" calcext:value-type="float">
            <text:p>74.0032751107417</text:p>
          </table:table-cell>
          <table:table-cell table:style-name="ce16" office:value-type="float" office:value="0.00239045708547557" calcext:value-type="float">
            <text:p>0.0023904570854755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7109.969220996" calcext:value-type="float">
            <text:p>27109.969220996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3871.96994709001" calcext:value-type="float">
            <text:p>3871.96994709001</text:p>
          </table:table-cell>
          <table:table-cell table:style-name="ce16" office:value-type="float" office:value="21821.2497169832" calcext:value-type="float">
            <text:p>21821.2497169832</text:p>
          </table:table-cell>
          <table:table-cell table:style-name="ce16" office:value-type="float" office:value="0.461514640049573" calcext:value-type="float">
            <text:p>0.46151464004957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04.975200549833" calcext:value-type="float">
            <text:p>104.975200549833</text:p>
          </table:table-cell>
          <table:table-cell table:style-name="ce16" office:value-type="float" office:value="0.0207777095812908" calcext:value-type="float">
            <text:p>0.020777709581290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71.6272550190278" calcext:value-type="float">
            <text:p>71.6272550190278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73.6168452504426" calcext:value-type="float">
            <text:p>73.6168452504426</text:p>
          </table:table-cell>
          <table:table-cell table:style-name="ce16" office:value-type="float" office:value="0.00239045698027163" calcext:value-type="float">
            <text:p>0.0023904569802716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71.6272550190278" calcext:value-type="float">
            <text:p>71.6272550190278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5144.2125974025" calcext:value-type="float">
            <text:p>25144.2125974025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682.4596859875" calcext:value-type="float">
            <text:p>4682.4596859875</text:p>
          </table:table-cell>
          <table:table-cell table:style-name="ce16" office:value-type="float" office:value="28456.7144752224" calcext:value-type="float">
            <text:p>28456.7144752224</text:p>
          </table:table-cell>
          <table:table-cell table:style-name="ce16" office:value-type="float" office:value="0.601744867858801" calcext:value-type="float">
            <text:p>0.60174486785880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826.82462995463" calcext:value-type="float">
            <text:p>3826.82462995463</text:p>
          </table:table-cell>
          <table:table-cell table:style-name="ce16" office:value-type="float" office:value="0.568358022298415" calcext:value-type="float">
            <text:p>0.56835802229841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65.6188362757742" calcext:value-type="float">
            <text:p>65.6188362757742</text:p>
          </table:table-cell>
          <table:table-cell table:style-name="ce16" office:value-type="float" office:value="0.000499484822184561" calcext:value-type="float">
            <text:p>0.000499484822184561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7791798348949" calcext:value-type="float">
            <text:p>16.7791798348949</text:p>
          </table:table-cell>
          <table:table-cell table:style-name="ce16" office:value-type="float" office:value="90.6917065946416" calcext:value-type="float">
            <text:p>90.6917065946416</text:p>
          </table:table-cell>
          <table:table-cell table:style-name="ce16" office:value-type="float" office:value="0.00239045698029476" calcext:value-type="float">
            <text:p>0.0023904569802947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6000687813521" calcext:value-type="float">
            <text:p>22.6000687813521</text:p>
          </table:table-cell>
          <table:table-cell table:style-name="ce16" office:value-type="float" office:value="65.6188362757742" calcext:value-type="float">
            <text:p>65.6188362757742</text:p>
          </table:table-cell>
          <table:table-cell table:style-name="ce16" office:value-type="float" office:value="0.000499484822184561" calcext:value-type="float">
            <text:p>0.000499484822184561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4262.0110006299" calcext:value-type="float">
            <text:p>24262.0110006299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77.12960479561" calcext:value-type="float">
            <text:p>4577.12960479561</text:p>
          </table:table-cell>
          <table:table-cell table:style-name="ce16" office:value-type="float" office:value="18644.6207066278" calcext:value-type="float">
            <text:p>18644.6207066278</text:p>
          </table:table-cell>
          <table:table-cell table:style-name="ce16" office:value-type="float" office:value="0.915550028924277" calcext:value-type="float">
            <text:p>0.91555002892427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68.300044703554" calcext:value-type="float">
            <text:p>268.300044703554</text:p>
          </table:table-cell>
          <table:table-cell table:style-name="ce16" office:value-type="float" office:value="0.0522698959704682" calcext:value-type="float">
            <text:p>0.052269895970468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63.9497581762233" calcext:value-type="float">
            <text:p>63.9497581762233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1251933552198" calcext:value-type="float">
            <text:p>16.1251933552198</text:p>
          </table:table-cell>
          <table:table-cell table:style-name="ce16" office:value-type="float" office:value="113.590522172609" calcext:value-type="float">
            <text:p>113.590522172609</text:p>
          </table:table-cell>
          <table:table-cell table:style-name="ce16" office:value-type="float" office:value="0.00239045698029476" calcext:value-type="float">
            <text:p>0.0023904569802947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63.9497581762233" calcext:value-type="float">
            <text:p>63.9497581762233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226.98590654104" calcext:value-type="float">
            <text:p>4226.98590654104</text:p>
          </table:table-cell>
          <table:table-cell table:style-name="ce16" office:value-type="float" office:value="22070.4403995667" calcext:value-type="float">
            <text:p>22070.4403995667</text:p>
          </table:table-cell>
          <table:table-cell table:style-name="ce16" office:value-type="float" office:value="0.26173070901739" calcext:value-type="float">
            <text:p>0.2617307090173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4325.5833981772" calcext:value-type="float">
            <text:p>24325.5833981772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007.94847250451" calcext:value-type="float">
            <text:p>4007.94847250451</text:p>
          </table:table-cell>
          <table:table-cell table:style-name="ce16" office:value-type="float" office:value="0.588670050770115" calcext:value-type="float">
            <text:p>0.58867005077011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68.9199261472678" calcext:value-type="float">
            <text:p>68.9199261472678</text:p>
          </table:table-cell>
          <table:table-cell table:style-name="ce16" office:value-type="float" office:value="0.00226554443527925" calcext:value-type="float">
            <text:p>0.0022655444352792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090268480049" calcext:value-type="float">
            <text:p>16.090268480049</text:p>
          </table:table-cell>
          <table:table-cell table:style-name="ce16" office:value-type="float" office:value="76.0456496030143" calcext:value-type="float">
            <text:p>76.0456496030143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68.9199261472678" calcext:value-type="float">
            <text:p>68.9199261472678</text:p>
          </table:table-cell>
          <table:table-cell table:style-name="ce16" office:value-type="float" office:value="0.00226554443527925" calcext:value-type="float">
            <text:p>0.0022655444352792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5.55776279079" calcext:value-type="float">
            <text:p>4935.55776279079</text:p>
          </table:table-cell>
          <table:table-cell table:style-name="ce16" office:value-type="float" office:value="29772.3145369952" calcext:value-type="float">
            <text:p>29772.3145369952</text:p>
          </table:table-cell>
          <table:table-cell table:style-name="ce16" office:value-type="float" office:value="0.512632998934038" calcext:value-type="float">
            <text:p>0.512632998934038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5564.6007105598" calcext:value-type="float">
            <text:p>25564.6007105598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387.6624599761" calcext:value-type="float">
            <text:p>3387.6624599761</text:p>
          </table:table-cell>
          <table:table-cell table:style-name="ce16" office:value-type="float" office:value="0.517324514526041" calcext:value-type="float">
            <text:p>0.51732451452604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66.0509290437461" calcext:value-type="float">
            <text:p>66.0509290437461</text:p>
          </table:table-cell>
          <table:table-cell table:style-name="ce16" office:value-type="float" office:value="0.000499484823728959" calcext:value-type="float">
            <text:p>0.000499484823728959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7791798348949" calcext:value-type="float">
            <text:p>16.7791798348949</text:p>
          </table:table-cell>
          <table:table-cell table:style-name="ce16" office:value-type="float" office:value="75.104840367719" calcext:value-type="float">
            <text:p>75.104840367719</text:p>
          </table:table-cell>
          <table:table-cell table:style-name="ce16" office:value-type="float" office:value="0.00305630061045482" calcext:value-type="float">
            <text:p>0.0030563006104548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66.0509290437461" calcext:value-type="float">
            <text:p>66.0509290437461</text:p>
          </table:table-cell>
          <table:table-cell table:style-name="ce16" office:value-type="float" office:value="0.000499484823728959" calcext:value-type="float">
            <text:p>0.00049948482372895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5767.6718879271" calcext:value-type="float">
            <text:p>25767.6718879271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696.2779207607" calcext:value-type="float">
            <text:p>4696.2779207607</text:p>
          </table:table-cell>
          <table:table-cell table:style-name="ce16" office:value-type="float" office:value="28307.3195517623" calcext:value-type="float">
            <text:p>28307.3195517623</text:p>
          </table:table-cell>
          <table:table-cell table:style-name="ce16" office:value-type="float" office:value="0.243781990947764" calcext:value-type="float">
            <text:p>0.243781990947764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584.46339937612" calcext:value-type="float">
            <text:p>3584.46339937612</text:p>
          </table:table-cell>
          <table:table-cell table:style-name="ce16" office:value-type="float" office:value="0.540516649872223" calcext:value-type="float">
            <text:p>0.54051664987222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68.5338031056504" calcext:value-type="float">
            <text:p>68.5338031056504</text:p>
          </table:table-cell>
          <table:table-cell table:style-name="ce16" office:value-type="float" office:value="0.00239045705908244" calcext:value-type="float">
            <text:p>0.0023904570590824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5.5632310109544" calcext:value-type="float">
            <text:p>15.5632310109544</text:p>
          </table:table-cell>
          <table:table-cell table:style-name="ce16" office:value-type="float" office:value="69.2281584829923" calcext:value-type="float">
            <text:p>69.2281584829923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2.7930023409106" calcext:value-type="float">
            <text:p>22.7930023409106</text:p>
          </table:table-cell>
          <table:table-cell table:style-name="ce16" office:value-type="float" office:value="68.5338031056504" calcext:value-type="float">
            <text:p>68.5338031056504</text:p>
          </table:table-cell>
          <table:table-cell table:style-name="ce16" office:value-type="float" office:value="0.00239045705908244" calcext:value-type="float">
            <text:p>0.0023904570590824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4470.8613695865" calcext:value-type="float">
            <text:p>24470.8613695865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42.82042482606" calcext:value-type="float">
            <text:p>4942.82042482606</text:p>
          </table:table-cell>
          <table:table-cell table:style-name="ce16" office:value-type="float" office:value="30203.0010817074" calcext:value-type="float">
            <text:p>30203.0010817074</text:p>
          </table:table-cell>
          <table:table-cell table:style-name="ce16" office:value-type="float" office:value="0.988755341845555" calcext:value-type="float">
            <text:p>0.98875534184555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344.37826735895" calcext:value-type="float">
            <text:p>2344.37826735895</text:p>
          </table:table-cell>
          <table:table-cell table:style-name="ce16" office:value-type="float" office:value="0.384497685626424" calcext:value-type="float">
            <text:p>0.38449768562642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7791798348949" calcext:value-type="float">
            <text:p>16.7791798348949</text:p>
          </table:table-cell>
          <table:table-cell table:style-name="ce16" office:value-type="float" office:value="70.3241236887836" calcext:value-type="float">
            <text:p>70.3241236887836</text:p>
          </table:table-cell>
          <table:table-cell table:style-name="ce16" office:value-type="float" office:value="0.00305630064926" calcext:value-type="float">
            <text:p>0.00305630064926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090268480049" calcext:value-type="float">
            <text:p>16.090268480049</text:p>
          </table:table-cell>
          <table:table-cell table:style-name="ce16" office:value-type="float" office:value="88.2486384476849" calcext:value-type="float">
            <text:p>88.2486384476849</text:p>
          </table:table-cell>
          <table:table-cell table:style-name="ce16" office:value-type="float" office:value="0.00239045699895168" calcext:value-type="float">
            <text:p>0.0023904569989516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7791798348949" calcext:value-type="float">
            <text:p>16.7791798348949</text:p>
          </table:table-cell>
          <table:table-cell table:style-name="ce16" office:value-type="float" office:value="70.3241236887836" calcext:value-type="float">
            <text:p>70.3241236887836</text:p>
          </table:table-cell>
          <table:table-cell table:style-name="ce16" office:value-type="float" office:value="0.00305630064926" calcext:value-type="float">
            <text:p>0.00305630064926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1945.3595442548" calcext:value-type="float">
            <text:p>21945.3595442548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06.38732587299" calcext:value-type="float">
            <text:p>4906.38732587299</text:p>
          </table:table-cell>
          <table:table-cell table:style-name="ce16" office:value-type="float" office:value="23859.1892913837" calcext:value-type="float">
            <text:p>23859.1892913837</text:p>
          </table:table-cell>
          <table:table-cell table:style-name="ce16" office:value-type="float" office:value="0.0635382272384362" calcext:value-type="float">
            <text:p>0.063538227238436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78.94366562715" calcext:value-type="float">
            <text:p>2478.94366562715</text:p>
          </table:table-cell>
          <table:table-cell table:style-name="ce16" office:value-type="float" office:value="0.402654104331263" calcext:value-type="float">
            <text:p>0.40265410433126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4.6609200957632" calcext:value-type="float">
            <text:p>54.6609200957632</text:p>
          </table:table-cell>
          <table:table-cell table:style-name="ce16" office:value-type="float" office:value="0.00226554443527887" calcext:value-type="float">
            <text:p>0.0022655444352788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6.7791798348949" calcext:value-type="float">
            <text:p>16.7791798348949</text:p>
          </table:table-cell>
          <table:table-cell table:style-name="ce16" office:value-type="float" office:value="65.9851975956904" calcext:value-type="float">
            <text:p>65.9851975956904</text:p>
          </table:table-cell>
          <table:table-cell table:style-name="ce16" office:value-type="float" office:value="0.00226554447408367" calcext:value-type="float">
            <text:p>0.0022655444740836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4.6609200957632" calcext:value-type="float">
            <text:p>54.6609200957632</text:p>
          </table:table-cell>
          <table:table-cell table:style-name="ce16" office:value-type="float" office:value="0.00226554443527887" calcext:value-type="float">
            <text:p>0.00226554443527887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35.87942095785" calcext:value-type="float">
            <text:p>4735.87942095785</text:p>
          </table:table-cell>
          <table:table-cell table:style-name="ce16" office:value-type="float" office:value="37091.8815852891" calcext:value-type="float">
            <text:p>37091.8815852891</text:p>
          </table:table-cell>
          <table:table-cell table:style-name="ce16" office:value-type="float" office:value="0.626700607691691" calcext:value-type="float">
            <text:p>0.626700607691691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5266.0742147911" calcext:value-type="float">
            <text:p>25266.0742147911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365.78392581573" calcext:value-type="float">
            <text:p>3365.78392581573</text:p>
          </table:table-cell>
          <table:table-cell table:style-name="ce16" office:value-type="float" office:value="0.514712686003486" calcext:value-type="float">
            <text:p>0.51471268600348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5.6043820309482" calcext:value-type="float">
            <text:p>55.6043820309482</text:p>
          </table:table-cell>
          <table:table-cell table:style-name="ce16" office:value-type="float" office:value="0.00305630061045482" calcext:value-type="float">
            <text:p>0.0030563006104548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5.3573677712809" calcext:value-type="float">
            <text:p>15.3573677712809</text:p>
          </table:table-cell>
          <table:table-cell table:style-name="ce16" office:value-type="float" office:value="70.6797247398144" calcext:value-type="float">
            <text:p>70.6797247398144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5.6043820309482" calcext:value-type="float">
            <text:p>55.6043820309482</text:p>
          </table:table-cell>
          <table:table-cell table:style-name="ce16" office:value-type="float" office:value="0.00305630061045482" calcext:value-type="float">
            <text:p>0.00305630061045482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86.43160256398" calcext:value-type="float">
            <text:p>4786.43160256398</text:p>
          </table:table-cell>
          <table:table-cell table:style-name="ce16" office:value-type="float" office:value="27557.0491604444" calcext:value-type="float">
            <text:p>27557.0491604444</text:p>
          </table:table-cell>
          <table:table-cell table:style-name="ce16" office:value-type="float" office:value="0.0856643073496437" calcext:value-type="float">
            <text:p>0.085664307349643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6970.1015359564" calcext:value-type="float">
            <text:p>26970.1015359564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929.23791861219" calcext:value-type="float">
            <text:p>1929.23791861219</text:p>
          </table:table-cell>
          <table:table-cell table:style-name="ce16" office:value-type="float" office:value="0.326312309238344" calcext:value-type="float">
            <text:p>0.32631230923834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6.6838030458117" calcext:value-type="float">
            <text:p>56.6838030458117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6.6838030458117" calcext:value-type="float">
            <text:p>56.6838030458117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6.6838030458117" calcext:value-type="float">
            <text:p>56.6838030458117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4801.4217619164" calcext:value-type="float">
            <text:p>24801.4217619164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521.8945218267" calcext:value-type="float">
            <text:p>4521.8945218267</text:p>
          </table:table-cell>
          <table:table-cell table:style-name="ce16" office:value-type="float" office:value="26864.6318717816" calcext:value-type="float">
            <text:p>26864.6318717816</text:p>
          </table:table-cell>
          <table:table-cell table:style-name="ce16" office:value-type="float" office:value="0.74733341427875" calcext:value-type="float">
            <text:p>0.7473334142787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509.46415856556" calcext:value-type="float">
            <text:p>4509.46415856556</text:p>
          </table:table-cell>
          <table:table-cell table:style-name="ce16" office:value-type="float" office:value="0.642850269766758" calcext:value-type="float">
            <text:p>0.64285026976675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54.1724098983326" calcext:value-type="float">
            <text:p>54.1724098983326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9.4873089717579" calcext:value-type="float">
            <text:p>59.4873089717579</text:p>
          </table:table-cell>
          <table:table-cell table:style-name="ce16" office:value-type="float" office:value="0.00226554447408367" calcext:value-type="float">
            <text:p>0.0022655444740836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1.7966755863908" calcext:value-type="float">
            <text:p>21.7966755863908</text:p>
          </table:table-cell>
          <table:table-cell table:style-name="ce16" office:value-type="float" office:value="54.1724098983326" calcext:value-type="float">
            <text:p>54.1724098983326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9467.1072898129" calcext:value-type="float">
            <text:p>29467.1072898129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264.40408496264" calcext:value-type="float">
            <text:p>4264.40408496264</text:p>
          </table:table-cell>
          <table:table-cell table:style-name="ce16" office:value-type="float" office:value="21736.7421302433" calcext:value-type="float">
            <text:p>21736.7421302433</text:p>
          </table:table-cell>
          <table:table-cell table:style-name="ce16" office:value-type="float" office:value="0.00315265606381614" calcext:value-type="float">
            <text:p>0.00315265606381614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851.9213440782" calcext:value-type="float">
            <text:p>3851.9213440782</text:p>
          </table:table-cell>
          <table:table-cell table:style-name="ce16" office:value-type="float" office:value="0.57119722260664" calcext:value-type="float">
            <text:p>0.5711972226066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56.2835937979056" calcext:value-type="float">
            <text:p>56.2835937979056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5.3573677712809" calcext:value-type="float">
            <text:p>15.3573677712809</text:p>
          </table:table-cell>
          <table:table-cell table:style-name="ce16" office:value-type="float" office:value="82.8827135844851" calcext:value-type="float">
            <text:p>82.8827135844851</text:p>
          </table:table-cell>
          <table:table-cell table:style-name="ce16" office:value-type="float" office:value="0.00239045699895168" calcext:value-type="float">
            <text:p>0.0023904569989516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56.2835937979056" calcext:value-type="float">
            <text:p>56.2835937979056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9167.5712302808" calcext:value-type="float">
            <text:p>29167.5712302808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58.74547991636" calcext:value-type="float">
            <text:p>4758.74547991636</text:p>
          </table:table-cell>
          <table:table-cell table:style-name="ce16" office:value-type="float" office:value="17939.3018899272" calcext:value-type="float">
            <text:p>17939.3018899272</text:p>
          </table:table-cell>
          <table:table-cell table:style-name="ce16" office:value-type="float" office:value="0.15034494012253" calcext:value-type="float">
            <text:p>0.1503449401225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679.10670307156" calcext:value-type="float">
            <text:p>4679.10670307156</text:p>
          </table:table-cell>
          <table:table-cell table:style-name="ce16" office:value-type="float" office:value="0.660532366813399" calcext:value-type="float">
            <text:p>0.66053236681339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2.7665359718393" calcext:value-type="float">
            <text:p>52.7665359718393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5.5632310109544" calcext:value-type="float">
            <text:p>15.5632310109544</text:p>
          </table:table-cell>
          <table:table-cell table:style-name="ce16" office:value-type="float" office:value="62.936310302133" calcext:value-type="float">
            <text:p>62.936310302133</text:p>
          </table:table-cell>
          <table:table-cell table:style-name="ce16" office:value-type="float" office:value="0.00305630064926" calcext:value-type="float">
            <text:p>0.0030563006492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2.7665359718393" calcext:value-type="float">
            <text:p>52.7665359718393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8169.9468776179" calcext:value-type="float">
            <text:p>28169.9468776179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861.07741755078" calcext:value-type="float">
            <text:p>4861.07741755078</text:p>
          </table:table-cell>
          <table:table-cell table:style-name="ce16" office:value-type="float" office:value="27221.0884658219" calcext:value-type="float">
            <text:p>27221.0884658219</text:p>
          </table:table-cell>
          <table:table-cell table:style-name="ce16" office:value-type="float" office:value="0.636821027905697" calcext:value-type="float">
            <text:p>0.63682102790569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69.466415595476" calcext:value-type="float">
            <text:p>369.466415595476</text:p>
          </table:table-cell>
          <table:table-cell table:style-name="ce16" office:value-type="float" office:value="0.0712907218488252" calcext:value-type="float">
            <text:p>0.071290721848825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5.0144916239664" calcext:value-type="float">
            <text:p>55.0144916239664</text:p>
          </table:table-cell>
          <table:table-cell table:style-name="ce16" office:value-type="float" office:value="0.00105627915063327" calcext:value-type="float">
            <text:p>0.0010562791506332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61.6510524412389" calcext:value-type="float">
            <text:p>61.6510524412389</text:p>
          </table:table-cell>
          <table:table-cell table:style-name="ce16" office:value-type="float" office:value="0.00239045698027788" calcext:value-type="float">
            <text:p>0.0023904569802778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5.0144916239664" calcext:value-type="float">
            <text:p>55.0144916239664</text:p>
          </table:table-cell>
          <table:table-cell table:style-name="ce16" office:value-type="float" office:value="0.00105627915063327" calcext:value-type="float">
            <text:p>0.0010562791506332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5634.2673432413" calcext:value-type="float">
            <text:p>25634.2673432413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76.03903044725" calcext:value-type="float">
            <text:p>4976.03903044725</text:p>
          </table:table-cell>
          <table:table-cell table:style-name="ce16" office:value-type="float" office:value="30396.7324241579" calcext:value-type="float">
            <text:p>30396.7324241579</text:p>
          </table:table-cell>
          <table:table-cell table:style-name="ce16" office:value-type="float" office:value="0.801901405966266" calcext:value-type="float">
            <text:p>0.80190140596626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140.22585177979" calcext:value-type="float">
            <text:p>4140.22585177979</text:p>
          </table:table-cell>
          <table:table-cell table:style-name="ce16" office:value-type="float" office:value="0.603247806052349" calcext:value-type="float">
            <text:p>0.60324780605234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3.0977702001889" calcext:value-type="float">
            <text:p>53.0977702001889</text:p>
          </table:table-cell>
          <table:table-cell table:style-name="ce16" office:value-type="float" office:value="0.000499484658025371" calcext:value-type="float">
            <text:p>0.000499484658025371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60.5994502474383" calcext:value-type="float">
            <text:p>60.5994502474383</text:p>
          </table:table-cell>
          <table:table-cell table:style-name="ce16" office:value-type="float" office:value="0.00239045698027125" calcext:value-type="float">
            <text:p>0.0023904569802712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8.0162175031368" calcext:value-type="float">
            <text:p>18.0162175031368</text:p>
          </table:table-cell>
          <table:table-cell table:style-name="ce16" office:value-type="float" office:value="53.0977702001889" calcext:value-type="float">
            <text:p>53.0977702001889</text:p>
          </table:table-cell>
          <table:table-cell table:style-name="ce16" office:value-type="float" office:value="0.000499484658025371" calcext:value-type="float">
            <text:p>0.000499484658025371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791.28804448801" calcext:value-type="float">
            <text:p>4791.28804448801</text:p>
          </table:table-cell>
          <table:table-cell table:style-name="ce16" office:value-type="float" office:value="27620.6530512505" calcext:value-type="float">
            <text:p>27620.6530512505</text:p>
          </table:table-cell>
          <table:table-cell table:style-name="ce16" office:value-type="float" office:value="0.806332573742129" calcext:value-type="float">
            <text:p>0.806332573742129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6881.1882521302" calcext:value-type="float">
            <text:p>26881.1882521302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471.84771717265" calcext:value-type="float">
            <text:p>3471.84771717265</text:p>
          </table:table-cell>
          <table:table-cell table:style-name="ce16" office:value-type="float" office:value="0.527311284566741" calcext:value-type="float">
            <text:p>0.52731128456674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50.6602316498539" calcext:value-type="float">
            <text:p>50.6602316498539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.2261841005845" calcext:value-type="float">
            <text:p>11.2261841005845</text:p>
          </table:table-cell>
          <table:table-cell table:style-name="ce16" office:value-type="float" office:value="53.4879639766211" calcext:value-type="float">
            <text:p>53.4879639766211</text:p>
          </table:table-cell>
          <table:table-cell table:style-name="ce16" office:value-type="float" office:value="0.000499484706112976" calcext:value-type="float">
            <text:p>0.00049948470611297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0.4177219655372" calcext:value-type="float">
            <text:p>20.4177219655372</text:p>
          </table:table-cell>
          <table:table-cell table:style-name="ce16" office:value-type="float" office:value="50.6602316498539" calcext:value-type="float">
            <text:p>50.6602316498539</text:p>
          </table:table-cell>
          <table:table-cell table:style-name="ce16" office:value-type="float" office:value="0.00049948470611259" calcext:value-type="float">
            <text:p>0.0004994847061125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385.96102930873" calcext:value-type="float">
            <text:p>4385.96102930873</text:p>
          </table:table-cell>
          <table:table-cell table:style-name="ce16" office:value-type="float" office:value="25386.6348217324" calcext:value-type="float">
            <text:p>25386.6348217324</text:p>
          </table:table-cell>
          <table:table-cell table:style-name="ce16" office:value-type="float" office:value="0.763772202046685" calcext:value-type="float">
            <text:p>0.76377220204668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7904.8721412031" calcext:value-type="float">
            <text:p>27904.8721412031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646.16691278034" calcext:value-type="float">
            <text:p>2646.16691278034</text:p>
          </table:table-cell>
          <table:table-cell table:style-name="ce16" office:value-type="float" office:value="0.424767028716544" calcext:value-type="float">
            <text:p>0.42476702871654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44.4870572881717" calcext:value-type="float">
            <text:p>44.4870572881717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.9519893508013" calcext:value-type="float">
            <text:p>11.9519893508013</text:p>
          </table:table-cell>
          <table:table-cell table:style-name="ce16" office:value-type="float" office:value="55.9708380385254" calcext:value-type="float">
            <text:p>55.9708380385254</text:p>
          </table:table-cell>
          <table:table-cell table:style-name="ce16" office:value-type="float" office:value="0.00239045694146645" calcext:value-type="float">
            <text:p>0.0023904569414664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44.4870572881717" calcext:value-type="float">
            <text:p>44.4870572881717</text:p>
          </table:table-cell>
          <table:table-cell table:style-name="ce16" office:value-type="float" office:value="0.000499484744917392" calcext:value-type="float">
            <text:p>0.000499484744917392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83.54829252039" calcext:value-type="float">
            <text:p>4983.54829252039</text:p>
          </table:table-cell>
          <table:table-cell table:style-name="ce16" office:value-type="float" office:value="26831.0299287362" calcext:value-type="float">
            <text:p>26831.0299287362</text:p>
          </table:table-cell>
          <table:table-cell table:style-name="ce16" office:value-type="float" office:value="0.0086189154586496" calcext:value-type="float">
            <text:p>0.0086189154586496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4930.20103132985" calcext:value-type="float">
            <text:p>4930.20103132985</text:p>
          </table:table-cell>
          <table:table-cell table:style-name="ce16" office:value-type="float" office:value="28110.5136763698" calcext:value-type="float">
            <text:p>28110.5136763698</text:p>
          </table:table-cell>
          <table:table-cell table:style-name="ce16" office:value-type="float" office:value="0.0734764775182849" calcext:value-type="float">
            <text:p>0.073476477518284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5000" calcext:value-type="float">
            <text:p>500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451.1870806708" calcext:value-type="float">
            <text:p>1451.1870806708</text:p>
          </table:table-cell>
          <table:table-cell table:style-name="ce16" office:value-type="float" office:value="0.254826554375872" calcext:value-type="float">
            <text:p>0.25482655437587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2.0478400404056" calcext:value-type="float">
            <text:p>52.0478400404056</text:p>
          </table:table-cell>
          <table:table-cell table:style-name="ce16" office:value-type="float" office:value="0.00239045698027163" calcext:value-type="float">
            <text:p>0.0023904569802716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.3274276789599" calcext:value-type="float">
            <text:p>11.3274276789599</text:p>
          </table:table-cell>
          <table:table-cell table:style-name="ce16" office:value-type="float" office:value="56.0703143441754" calcext:value-type="float">
            <text:p>56.0703143441754</text:p>
          </table:table-cell>
          <table:table-cell table:style-name="ce16" office:value-type="float" office:value="0.00226554438719165" calcext:value-type="float">
            <text:p>0.0022655443871916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.9450876786114" calcext:value-type="float">
            <text:p>12.9450876786114</text:p>
          </table:table-cell>
          <table:table-cell table:style-name="ce16" office:value-type="float" office:value="52.0478400404056" calcext:value-type="float">
            <text:p>52.0478400404056</text:p>
          </table:table-cell>
          <table:table-cell table:style-name="ce16" office:value-type="float" office:value="0.00239045698027163" calcext:value-type="float">
            <text:p>0.0023904569802716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521.31583648761" calcext:value-type="float">
            <text:p>4521.31583648761</text:p>
          </table:table-cell>
          <table:table-cell table:style-name="ce16" office:value-type="float" office:value="226873.357578068" calcext:value-type="float">
            <text:p>226873.357578068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89.06908590663" calcext:value-type="float">
            <text:p>4989.06908590663</text:p>
          </table:table-cell>
          <table:table-cell table:style-name="ce16" office:value-type="float" office:value="255596.853941176" calcext:value-type="float">
            <text:p>255596.853941176</text:p>
          </table:table-cell>
          <table:table-cell table:style-name="ce16" office:value-type="float" office:value="0.94051330513289" calcext:value-type="float">
            <text:p>0.9405133051328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47.97838656845" calcext:value-type="float">
            <text:p>2447.97838656845</text:p>
          </table:table-cell>
          <table:table-cell table:style-name="ce16" office:value-type="float" office:value="0.398625019647441" calcext:value-type="float">
            <text:p>0.39862501964744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623.040596106924" calcext:value-type="float">
            <text:p>623.040596106924</text:p>
          </table:table-cell>
          <table:table-cell table:style-name="ce16" office:value-type="float" office:value="20223.7980979856" calcext:value-type="float">
            <text:p>20223.7980979856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66.720289900037" calcext:value-type="float">
            <text:p>466.720289900037</text:p>
          </table:table-cell>
          <table:table-cell table:style-name="ce16" office:value-type="float" office:value="24487.2838365668" calcext:value-type="float">
            <text:p>24487.2838365668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623.040596106924" calcext:value-type="float">
            <text:p>623.040596106924</text:p>
          </table:table-cell>
          <table:table-cell table:style-name="ce16" office:value-type="float" office:value="20223.7980979856" calcext:value-type="float">
            <text:p>20223.7980979856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521.31583648761" calcext:value-type="float">
            <text:p>4521.31583648761</text:p>
          </table:table-cell>
          <table:table-cell table:style-name="ce16" office:value-type="float" office:value="222051.792228163" calcext:value-type="float">
            <text:p>222051.792228163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100" calcext:value-type="float">
            <text:p>11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5.2568983079" calcext:value-type="float">
            <text:p>4995.2568983079</text:p>
          </table:table-cell>
          <table:table-cell table:style-name="ce16" office:value-type="float" office:value="235377.008098505" calcext:value-type="float">
            <text:p>235377.008098505</text:p>
          </table:table-cell>
          <table:table-cell table:style-name="ce16" office:value-type="float" office:value="0.0450404523860632" calcext:value-type="float">
            <text:p>0.045040452386063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278.38257382971" calcext:value-type="float">
            <text:p>4278.38257382971</text:p>
          </table:table-cell>
          <table:table-cell table:style-name="ce16" office:value-type="float" office:value="0.618418088404678" calcext:value-type="float">
            <text:p>0.61841808840467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8483.387926819" calcext:value-type="float">
            <text:p>18483.387926819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418.699619481911" calcext:value-type="float">
            <text:p>418.699619481911</text:p>
          </table:table-cell>
          <table:table-cell table:style-name="ce16" office:value-type="float" office:value="23081.0807089936" calcext:value-type="float">
            <text:p>23081.0807089936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8483.387926819" calcext:value-type="float">
            <text:p>18483.387926819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4549.57706016123" calcext:value-type="float">
            <text:p>4549.57706016123</text:p>
          </table:table-cell>
          <table:table-cell table:style-name="ce16" office:value-type="float" office:value="230622.086964514" calcext:value-type="float">
            <text:p>230622.086964514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200" calcext:value-type="float">
            <text:p>12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87.66939309954" calcext:value-type="float">
            <text:p>4987.66939309954</text:p>
          </table:table-cell>
          <table:table-cell table:style-name="ce16" office:value-type="float" office:value="240398.307393296" calcext:value-type="float">
            <text:p>240398.307393296</text:p>
          </table:table-cell>
          <table:table-cell table:style-name="ce16" office:value-type="float" office:value="0.420418838914027" calcext:value-type="float">
            <text:p>0.42041883891402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013.84168734638" calcext:value-type="float">
            <text:p>1013.84168734638</text:p>
          </table:table-cell>
          <table:table-cell table:style-name="ce16" office:value-type="float" office:value="0.1846875506909" calcext:value-type="float">
            <text:p>0.184687550690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7372.3706028027" calcext:value-type="float">
            <text:p>17372.370602802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390.872354915549" calcext:value-type="float">
            <text:p>390.872354915549</text:p>
          </table:table-cell>
          <table:table-cell table:style-name="ce16" office:value-type="float" office:value="20613.2687159708" calcext:value-type="float">
            <text:p>20613.2687159708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7372.3706028027" calcext:value-type="float">
            <text:p>17372.370602802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619.28817081742" calcext:value-type="float">
            <text:p>4619.28817081742</text:p>
          </table:table-cell>
          <table:table-cell table:style-name="ce16" office:value-type="float" office:value="233525.26861091" calcext:value-type="float">
            <text:p>233525.26861091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300" calcext:value-type="float">
            <text:p>13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79.48212537203" calcext:value-type="float">
            <text:p>4879.48212537203</text:p>
          </table:table-cell>
          <table:table-cell table:style-name="ce16" office:value-type="float" office:value="244374.297506943" calcext:value-type="float">
            <text:p>244374.297506943</text:p>
          </table:table-cell>
          <table:table-cell table:style-name="ce16" office:value-type="float" office:value="0.830324350623307" calcext:value-type="float">
            <text:p>0.83032435062330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736.419860615897" calcext:value-type="float">
            <text:p>736.419860615897</text:p>
          </table:table-cell>
          <table:table-cell table:style-name="ce16" office:value-type="float" office:value="0.137444372386164" calcext:value-type="float">
            <text:p>0.13744437238616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6361.2793560573" calcext:value-type="float">
            <text:p>16361.2793560573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362.998545902042" calcext:value-type="float">
            <text:p>362.998545902042</text:p>
          </table:table-cell>
          <table:table-cell table:style-name="ce16" office:value-type="float" office:value="19925.1538447532" calcext:value-type="float">
            <text:p>19925.1538447532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300" calcext:value-type="float">
            <text:p>1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6361.2793560573" calcext:value-type="float">
            <text:p>16361.2793560573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619.28817081742" calcext:value-type="float">
            <text:p>4619.28817081742</text:p>
          </table:table-cell>
          <table:table-cell table:style-name="ce16" office:value-type="float" office:value="234036.400443299" calcext:value-type="float">
            <text:p>234036.400443299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400" calcext:value-type="float">
            <text:p>14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8.15295045394" calcext:value-type="float">
            <text:p>4978.15295045394</text:p>
          </table:table-cell>
          <table:table-cell table:style-name="ce16" office:value-type="float" office:value="222606.707526301" calcext:value-type="float">
            <text:p>222606.707526301</text:p>
          </table:table-cell>
          <table:table-cell table:style-name="ce16" office:value-type="float" office:value="0.581005650227182" calcext:value-type="float">
            <text:p>0.58100565022718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81.461786867168" calcext:value-type="float">
            <text:p>181.461786867168</text:p>
          </table:table-cell>
          <table:table-cell table:style-name="ce16" office:value-type="float" office:value="0.0356621205833513" calcext:value-type="float">
            <text:p>0.035662120583351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5543.6463805077" calcext:value-type="float">
            <text:p>15543.646380507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346.502367589865" calcext:value-type="float">
            <text:p>346.502367589865</text:p>
          </table:table-cell>
          <table:table-cell table:style-name="ce16" office:value-type="float" office:value="18162.7056387861" calcext:value-type="float">
            <text:p>18162.7056387861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400" calcext:value-type="float">
            <text:p>1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547.780615569467" calcext:value-type="float">
            <text:p>547.780615569467</text:p>
          </table:table-cell>
          <table:table-cell table:style-name="ce16" office:value-type="float" office:value="15543.6463805077" calcext:value-type="float">
            <text:p>15543.646380507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707.79007503879" calcext:value-type="float">
            <text:p>4707.79007503879</text:p>
          </table:table-cell>
          <table:table-cell table:style-name="ce16" office:value-type="float" office:value="235250.41517578" calcext:value-type="float">
            <text:p>235250.41517578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500" calcext:value-type="float">
            <text:p>15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05.11100656291" calcext:value-type="float">
            <text:p>4905.11100656291</text:p>
          </table:table-cell>
          <table:table-cell table:style-name="ce16" office:value-type="float" office:value="243091.273464891" calcext:value-type="float">
            <text:p>243091.273464891</text:p>
          </table:table-cell>
          <table:table-cell table:style-name="ce16" office:value-type="float" office:value="0.116005286027116" calcext:value-type="float">
            <text:p>0.11600528602711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181.83329078628" calcext:value-type="float">
            <text:p>1181.83329078628</text:p>
          </table:table-cell>
          <table:table-cell table:style-name="ce16" office:value-type="float" office:value="0.212246936109931" calcext:value-type="float">
            <text:p>0.21224693610993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4792.2220301466" calcext:value-type="float">
            <text:p>14792.2220301466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332.076231513475" calcext:value-type="float">
            <text:p>332.076231513475</text:p>
          </table:table-cell>
          <table:table-cell table:style-name="ce16" office:value-type="float" office:value="17374.4888759332" calcext:value-type="float">
            <text:p>17374.4888759332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500" calcext:value-type="float">
            <text:p>1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4792.2220301466" calcext:value-type="float">
            <text:p>14792.2220301466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707.79007503879" calcext:value-type="float">
            <text:p>4707.79007503879</text:p>
          </table:table-cell>
          <table:table-cell table:style-name="ce16" office:value-type="float" office:value="252131.217111069" calcext:value-type="float">
            <text:p>252131.217111069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600" calcext:value-type="float">
            <text:p>16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1.9158381895" calcext:value-type="float">
            <text:p>4991.9158381895</text:p>
          </table:table-cell>
          <table:table-cell table:style-name="ce16" office:value-type="float" office:value="245095.723960359" calcext:value-type="float">
            <text:p>245095.723960359</text:p>
          </table:table-cell>
          <table:table-cell table:style-name="ce16" office:value-type="float" office:value="0.108564877781952" calcext:value-type="float">
            <text:p>0.10856487778195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493.29920980994" calcext:value-type="float">
            <text:p>3493.29920980994</text:p>
          </table:table-cell>
          <table:table-cell table:style-name="ce16" office:value-type="float" office:value="0.529990143507306" calcext:value-type="float">
            <text:p>0.52999014350730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4042.5805327087" calcext:value-type="float">
            <text:p>14042.580532708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302.063144194635" calcext:value-type="float">
            <text:p>302.063144194635</text:p>
          </table:table-cell>
          <table:table-cell table:style-name="ce16" office:value-type="float" office:value="16919.4198687892" calcext:value-type="float">
            <text:p>16919.4198687892</text:p>
          </table:table-cell>
          <table:table-cell table:style-name="ce16" office:value-type="float" office:value="0.0450051384298173" calcext:value-type="float">
            <text:p>0.0450051384298173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600" calcext:value-type="float">
            <text:p>1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4042.5805327087" calcext:value-type="float">
            <text:p>14042.5805327087</text:p>
          </table:table-cell>
          <table:table-cell table:style-name="ce16" office:value-type="float" office:value="0.045005137442495" calcext:value-type="float">
            <text:p>0.04500513744249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4707.79007503879" calcext:value-type="float">
            <text:p>4707.79007503879</text:p>
          </table:table-cell>
          <table:table-cell table:style-name="ce16" office:value-type="float" office:value="250545.292643029" calcext:value-type="float">
            <text:p>250545.292643029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2.53102619665" calcext:value-type="float">
            <text:p>4972.53102619665</text:p>
          </table:table-cell>
          <table:table-cell table:style-name="ce16" office:value-type="float" office:value="266768.558207872" calcext:value-type="float">
            <text:p>266768.558207872</text:p>
          </table:table-cell>
          <table:table-cell table:style-name="ce16" office:value-type="float" office:value="0.89204499888968" calcext:value-type="float">
            <text:p>0.89204499888968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394.25038674662" calcext:value-type="float">
            <text:p>1394.25038674662</text:p>
          </table:table-cell>
          <table:table-cell table:style-name="ce16" office:value-type="float" office:value="0.246041102941596" calcext:value-type="float">
            <text:p>0.24604110294159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3363.5767551461" calcext:value-type="float">
            <text:p>13363.5767551461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98.389483047842" calcext:value-type="float">
            <text:p>298.389483047842</text:p>
          </table:table-cell>
          <table:table-cell table:style-name="ce16" office:value-type="float" office:value="15399.1590130891" calcext:value-type="float">
            <text:p>15399.1590130891</text:p>
          </table:table-cell>
          <table:table-cell table:style-name="ce16" office:value-type="float" office:value="0.04500335225334" calcext:value-type="float">
            <text:p>0.0450033522533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3363.5767551461" calcext:value-type="float">
            <text:p>13363.5767551461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4707.79007503879" calcext:value-type="float">
            <text:p>4707.79007503879</text:p>
          </table:table-cell>
          <table:table-cell table:style-name="ce16" office:value-type="float" office:value="247739.170547935" calcext:value-type="float">
            <text:p>247739.170547935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800" calcext:value-type="float">
            <text:p>18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62.6014167766" calcext:value-type="float">
            <text:p>4962.6014167766</text:p>
          </table:table-cell>
          <table:table-cell table:style-name="ce16" office:value-type="float" office:value="251415.742983697" calcext:value-type="float">
            <text:p>251415.742983697</text:p>
          </table:table-cell>
          <table:table-cell table:style-name="ce16" office:value-type="float" office:value="0.44453342140179" calcext:value-type="float">
            <text:p>0.4445334214017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178.54730483562" calcext:value-type="float">
            <text:p>3178.54730483562</text:p>
          </table:table-cell>
          <table:table-cell table:style-name="ce16" office:value-type="float" office:value="0.492218871599552" calcext:value-type="float">
            <text:p>0.49221887159955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2689.2601234769" calcext:value-type="float">
            <text:p>12689.2601234769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94.107617675252" calcext:value-type="float">
            <text:p>294.107617675252</text:p>
          </table:table-cell>
          <table:table-cell table:style-name="ce16" office:value-type="float" office:value="14621.3736012244" calcext:value-type="float">
            <text:p>14621.3736012244</text:p>
          </table:table-cell>
          <table:table-cell table:style-name="ce16" office:value-type="float" office:value="0.0449941572853616" calcext:value-type="float">
            <text:p>0.0449941572853616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800" calcext:value-type="float">
            <text:p>1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2689.2601234769" calcext:value-type="float">
            <text:p>12689.2601234769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4758.17624443256" calcext:value-type="float">
            <text:p>4758.17624443256</text:p>
          </table:table-cell>
          <table:table-cell table:style-name="ce16" office:value-type="float" office:value="251596.546875232" calcext:value-type="float">
            <text:p>251596.546875232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65.58305214158" calcext:value-type="float">
            <text:p>4965.58305214158</text:p>
          </table:table-cell>
          <table:table-cell table:style-name="ce16" office:value-type="float" office:value="265202.376731831" calcext:value-type="float">
            <text:p>265202.376731831</text:p>
          </table:table-cell>
          <table:table-cell table:style-name="ce16" office:value-type="float" office:value="0.539332912874069" calcext:value-type="float">
            <text:p>0.53933291287406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27.399595122053" calcext:value-type="float">
            <text:p>327.399595122053</text:p>
          </table:table-cell>
          <table:table-cell table:style-name="ce16" office:value-type="float" office:value="0.0634478194513233" calcext:value-type="float">
            <text:p>0.063447819451323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2107.0391825924" calcext:value-type="float">
            <text:p>12107.0391825924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87.677757795195" calcext:value-type="float">
            <text:p>287.677757795195</text:p>
          </table:table-cell>
          <table:table-cell table:style-name="ce16" office:value-type="float" office:value="15274.5705109845" calcext:value-type="float">
            <text:p>15274.5705109845</text:p>
          </table:table-cell>
          <table:table-cell table:style-name="ce16" office:value-type="float" office:value="0.0450033532406622" calcext:value-type="float">
            <text:p>0.045003353240662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1900" calcext:value-type="float">
            <text:p>1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2107.0391825924" calcext:value-type="float">
            <text:p>12107.0391825924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4770.62033556476" calcext:value-type="float">
            <text:p>4770.62033556476</text:p>
          </table:table-cell>
          <table:table-cell table:style-name="ce16" office:value-type="float" office:value="256872.83871829" calcext:value-type="float">
            <text:p>256872.83871829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000" calcext:value-type="float">
            <text:p>2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6.82685832005" calcext:value-type="float">
            <text:p>4976.82685832005</text:p>
          </table:table-cell>
          <table:table-cell table:style-name="ce16" office:value-type="float" office:value="273639.670424699" calcext:value-type="float">
            <text:p>273639.670424699</text:p>
          </table:table-cell>
          <table:table-cell table:style-name="ce16" office:value-type="float" office:value="0.589072209566405" calcext:value-type="float">
            <text:p>0.58907220956640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870.89485100534" calcext:value-type="float">
            <text:p>3870.89485100534</text:p>
          </table:table-cell>
          <table:table-cell table:style-name="ce16" office:value-type="float" office:value="0.573497465882424" calcext:value-type="float">
            <text:p>0.57349746588242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1570.5808861298" calcext:value-type="float">
            <text:p>11570.5808861298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85.977215374329" calcext:value-type="float">
            <text:p>285.977215374329</text:p>
          </table:table-cell>
          <table:table-cell table:style-name="ce16" office:value-type="float" office:value="13475.0448270069" calcext:value-type="float">
            <text:p>13475.0448270069</text:p>
          </table:table-cell>
          <table:table-cell table:style-name="ce16" office:value-type="float" office:value="0.04500335225334" calcext:value-type="float">
            <text:p>0.0450033522533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1570.5808861298" calcext:value-type="float">
            <text:p>11570.5808861298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100" calcext:value-type="float">
            <text:p>21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89.72291590859" calcext:value-type="float">
            <text:p>4889.72291590859</text:p>
          </table:table-cell>
          <table:table-cell table:style-name="ce16" office:value-type="float" office:value="248617.240707248" calcext:value-type="float">
            <text:p>248617.240707248</text:p>
          </table:table-cell>
          <table:table-cell table:style-name="ce16" office:value-type="float" office:value="0.539563993137547" calcext:value-type="float">
            <text:p>0.53956399313754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3576.083190311" calcext:value-type="float">
            <text:p>253576.083190311</text:p>
          </table:table-cell>
          <table:table-cell table:style-name="ce16" office:value-type="float" office:value="0.655153416896505" calcext:value-type="float">
            <text:p>0.65515341689650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565.87877356768" calcext:value-type="float">
            <text:p>1565.87877356768</text:p>
          </table:table-cell>
          <table:table-cell table:style-name="ce16" office:value-type="float" office:value="0.272535730270382" calcext:value-type="float">
            <text:p>0.27253573027038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1068.3354346862" calcext:value-type="float">
            <text:p>11068.335434686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74.403278868468" calcext:value-type="float">
            <text:p>274.403278868468</text:p>
          </table:table-cell>
          <table:table-cell table:style-name="ce16" office:value-type="float" office:value="14201.9619250047" calcext:value-type="float">
            <text:p>14201.9619250047</text:p>
          </table:table-cell>
          <table:table-cell table:style-name="ce16" office:value-type="float" office:value="0.0450033532406622" calcext:value-type="float">
            <text:p>0.045003353240662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100" calcext:value-type="float">
            <text:p>2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1068.3354346862" calcext:value-type="float">
            <text:p>11068.335434686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0425.667823757" calcext:value-type="float">
            <text:p>250425.667823757</text:p>
          </table:table-cell>
          <table:table-cell table:style-name="ce16" office:value-type="float" office:value="0.655043479835799" calcext:value-type="float">
            <text:p>0.655043479835799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2.60156410204" calcext:value-type="float">
            <text:p>4972.60156410204</text:p>
          </table:table-cell>
          <table:table-cell table:style-name="ce16" office:value-type="float" office:value="243304.932615102" calcext:value-type="float">
            <text:p>243304.932615102</text:p>
          </table:table-cell>
          <table:table-cell table:style-name="ce16" office:value-type="float" office:value="0.0801097502377535" calcext:value-type="float">
            <text:p>0.080109750237753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888.20765693826" calcext:value-type="float">
            <text:p>4888.20765693826</text:p>
          </table:table-cell>
          <table:table-cell table:style-name="ce16" office:value-type="float" office:value="0.682085911963012" calcext:value-type="float">
            <text:p>0.68208591196301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0605.1630153752" calcext:value-type="float">
            <text:p>10605.163015375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57.457475948349" calcext:value-type="float">
            <text:p>257.457475948349</text:p>
          </table:table-cell>
          <table:table-cell table:style-name="ce16" office:value-type="float" office:value="12888.7665555467" calcext:value-type="float">
            <text:p>12888.7665555467</text:p>
          </table:table-cell>
          <table:table-cell table:style-name="ce16" office:value-type="float" office:value="0.04500335225334" calcext:value-type="float">
            <text:p>0.0450033522533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200" calcext:value-type="float">
            <text:p>2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0605.1630153752" calcext:value-type="float">
            <text:p>10605.163015375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1272.804438272" calcext:value-type="float">
            <text:p>251272.804438272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300" calcext:value-type="float">
            <text:p>23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54.77425665205" calcext:value-type="float">
            <text:p>4954.77425665205</text:p>
          </table:table-cell>
          <table:table-cell table:style-name="ce16" office:value-type="float" office:value="231209.611400866" calcext:value-type="float">
            <text:p>231209.611400866</text:p>
          </table:table-cell>
          <table:table-cell table:style-name="ce16" office:value-type="float" office:value="0.356840107681484" calcext:value-type="float">
            <text:p>0.356840107681484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198.26051914339" calcext:value-type="float">
            <text:p>4198.26051914339</text:p>
          </table:table-cell>
          <table:table-cell table:style-name="ce16" office:value-type="float" office:value="0.609743522784059" calcext:value-type="float">
            <text:p>0.60974352278405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0172.7668502152" calcext:value-type="float">
            <text:p>10172.766850215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49.983312663823" calcext:value-type="float">
            <text:p>249.983312663823</text:p>
          </table:table-cell>
          <table:table-cell table:style-name="ce16" office:value-type="float" office:value="11677.2197657903" calcext:value-type="float">
            <text:p>11677.2197657903</text:p>
          </table:table-cell>
          <table:table-cell table:style-name="ce16" office:value-type="float" office:value="0.0449941562980394" calcext:value-type="float">
            <text:p>0.0449941562980394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300" calcext:value-type="float">
            <text:p>2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75.928002734262" calcext:value-type="float">
            <text:p>475.928002734262</text:p>
          </table:table-cell>
          <table:table-cell table:style-name="ce16" office:value-type="float" office:value="10172.7668502152" calcext:value-type="float">
            <text:p>10172.7668502152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19.77807566692" calcext:value-type="float">
            <text:p>4819.77807566692</text:p>
          </table:table-cell>
          <table:table-cell table:style-name="ce16" office:value-type="float" office:value="256396.70208635" calcext:value-type="float">
            <text:p>256396.70208635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41.4366885663" calcext:value-type="float">
            <text:p>4941.4366885663</text:p>
          </table:table-cell>
          <table:table-cell table:style-name="ce16" office:value-type="float" office:value="225576.110084856" calcext:value-type="float">
            <text:p>225576.110084856</text:p>
          </table:table-cell>
          <table:table-cell table:style-name="ce16" office:value-type="float" office:value="0.311297346316512" calcext:value-type="float">
            <text:p>0.31129734631651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659.81777076753" calcext:value-type="float">
            <text:p>4659.81777076753</text:p>
          </table:table-cell>
          <table:table-cell table:style-name="ce16" office:value-type="float" office:value="0.658713419243791" calcext:value-type="float">
            <text:p>0.65871341924379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9750.31309399204" calcext:value-type="float">
            <text:p>9750.31309399204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33.857545120026" calcext:value-type="float">
            <text:p>233.857545120026</text:p>
          </table:table-cell>
          <table:table-cell table:style-name="ce16" office:value-type="float" office:value="12090.3045430707" calcext:value-type="float">
            <text:p>12090.3045430707</text:p>
          </table:table-cell>
          <table:table-cell table:style-name="ce16" office:value-type="float" office:value="0.0449941562979631" calcext:value-type="float">
            <text:p>0.0449941562979631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400" calcext:value-type="float">
            <text:p>2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9750.31309399205" calcext:value-type="float">
            <text:p>9750.31309399205</text:p>
          </table:table-cell>
          <table:table-cell table:style-name="ce16" office:value-type="float" office:value="0.00525118821844004" calcext:value-type="float">
            <text:p>0.00525118821844004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61077.264230436" calcext:value-type="float">
            <text:p>261077.264230436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0.90710101574" calcext:value-type="float">
            <text:p>4990.90710101574</text:p>
          </table:table-cell>
          <table:table-cell table:style-name="ce16" office:value-type="float" office:value="245133.398523587" calcext:value-type="float">
            <text:p>245133.398523587</text:p>
          </table:table-cell>
          <table:table-cell table:style-name="ce16" office:value-type="float" office:value="0.857929554986753" calcext:value-type="float">
            <text:p>0.85792955498675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098.73985290228" calcext:value-type="float">
            <text:p>2098.73985290228</text:p>
          </table:table-cell>
          <table:table-cell table:style-name="ce16" office:value-type="float" office:value="0.350587577227002" calcext:value-type="float">
            <text:p>0.35058757722700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9368.44152319111" calcext:value-type="float">
            <text:p>9368.44152319111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24.882925299733" calcext:value-type="float">
            <text:p>224.882925299733</text:p>
          </table:table-cell>
          <table:table-cell table:style-name="ce16" office:value-type="float" office:value="11469.7357854366" calcext:value-type="float">
            <text:p>11469.7357854366</text:p>
          </table:table-cell>
          <table:table-cell table:style-name="ce16" office:value-type="float" office:value="0.0449941562979631" calcext:value-type="float">
            <text:p>0.0449941562979631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500" calcext:value-type="float">
            <text:p>2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9368.44152319112" calcext:value-type="float">
            <text:p>9368.44152319112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32.1565825556" calcext:value-type="float">
            <text:p>4832.1565825556</text:p>
          </table:table-cell>
          <table:table-cell table:style-name="ce16" office:value-type="float" office:value="255457.400731536" calcext:value-type="float">
            <text:p>255457.400731536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54.22499887655" calcext:value-type="float">
            <text:p>4854.22499887655</text:p>
          </table:table-cell>
          <table:table-cell table:style-name="ce16" office:value-type="float" office:value="254843.081835049" calcext:value-type="float">
            <text:p>254843.081835049</text:p>
          </table:table-cell>
          <table:table-cell table:style-name="ce16" office:value-type="float" office:value="0.827678105812726" calcext:value-type="float">
            <text:p>0.82767810581272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862.80198685475" calcext:value-type="float">
            <text:p>1862.80198685475</text:p>
          </table:table-cell>
          <table:table-cell table:style-name="ce16" office:value-type="float" office:value="0.316777243491023" calcext:value-type="float">
            <text:p>0.31677724349102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997.93278727305" calcext:value-type="float">
            <text:p>8997.93278727305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3.844413849908" calcext:value-type="float">
            <text:p>213.844413849908</text:p>
          </table:table-cell>
          <table:table-cell table:style-name="ce16" office:value-type="float" office:value="10065.5590139616" calcext:value-type="float">
            <text:p>10065.5590139616</text:p>
          </table:table-cell>
          <table:table-cell table:style-name="ce16" office:value-type="float" office:value="0.00525118821836377" calcext:value-type="float">
            <text:p>0.0052511882183637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997.93278727305" calcext:value-type="float">
            <text:p>8997.93278727305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4977.806381619" calcext:value-type="float">
            <text:p>254977.806381619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700" calcext:value-type="float">
            <text:p>27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8.0538004198" calcext:value-type="float">
            <text:p>4998.0538004198</text:p>
          </table:table-cell>
          <table:table-cell table:style-name="ce16" office:value-type="float" office:value="258689.360898369" calcext:value-type="float">
            <text:p>258689.360898369</text:p>
          </table:table-cell>
          <table:table-cell table:style-name="ce16" office:value-type="float" office:value="0.497182715802286" calcext:value-type="float">
            <text:p>0.49718271580228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505.5933191225" calcext:value-type="float">
            <text:p>2505.5933191225</text:p>
          </table:table-cell>
          <table:table-cell table:style-name="ce16" office:value-type="float" office:value="0.406332786009393" calcext:value-type="float">
            <text:p>0.40633278600939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653.7567278401" calcext:value-type="float">
            <text:p>8653.7567278401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9293.31106945703" calcext:value-type="float">
            <text:p>9293.31106945703</text:p>
          </table:table-cell>
          <table:table-cell table:style-name="ce16" office:value-type="float" office:value="0.00525118821824902" calcext:value-type="float">
            <text:p>0.0052511882182490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700" calcext:value-type="float">
            <text:p>2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653.75672784011" calcext:value-type="float">
            <text:p>8653.75672784011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9763.94042425" calcext:value-type="float">
            <text:p>259763.94042425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800" calcext:value-type="float">
            <text:p>28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9.26731703608" calcext:value-type="float">
            <text:p>4979.26731703608</text:p>
          </table:table-cell>
          <table:table-cell table:style-name="ce16" office:value-type="float" office:value="269041.764502374" calcext:value-type="float">
            <text:p>269041.764502374</text:p>
          </table:table-cell>
          <table:table-cell table:style-name="ce16" office:value-type="float" office:value="0.803139307164875" calcext:value-type="float">
            <text:p>0.80313930716487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20.23630702248" calcext:value-type="float">
            <text:p>2420.23630702248</text:p>
          </table:table-cell>
          <table:table-cell table:style-name="ce16" office:value-type="float" office:value="0.394892367019526" calcext:value-type="float">
            <text:p>0.39489236701952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329.80156068066" calcext:value-type="float">
            <text:p>8329.80156068066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9618.96171652013" calcext:value-type="float">
            <text:p>9618.96171652013</text:p>
          </table:table-cell>
          <table:table-cell table:style-name="ce16" office:value-type="float" office:value="0.00525118821836377" calcext:value-type="float">
            <text:p>0.0052511882183637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800" calcext:value-type="float">
            <text:p>2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392.292329508679" calcext:value-type="float">
            <text:p>392.292329508679</text:p>
          </table:table-cell>
          <table:table-cell table:style-name="ce16" office:value-type="float" office:value="8329.80156068066" calcext:value-type="float">
            <text:p>8329.80156068066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7492.638033758" calcext:value-type="float">
            <text:p>257492.638033758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2900" calcext:value-type="float">
            <text:p>29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55.39485340006" calcext:value-type="float">
            <text:p>4955.39485340006</text:p>
          </table:table-cell>
          <table:table-cell table:style-name="ce16" office:value-type="float" office:value="242136.50642703" calcext:value-type="float">
            <text:p>242136.50642703</text:p>
          </table:table-cell>
          <table:table-cell table:style-name="ce16" office:value-type="float" office:value="0.480880761561305" calcext:value-type="float">
            <text:p>0.48088076156130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100.71808633669" calcext:value-type="float">
            <text:p>1100.71808633669</text:p>
          </table:table-cell>
          <table:table-cell table:style-name="ce16" office:value-type="float" office:value="0.199034607046936" calcext:value-type="float">
            <text:p>0.19903460704693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87.677757795195" calcext:value-type="float">
            <text:p>287.677757795195</text:p>
          </table:table-cell>
          <table:table-cell table:style-name="ce16" office:value-type="float" office:value="8020.52587368156" calcext:value-type="float">
            <text:p>8020.52587368156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9750.54016780349" calcext:value-type="float">
            <text:p>9750.54016780349</text:p>
          </table:table-cell>
          <table:table-cell table:style-name="ce16" office:value-type="float" office:value="0.00525118821836377" calcext:value-type="float">
            <text:p>0.00525118821836377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87.677757795195" calcext:value-type="float">
            <text:p>287.677757795195</text:p>
          </table:table-cell>
          <table:table-cell table:style-name="ce16" office:value-type="float" office:value="8020.52587368156" calcext:value-type="float">
            <text:p>8020.52587368156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9597.361780229" calcext:value-type="float">
            <text:p>259597.361780229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8.84040830752" calcext:value-type="float">
            <text:p>4978.84040830752</text:p>
          </table:table-cell>
          <table:table-cell table:style-name="ce16" office:value-type="float" office:value="262771.108531794" calcext:value-type="float">
            <text:p>262771.108531794</text:p>
          </table:table-cell>
          <table:table-cell table:style-name="ce16" office:value-type="float" office:value="0.195284217536059" calcext:value-type="float">
            <text:p>0.19528421753605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426.66263475259" calcext:value-type="float">
            <text:p>2426.66263475259</text:p>
          </table:table-cell>
          <table:table-cell table:style-name="ce16" office:value-type="float" office:value="0.395758259921969" calcext:value-type="float">
            <text:p>0.39575825992196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75.829167549779" calcext:value-type="float">
            <text:p>275.829167549779</text:p>
          </table:table-cell>
          <table:table-cell table:style-name="ce16" office:value-type="float" office:value="7733.68280074342" calcext:value-type="float">
            <text:p>7733.68280074342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99.509737522291" calcext:value-type="float">
            <text:p>199.509737522291</text:p>
          </table:table-cell>
          <table:table-cell table:style-name="ce16" office:value-type="float" office:value="9298.71499744895" calcext:value-type="float">
            <text:p>9298.71499744895</text:p>
          </table:table-cell>
          <table:table-cell table:style-name="ce16" office:value-type="float" office:value="0.00525118821824902" calcext:value-type="float">
            <text:p>0.0052511882182490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75.829167549779" calcext:value-type="float">
            <text:p>275.829167549779</text:p>
          </table:table-cell>
          <table:table-cell table:style-name="ce16" office:value-type="float" office:value="7733.68280074342" calcext:value-type="float">
            <text:p>7733.68280074342</text:p>
          </table:table-cell>
          <table:table-cell table:style-name="ce16" office:value-type="float" office:value="0.00525118709463567" calcext:value-type="float">
            <text:p>0.00525118709463567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6258.587964062" calcext:value-type="float">
            <text:p>256258.587964062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100" calcext:value-type="float">
            <text:p>31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67.23581790327" calcext:value-type="float">
            <text:p>4967.23581790327</text:p>
          </table:table-cell>
          <table:table-cell table:style-name="ce16" office:value-type="float" office:value="256971.829720568" calcext:value-type="float">
            <text:p>256971.829720568</text:p>
          </table:table-cell>
          <table:table-cell table:style-name="ce16" office:value-type="float" office:value="0.845613723344933" calcext:value-type="float">
            <text:p>0.84561372334493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119.67817572684" calcext:value-type="float">
            <text:p>4119.67817572684</text:p>
          </table:table-cell>
          <table:table-cell table:style-name="ce16" office:value-type="float" office:value="0.601161932216739" calcext:value-type="float">
            <text:p>0.60116193221673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75.829167549779" calcext:value-type="float">
            <text:p>275.829167549779</text:p>
          </table:table-cell>
          <table:table-cell table:style-name="ce16" office:value-type="float" office:value="7462.41658061054" calcext:value-type="float">
            <text:p>7462.41658061054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92.816786114478" calcext:value-type="float">
            <text:p>192.816786114478</text:p>
          </table:table-cell>
          <table:table-cell table:style-name="ce16" office:value-type="float" office:value="8812.07564091732" calcext:value-type="float">
            <text:p>8812.07564091732</text:p>
          </table:table-cell>
          <table:table-cell table:style-name="ce16" office:value-type="float" office:value="0.00525118821824902" calcext:value-type="float">
            <text:p>0.0052511882182490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100" calcext:value-type="float">
            <text:p>3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75.829167549779" calcext:value-type="float">
            <text:p>275.829167549779</text:p>
          </table:table-cell>
          <table:table-cell table:style-name="ce16" office:value-type="float" office:value="7462.41658061054" calcext:value-type="float">
            <text:p>7462.41658061054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7780.191823724" calcext:value-type="float">
            <text:p>257780.191823724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200" calcext:value-type="float">
            <text:p>32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9.28992721815" calcext:value-type="float">
            <text:p>4979.28992721815</text:p>
          </table:table-cell>
          <table:table-cell table:style-name="ce16" office:value-type="float" office:value="257296.105708136" calcext:value-type="float">
            <text:p>257296.105708136</text:p>
          </table:table-cell>
          <table:table-cell table:style-name="ce16" office:value-type="float" office:value="0.307009635586597" calcext:value-type="float">
            <text:p>0.30700963558659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793.57734589771" calcext:value-type="float">
            <text:p>4793.57734589771</text:p>
          </table:table-cell>
          <table:table-cell table:style-name="ce16" office:value-type="float" office:value="0.672468020536382" calcext:value-type="float">
            <text:p>0.67246802053638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7191.33161488439" calcext:value-type="float">
            <text:p>7191.3316148843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91.645365060096" calcext:value-type="float">
            <text:p>191.645365060096</text:p>
          </table:table-cell>
          <table:table-cell table:style-name="ce16" office:value-type="float" office:value="8617.59220208951" calcext:value-type="float">
            <text:p>8617.59220208951</text:p>
          </table:table-cell>
          <table:table-cell table:style-name="ce16" office:value-type="float" office:value="0.00525118821824902" calcext:value-type="float">
            <text:p>0.0052511882182490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7191.33161488439" calcext:value-type="float">
            <text:p>7191.3316148843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75.45112056189" calcext:value-type="float">
            <text:p>4775.45112056189</text:p>
          </table:table-cell>
          <table:table-cell table:style-name="ce16" office:value-type="float" office:value="256659.56794358" calcext:value-type="float">
            <text:p>256659.56794358</text:p>
          </table:table-cell>
          <table:table-cell table:style-name="ce16" office:value-type="float" office:value="0.65513082360046" calcext:value-type="float">
            <text:p>0.6551308236004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300" calcext:value-type="float">
            <text:p>33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46.11559765825" calcext:value-type="float">
            <text:p>4946.11559765825</text:p>
          </table:table-cell>
          <table:table-cell table:style-name="ce16" office:value-type="float" office:value="247971.901995891" calcext:value-type="float">
            <text:p>247971.901995891</text:p>
          </table:table-cell>
          <table:table-cell table:style-name="ce16" office:value-type="float" office:value="0.269542054984415" calcext:value-type="float">
            <text:p>0.26954205498441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132.68348403721" calcext:value-type="float">
            <text:p>2132.68348403721</text:p>
          </table:table-cell>
          <table:table-cell table:style-name="ce16" office:value-type="float" office:value="0.355359050006781" calcext:value-type="float">
            <text:p>0.35535905000678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951.30236500271" calcext:value-type="float">
            <text:p>6951.30236500271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82.952294812054" calcext:value-type="float">
            <text:p>182.952294812054</text:p>
          </table:table-cell>
          <table:table-cell table:style-name="ce16" office:value-type="float" office:value="8424.06468386817" calcext:value-type="float">
            <text:p>8424.06468386817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951.30236500271" calcext:value-type="float">
            <text:p>6951.30236500271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94.39393900847" calcext:value-type="float">
            <text:p>4794.39393900847</text:p>
          </table:table-cell>
          <table:table-cell table:style-name="ce16" office:value-type="float" office:value="259066.55219622" calcext:value-type="float">
            <text:p>259066.55219622</text:p>
          </table:table-cell>
          <table:table-cell table:style-name="ce16" office:value-type="float" office:value="0.655058919325831" calcext:value-type="float">
            <text:p>0.655058919325831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400" calcext:value-type="float">
            <text:p>34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2.36871844825" calcext:value-type="float">
            <text:p>4992.36871844825</text:p>
          </table:table-cell>
          <table:table-cell table:style-name="ce16" office:value-type="float" office:value="246441.898348102" calcext:value-type="float">
            <text:p>246441.898348102</text:p>
          </table:table-cell>
          <table:table-cell table:style-name="ce16" office:value-type="float" office:value="0.851255877270203" calcext:value-type="float">
            <text:p>0.85125587727020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253.91113770408" calcext:value-type="float">
            <text:p>4253.91113770408</text:p>
          </table:table-cell>
          <table:table-cell table:style-name="ce16" office:value-type="float" office:value="0.61577661476033" calcext:value-type="float">
            <text:p>0.6157766147603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741.93712089097" calcext:value-type="float">
            <text:p>6741.93712089097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76.098959018384" calcext:value-type="float">
            <text:p>176.098959018384</text:p>
          </table:table-cell>
          <table:table-cell table:style-name="ce16" office:value-type="float" office:value="8082.01184918994" calcext:value-type="float">
            <text:p>8082.01184918994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741.93712089097" calcext:value-type="float">
            <text:p>6741.93712089097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94.39393900847" calcext:value-type="float">
            <text:p>4794.39393900847</text:p>
          </table:table-cell>
          <table:table-cell table:style-name="ce16" office:value-type="float" office:value="261714.878251663" calcext:value-type="float">
            <text:p>261714.878251663</text:p>
          </table:table-cell>
          <table:table-cell table:style-name="ce16" office:value-type="float" office:value="0.655172544930676" calcext:value-type="float">
            <text:p>0.655172544930676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500" calcext:value-type="float">
            <text:p>35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23.6279779755" calcext:value-type="float">
            <text:p>4923.6279779755</text:p>
          </table:table-cell>
          <table:table-cell table:style-name="ce16" office:value-type="float" office:value="236906.615973857" calcext:value-type="float">
            <text:p>236906.615973857</text:p>
          </table:table-cell>
          <table:table-cell table:style-name="ce16" office:value-type="float" office:value="0.464548327565623" calcext:value-type="float">
            <text:p>0.46454832756562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81.391957532973" calcext:value-type="float">
            <text:p>381.391957532973</text:p>
          </table:table-cell>
          <table:table-cell table:style-name="ce16" office:value-type="float" office:value="0.0735350965783559" calcext:value-type="float">
            <text:p>0.073535096578355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547.88685974028" calcext:value-type="float">
            <text:p>6547.8868597402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75.748733724713" calcext:value-type="float">
            <text:p>175.748733724713</text:p>
          </table:table-cell>
          <table:table-cell table:style-name="ce16" office:value-type="float" office:value="8103.97574270196" calcext:value-type="float">
            <text:p>8103.97574270196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547.88685974028" calcext:value-type="float">
            <text:p>6547.8868597402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94.39393900847" calcext:value-type="float">
            <text:p>4794.39393900847</text:p>
          </table:table-cell>
          <table:table-cell table:style-name="ce16" office:value-type="float" office:value="257738.601731007" calcext:value-type="float">
            <text:p>257738.601731007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600" calcext:value-type="float">
            <text:p>36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66.57450058378" calcext:value-type="float">
            <text:p>4966.57450058378</text:p>
          </table:table-cell>
          <table:table-cell table:style-name="ce16" office:value-type="float" office:value="264615.568429457" calcext:value-type="float">
            <text:p>264615.568429457</text:p>
          </table:table-cell>
          <table:table-cell table:style-name="ce16" office:value-type="float" office:value="0.580929346440666" calcext:value-type="float">
            <text:p>0.58092934644066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280.05482960772" calcext:value-type="float">
            <text:p>3280.05482960772</text:p>
          </table:table-cell>
          <table:table-cell table:style-name="ce16" office:value-type="float" office:value="0.504556660981615" calcext:value-type="float">
            <text:p>0.50455666098161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372.69451686439" calcext:value-type="float">
            <text:p>6372.6945168643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75.098424450122" calcext:value-type="float">
            <text:p>175.098424450122</text:p>
          </table:table-cell>
          <table:table-cell table:style-name="ce16" office:value-type="float" office:value="7352.98647683754" calcext:value-type="float">
            <text:p>7352.98647683754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600" calcext:value-type="float">
            <text:p>3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10.342897950805" calcext:value-type="float">
            <text:p>210.342897950805</text:p>
          </table:table-cell>
          <table:table-cell table:style-name="ce16" office:value-type="float" office:value="6372.69451686439" calcext:value-type="float">
            <text:p>6372.6945168643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794.39393900847" calcext:value-type="float">
            <text:p>4794.39393900847</text:p>
          </table:table-cell>
          <table:table-cell table:style-name="ce16" office:value-type="float" office:value="255284.109397788" calcext:value-type="float">
            <text:p>255284.109397788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700" calcext:value-type="float">
            <text:p>37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6.18388563709" calcext:value-type="float">
            <text:p>4996.18388563709</text:p>
          </table:table-cell>
          <table:table-cell table:style-name="ce16" office:value-type="float" office:value="240662.238778432" calcext:value-type="float">
            <text:p>240662.238778432</text:p>
          </table:table-cell>
          <table:table-cell table:style-name="ce16" office:value-type="float" office:value="0.966283101199488" calcext:value-type="float">
            <text:p>0.966283101199488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906.084979548227" calcext:value-type="float">
            <text:p>906.084979548227</text:p>
          </table:table-cell>
          <table:table-cell table:style-name="ce16" office:value-type="float" office:value="0.166601410535486" calcext:value-type="float">
            <text:p>0.16660141053548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8.37442440255" calcext:value-type="float">
            <text:p>208.37442440255</text:p>
          </table:table-cell>
          <table:table-cell table:style-name="ce16" office:value-type="float" office:value="6200.78302166015" calcext:value-type="float">
            <text:p>6200.7830216601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69.224935572329" calcext:value-type="float">
            <text:p>169.224935572329</text:p>
          </table:table-cell>
          <table:table-cell table:style-name="ce16" office:value-type="float" office:value="7416.27720062036" calcext:value-type="float">
            <text:p>7416.27720062036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700" calcext:value-type="float">
            <text:p>3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8.37442440255" calcext:value-type="float">
            <text:p>208.37442440255</text:p>
          </table:table-cell>
          <table:table-cell table:style-name="ce16" office:value-type="float" office:value="6200.78302166015" calcext:value-type="float">
            <text:p>6200.7830216601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3211.333556519" calcext:value-type="float">
            <text:p>253211.333556519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800" calcext:value-type="float">
            <text:p>38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56.63608740455" calcext:value-type="float">
            <text:p>4956.63608740455</text:p>
          </table:table-cell>
          <table:table-cell table:style-name="ce16" office:value-type="float" office:value="264152.565292539" calcext:value-type="float">
            <text:p>264152.565292539</text:p>
          </table:table-cell>
          <table:table-cell table:style-name="ce16" office:value-type="float" office:value="0.285875829219535" calcext:value-type="float">
            <text:p>0.285875829219535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643.80859732564" calcext:value-type="float">
            <text:p>2643.80859732564</text:p>
          </table:table-cell>
          <table:table-cell table:style-name="ce16" office:value-type="float" office:value="0.424584662376616" calcext:value-type="float">
            <text:p>0.42458466237661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8.37442440255" calcext:value-type="float">
            <text:p>208.37442440255</text:p>
          </table:table-cell>
          <table:table-cell table:style-name="ce16" office:value-type="float" office:value="6032.79005602665" calcext:value-type="float">
            <text:p>6032.7900560266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65.464910882297" calcext:value-type="float">
            <text:p>165.464910882297</text:p>
          </table:table-cell>
          <table:table-cell table:style-name="ce16" office:value-type="float" office:value="7057.14534869473" calcext:value-type="float">
            <text:p>7057.14534869473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800" calcext:value-type="float">
            <text:p>3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8.37442440255" calcext:value-type="float">
            <text:p>208.37442440255</text:p>
          </table:table-cell>
          <table:table-cell table:style-name="ce16" office:value-type="float" office:value="6032.79005602665" calcext:value-type="float">
            <text:p>6032.7900560266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0052.239276086" calcext:value-type="float">
            <text:p>250052.239276086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3900" calcext:value-type="float">
            <text:p>39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34.86493257519" calcext:value-type="float">
            <text:p>4934.86493257519</text:p>
          </table:table-cell>
          <table:table-cell table:style-name="ce16" office:value-type="float" office:value="252656.68701379" calcext:value-type="float">
            <text:p>252656.68701379</text:p>
          </table:table-cell>
          <table:table-cell table:style-name="ce16" office:value-type="float" office:value="0.870609668918016" calcext:value-type="float">
            <text:p>0.87060966891801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6.0171734756925" calcext:value-type="float">
            <text:p>16.0171734756925</text:p>
          </table:table-cell>
          <table:table-cell table:style-name="ce16" office:value-type="float" office:value="0.00319948339593016" calcext:value-type="float">
            <text:p>0.00319948339593016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875.05422018138" calcext:value-type="float">
            <text:p>5875.0542201813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62.550808478417" calcext:value-type="float">
            <text:p>162.550808478417</text:p>
          </table:table-cell>
          <table:table-cell table:style-name="ce16" office:value-type="float" office:value="7239.464462691" calcext:value-type="float">
            <text:p>7239.464462691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875.05422018138" calcext:value-type="float">
            <text:p>5875.0542201813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5872.141506263" calcext:value-type="float">
            <text:p>255872.141506263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000" calcext:value-type="float">
            <text:p>4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86.52131123241" calcext:value-type="float">
            <text:p>4886.52131123241</text:p>
          </table:table-cell>
          <table:table-cell table:style-name="ce16" office:value-type="float" office:value="233827.95961461" calcext:value-type="float">
            <text:p>233827.95961461</text:p>
          </table:table-cell>
          <table:table-cell table:style-name="ce16" office:value-type="float" office:value="0.083944940189759" calcext:value-type="float">
            <text:p>0.08394494018975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300.10900206514" calcext:value-type="float">
            <text:p>3300.10900206514</text:p>
          </table:table-cell>
          <table:table-cell table:style-name="ce16" office:value-type="float" office:value="0.506976252112254" calcext:value-type="float">
            <text:p>0.506976252112254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713.4755818412" calcext:value-type="float">
            <text:p>5713.4755818412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59.793614268627" calcext:value-type="float">
            <text:p>159.793614268627</text:p>
          </table:table-cell>
          <table:table-cell table:style-name="ce16" office:value-type="float" office:value="7161.06992703741" calcext:value-type="float">
            <text:p>7161.06992703741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713.4755818412" calcext:value-type="float">
            <text:p>5713.4755818412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1571.10908553" calcext:value-type="float">
            <text:p>251571.10908553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100" calcext:value-type="float">
            <text:p>41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74.4635122478" calcext:value-type="float">
            <text:p>4974.4635122478</text:p>
          </table:table-cell>
          <table:table-cell table:style-name="ce16" office:value-type="float" office:value="263832.80427798" calcext:value-type="float">
            <text:p>263832.80427798</text:p>
          </table:table-cell>
          <table:table-cell table:style-name="ce16" office:value-type="float" office:value="0.785803941958529" calcext:value-type="float">
            <text:p>0.78580394195852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556.55611007752" calcext:value-type="float">
            <text:p>4556.55611007752</text:p>
          </table:table-cell>
          <table:table-cell table:style-name="ce16" office:value-type="float" office:value="0.647964011392891" calcext:value-type="float">
            <text:p>0.64796401139289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560.43469519802" calcext:value-type="float">
            <text:p>5560.43469519802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46.918533586797" calcext:value-type="float">
            <text:p>146.918533586797</text:p>
          </table:table-cell>
          <table:table-cell table:style-name="ce16" office:value-type="float" office:value="6429.12270417633" calcext:value-type="float">
            <text:p>6429.12270417633</text:p>
          </table:table-cell>
          <table:table-cell table:style-name="ce16" office:value-type="float" office:value="0.00525118821824899" calcext:value-type="float">
            <text:p>0.00525118821824899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100" calcext:value-type="float">
            <text:p>4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560.43469519802" calcext:value-type="float">
            <text:p>5560.43469519802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6154.072590015" calcext:value-type="float">
            <text:p>256154.072590015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200" calcext:value-type="float">
            <text:p>42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88.97602759647" calcext:value-type="float">
            <text:p>4988.97602759647</text:p>
          </table:table-cell>
          <table:table-cell table:style-name="ce16" office:value-type="float" office:value="266258.416932181" calcext:value-type="float">
            <text:p>266258.416932181</text:p>
          </table:table-cell>
          <table:table-cell table:style-name="ce16" office:value-type="float" office:value="0.230564336203339" calcext:value-type="float">
            <text:p>0.230564336203339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07.530672460173" calcext:value-type="float">
            <text:p>107.530672460173</text:p>
          </table:table-cell>
          <table:table-cell table:style-name="ce16" office:value-type="float" office:value="0.021285846486599" calcext:value-type="float">
            <text:p>0.021285846486599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408.12099611258" calcext:value-type="float">
            <text:p>5408.1209961125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42.371132390485" calcext:value-type="float">
            <text:p>142.371132390485</text:p>
          </table:table-cell>
          <table:table-cell table:style-name="ce16" office:value-type="float" office:value="6137.22292899763" calcext:value-type="float">
            <text:p>6137.22292899763</text:p>
          </table:table-cell>
          <table:table-cell table:style-name="ce16" office:value-type="float" office:value="0.00525118782560558" calcext:value-type="float">
            <text:p>0.0052511878256055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200" calcext:value-type="float">
            <text:p>4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408.12099611258" calcext:value-type="float">
            <text:p>5408.1209961125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4265.785414771" calcext:value-type="float">
            <text:p>254265.785414771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300" calcext:value-type="float">
            <text:p>43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12.59816586139" calcext:value-type="float">
            <text:p>4912.59816586139</text:p>
          </table:table-cell>
          <table:table-cell table:style-name="ce16" office:value-type="float" office:value="229284.4789799" calcext:value-type="float">
            <text:p>229284.4789799</text:p>
          </table:table-cell>
          <table:table-cell table:style-name="ce16" office:value-type="float" office:value="0.107684591047393" calcext:value-type="float">
            <text:p>0.107684591047393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320.31844477757" calcext:value-type="float">
            <text:p>2320.31844477757</text:p>
          </table:table-cell>
          <table:table-cell table:style-name="ce16" office:value-type="float" office:value="0.381331927442341" calcext:value-type="float">
            <text:p>0.381331927442341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255.18234527605" calcext:value-type="float">
            <text:p>5255.1823452760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36.596419251633" calcext:value-type="float">
            <text:p>136.596419251633</text:p>
          </table:table-cell>
          <table:table-cell table:style-name="ce16" office:value-type="float" office:value="6056.12083927561" calcext:value-type="float">
            <text:p>6056.12083927561</text:p>
          </table:table-cell>
          <table:table-cell table:style-name="ce16" office:value-type="float" office:value="0.00525118782560558" calcext:value-type="float">
            <text:p>0.0052511878256055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300" calcext:value-type="float">
            <text:p>4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255.18234527605" calcext:value-type="float">
            <text:p>5255.1823452760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5008.891644105" calcext:value-type="float">
            <text:p>255008.891644105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400" calcext:value-type="float">
            <text:p>44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8.42287717139" calcext:value-type="float">
            <text:p>4998.42287717139</text:p>
          </table:table-cell>
          <table:table-cell table:style-name="ce16" office:value-type="float" office:value="253120.192378962" calcext:value-type="float">
            <text:p>253120.192378962</text:p>
          </table:table-cell>
          <table:table-cell table:style-name="ce16" office:value-type="float" office:value="0.959513513073387" calcext:value-type="float">
            <text:p>0.95951351307338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865.57636066352" calcext:value-type="float">
            <text:p>1865.57636066352</text:p>
          </table:table-cell>
          <table:table-cell table:style-name="ce16" office:value-type="float" office:value="0.317181532094915" calcext:value-type="float">
            <text:p>0.31718153209491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114.73360333051" calcext:value-type="float">
            <text:p>5114.73360333051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35.787079589458" calcext:value-type="float">
            <text:p>135.787079589458</text:p>
          </table:table-cell>
          <table:table-cell table:style-name="ce16" office:value-type="float" office:value="5979.09543458346" calcext:value-type="float">
            <text:p>5979.09543458346</text:p>
          </table:table-cell>
          <table:table-cell table:style-name="ce16" office:value-type="float" office:value="0.00525118782560558" calcext:value-type="float">
            <text:p>0.0052511878256055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400" calcext:value-type="float">
            <text:p>4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5114.73360333051" calcext:value-type="float">
            <text:p>5114.73360333051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5953.826124512" calcext:value-type="float">
            <text:p>255953.826124512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42.79250427774" calcext:value-type="float">
            <text:p>4942.79250427774</text:p>
          </table:table-cell>
          <table:table-cell table:style-name="ce16" office:value-type="float" office:value="229777.03110953" calcext:value-type="float">
            <text:p>229777.03110953</text:p>
          </table:table-cell>
          <table:table-cell table:style-name="ce16" office:value-type="float" office:value="0.334111422912956" calcext:value-type="float">
            <text:p>0.334111422912956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35.486028372496" calcext:value-type="float">
            <text:p>135.486028372496</text:p>
          </table:table-cell>
          <table:table-cell table:style-name="ce16" office:value-type="float" office:value="0.0267462329132562" calcext:value-type="float">
            <text:p>0.0267462329132562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984.9817307265" calcext:value-type="float">
            <text:p>4984.981730726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33.130966239349" calcext:value-type="float">
            <text:p>133.130966239349</text:p>
          </table:table-cell>
          <table:table-cell table:style-name="ce16" office:value-type="float" office:value="5684.84414261795" calcext:value-type="float">
            <text:p>5684.84414261795</text:p>
          </table:table-cell>
          <table:table-cell table:style-name="ce16" office:value-type="float" office:value="0.00525118782560558" calcext:value-type="float">
            <text:p>0.0052511878256055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500" calcext:value-type="float">
            <text:p>45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984.9817307265" calcext:value-type="float">
            <text:p>4984.9817307265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4366.443452685" calcext:value-type="float">
            <text:p>254366.443452685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600" calcext:value-type="float">
            <text:p>46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39.68678165969" calcext:value-type="float">
            <text:p>4939.68678165969</text:p>
          </table:table-cell>
          <table:table-cell table:style-name="ce16" office:value-type="float" office:value="244499.799721077" calcext:value-type="float">
            <text:p>244499.799721077</text:p>
          </table:table-cell>
          <table:table-cell table:style-name="ce16" office:value-type="float" office:value="0.555769393777801" calcext:value-type="float">
            <text:p>0.555769393777801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925.1461689826" calcext:value-type="float">
            <text:p>4925.1461689826</text:p>
          </table:table-cell>
          <table:table-cell table:style-name="ce16" office:value-type="float" office:value="0.685815253062005" calcext:value-type="float">
            <text:p>0.68581525306200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855.11331112308" calcext:value-type="float">
            <text:p>4855.11331112308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9.232358505395" calcext:value-type="float">
            <text:p>129.232358505395</text:p>
          </table:table-cell>
          <table:table-cell table:style-name="ce16" office:value-type="float" office:value="5817.06185697192" calcext:value-type="float">
            <text:p>5817.06185697192</text:p>
          </table:table-cell>
          <table:table-cell table:style-name="ce16" office:value-type="float" office:value="0.00525118782560558" calcext:value-type="float">
            <text:p>0.00525118782560558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855.11331112307" calcext:value-type="float">
            <text:p>4855.11331112307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0099.2495579" calcext:value-type="float">
            <text:p>250099.2495579</text:p>
          </table:table-cell>
          <table:table-cell table:style-name="ce16" office:value-type="float" office:value="0.655172531963638" calcext:value-type="float">
            <text:p>0.65517253196363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700" calcext:value-type="float">
            <text:p>47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0.88988273448" calcext:value-type="float">
            <text:p>4990.88988273448</text:p>
          </table:table-cell>
          <table:table-cell table:style-name="ce16" office:value-type="float" office:value="236416.6009188" calcext:value-type="float">
            <text:p>236416.6009188</text:p>
          </table:table-cell>
          <table:table-cell table:style-name="ce16" office:value-type="float" office:value="0.731060818174907" calcext:value-type="float">
            <text:p>0.73106081817490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4015.45695749278" calcext:value-type="float">
            <text:p>4015.45695749278</text:p>
          </table:table-cell>
          <table:table-cell table:style-name="ce16" office:value-type="float" office:value="0.589665640977738" calcext:value-type="float">
            <text:p>0.58966564097773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745.00252551429" calcext:value-type="float">
            <text:p>4745.0025255142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6.273505225595" calcext:value-type="float">
            <text:p>126.273505225595</text:p>
          </table:table-cell>
          <table:table-cell table:style-name="ce16" office:value-type="float" office:value="5797.25962053583" calcext:value-type="float">
            <text:p>5797.25962053583</text:p>
          </table:table-cell>
          <table:table-cell table:style-name="ce16" office:value-type="float" office:value="0.00525118782557385" calcext:value-type="float">
            <text:p>0.0052511878255738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700" calcext:value-type="float">
            <text:p>47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7.967218738437" calcext:value-type="float">
            <text:p>207.967218738437</text:p>
          </table:table-cell>
          <table:table-cell table:style-name="ce16" office:value-type="float" office:value="4745.00252551429" calcext:value-type="float">
            <text:p>4745.00252551429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3619.262249388" calcext:value-type="float">
            <text:p>253619.262249388</text:p>
          </table:table-cell>
          <table:table-cell table:style-name="ce16" office:value-type="float" office:value="0.803135529060018" calcext:value-type="float">
            <text:p>0.803135529060018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800" calcext:value-type="float">
            <text:p>48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88.2403533747" calcext:value-type="float">
            <text:p>4988.2403533747</text:p>
          </table:table-cell>
          <table:table-cell table:style-name="ce16" office:value-type="float" office:value="275097.660197679" calcext:value-type="float">
            <text:p>275097.660197679</text:p>
          </table:table-cell>
          <table:table-cell table:style-name="ce16" office:value-type="float" office:value="0.370738859655982" calcext:value-type="float">
            <text:p>0.37073885965598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088.04008999078" calcext:value-type="float">
            <text:p>3088.04008999078</text:p>
          </table:table-cell>
          <table:table-cell table:style-name="ce16" office:value-type="float" office:value="0.481088262633355" calcext:value-type="float">
            <text:p>0.481088262633355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636.90152958163" calcext:value-type="float">
            <text:p>4636.90152958163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5.529222158618" calcext:value-type="float">
            <text:p>125.529222158618</text:p>
          </table:table-cell>
          <table:table-cell table:style-name="ce16" office:value-type="float" office:value="5653.76182947509" calcext:value-type="float">
            <text:p>5653.76182947509</text:p>
          </table:table-cell>
          <table:table-cell table:style-name="ce16" office:value-type="float" office:value="0.00525118782557385" calcext:value-type="float">
            <text:p>0.00525118782557385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800" calcext:value-type="float">
            <text:p>48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636.90152958163" calcext:value-type="float">
            <text:p>4636.90152958163</text:p>
          </table:table-cell>
          <table:table-cell table:style-name="ce16" office:value-type="float" office:value="0.00525118709444465" calcext:value-type="float">
            <text:p>0.00525118709444465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3511.49014931" calcext:value-type="float">
            <text:p>253511.49014931</text:p>
          </table:table-cell>
          <table:table-cell table:style-name="ce16" office:value-type="float" office:value="0.579019702470655" calcext:value-type="float">
            <text:p>0.57901970247065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4900" calcext:value-type="float">
            <text:p>49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90.16678501952" calcext:value-type="float">
            <text:p>4990.16678501952</text:p>
          </table:table-cell>
          <table:table-cell table:style-name="ce16" office:value-type="float" office:value="271569.488151223" calcext:value-type="float">
            <text:p>271569.488151223</text:p>
          </table:table-cell>
          <table:table-cell table:style-name="ce16" office:value-type="float" office:value="0.876371629496582" calcext:value-type="float">
            <text:p>0.876371629496582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088.34043627254" calcext:value-type="float">
            <text:p>3088.34043627254</text:p>
          </table:table-cell>
          <table:table-cell table:style-name="ce16" office:value-type="float" office:value="0.481125404963188" calcext:value-type="float">
            <text:p>0.481125404963188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531.17384333431" calcext:value-type="float">
            <text:p>4531.17384333431</text:p>
          </table:table-cell>
          <table:table-cell table:style-name="ce16" office:value-type="float" office:value="0.00525118709444463" calcext:value-type="float">
            <text:p>0.0052511870944446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.545352707189" calcext:value-type="float">
            <text:p>123.545352707189</text:p>
          </table:table-cell>
          <table:table-cell table:style-name="ce16" office:value-type="float" office:value="5642.27571852561" calcext:value-type="float">
            <text:p>5642.27571852561</text:p>
          </table:table-cell>
          <table:table-cell table:style-name="ce16" office:value-type="float" office:value="0.00525118782559462" calcext:value-type="float">
            <text:p>0.0052511878255946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4900" calcext:value-type="float">
            <text:p>49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531.17384333431" calcext:value-type="float">
            <text:p>4531.17384333431</text:p>
          </table:table-cell>
          <table:table-cell table:style-name="ce16" office:value-type="float" office:value="0.00525118709444463" calcext:value-type="float">
            <text:p>0.00525118709444463</text:p>
          </table:table-cell>
        </table:table-row>
        <table:table-row table:style-name="ro1">
          <table:table-cell table:style-name="ce16" office:value-type="string" calcext:value-type="string">
            <text:p>OLAR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888.26549008942" calcext:value-type="float">
            <text:p>4888.26549008942</text:p>
          </table:table-cell>
          <table:table-cell table:style-name="ce16" office:value-type="float" office:value="254443.530716822" calcext:value-type="float">
            <text:p>254443.530716822</text:p>
          </table:table-cell>
          <table:table-cell table:style-name="ce16" office:value-type="float" office:value="0.579019702470655" calcext:value-type="float">
            <text:p>0.579019702470655</text:p>
          </table:table-cell>
        </table:table-row>
        <table:table-row table:style-name="ro1">
          <table:table-cell table:style-name="ce16" office:value-type="string" calcext:value-type="string">
            <text:p>ELASTIC</text:p>
          </table:table-cell>
          <table:table-cell table:style-name="ce16" office:value-type="float" office:value="5000" calcext:value-type="float">
            <text:p>500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4981.55887939055" calcext:value-type="float">
            <text:p>4981.55887939055</text:p>
          </table:table-cell>
          <table:table-cell table:style-name="ce16" office:value-type="float" office:value="233226.341767896" calcext:value-type="float">
            <text:p>233226.341767896</text:p>
          </table:table-cell>
          <table:table-cell table:style-name="ce16" office:value-type="float" office:value="0.902407138723467" calcext:value-type="float">
            <text:p>0.902407138723467</text:p>
          </table:table-cell>
        </table:table-row>
        <table:table-row table:style-name="ro1">
          <table:table-cell table:style-name="ce16" office:value-type="string" calcext:value-type="string">
            <text:p>FedAECS</text:p>
          </table:table-cell>
          <table:table-cell table:style-name="ce16" office:value-type="float" office:value="5000" calcext:value-type="float">
            <text:p>5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181.01819335513" calcext:value-type="float">
            <text:p>2181.01819335513</text:p>
          </table:table-cell>
          <table:table-cell table:style-name="ce16" office:value-type="float" office:value="0.362114430635903" calcext:value-type="float">
            <text:p>0.362114430635903</text:p>
          </table:table-cell>
        </table:table-row>
        <table:table-row table:style-name="ro1">
          <table:table-cell table:style-name="ce16" office:value-type="string" calcext:value-type="string">
            <text:p>MC²MKP</text:p>
          </table:table-cell>
          <table:table-cell table:style-name="ce16" office:value-type="float" office:value="5000" calcext:value-type="float">
            <text:p>5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432.61095015079" calcext:value-type="float">
            <text:p>4432.61095015079</text:p>
          </table:table-cell>
          <table:table-cell table:style-name="ce16" office:value-type="float" office:value="0.00525118709444463" calcext:value-type="float">
            <text:p>0.00525118709444463</text:p>
          </table:table-cell>
        </table:table-row>
        <table:table-row table:style-name="ro1">
          <table:table-cell table:style-name="ce16" office:value-type="string" calcext:value-type="string">
            <text:p>MEC</text:p>
          </table:table-cell>
          <table:table-cell table:style-name="ce16" office:value-type="float" office:value="5000" calcext:value-type="float">
            <text:p>5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.545352707189" calcext:value-type="float">
            <text:p>123.545352707189</text:p>
          </table:table-cell>
          <table:table-cell table:style-name="ce16" office:value-type="float" office:value="5227.08809176423" calcext:value-type="float">
            <text:p>5227.08809176423</text:p>
          </table:table-cell>
          <table:table-cell table:style-name="ce16" office:value-type="float" office:value="0.00525118709441292" calcext:value-type="float">
            <text:p>0.00525118709441292</text:p>
          </table:table-cell>
        </table:table-row>
        <table:table-row table:style-name="ro1">
          <table:table-cell table:style-name="ce16" office:value-type="string" calcext:value-type="string">
            <text:p>ECMTC</text:p>
          </table:table-cell>
          <table:table-cell table:style-name="ce16" office:value-type="float" office:value="5000" calcext:value-type="float">
            <text:p>50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204.703148903164" calcext:value-type="float">
            <text:p>204.703148903164</text:p>
          </table:table-cell>
          <table:table-cell table:style-name="ce16" office:value-type="float" office:value="4432.61095015078" calcext:value-type="float">
            <text:p>4432.61095015078</text:p>
          </table:table-cell>
          <table:table-cell table:style-name="ce16" office:value-type="float" office:value="0.00525118709444463" calcext:value-type="float">
            <text:p>0.00525118709444463</text:p>
          </table:table-cell>
        </table:table-row>
        <table:table-row table:style-name="ro1" table:number-rows-repeated="10480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kespan_analysis_100_resources" table:style-name="ta1">
        <table:table-column table:style-name="co8" table:default-cell-style-name="ce16"/>
        <table:table-column table:style-name="co9" table:number-columns-repeated="8" table:default-cell-style-name="ce17"/>
        <table:table-column table:style-name="co10" table:default-cell-style-name="ce17"/>
        <table:table-row table:style-name="ro2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0" office:value-type="string" calcext:value-type="string">
            <text:p>MEC</text:p>
            <text:p>(Best Scheduler)</text:p>
          </table:table-cell>
          <table:table-cell table:style-name="ce15" office:value-type="string" calcext:value-type="string" table:number-columns-spanned="2" table:number-rows-spanned="1">
            <text:p><text:span text:style-name="T5">ECMTC and </text:span><text:span text:style-name="T6">MC²MKP</text:span>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ELASTIC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OLAR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FedAECS</text:p>
          </table:table-cell>
          <table:covered-table-cell table:style-name="ce15"/>
        </table:table-row>
        <table:table-row table:style-name="ro2">
          <table:covered-table-cell table:style-name="ce15"/>
          <table:table-cell table:style-name="ce21" office:value-type="string" calcext:value-type="string">
            <text:p>Makespan</text:p>
          </table:table-cell>
          <table:table-cell table:style-name="ce24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24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24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24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466.720289900037" calcext:value-type="float">
            <text:p>466.720289900037</text:p>
          </table:table-cell>
          <table:table-cell table:style-name="ce22" office:value-type="float" office:value="623.040596106924" calcext:value-type="float">
            <text:p>623.040596106924</text:p>
          </table:table-cell>
          <table:table-cell table:style-name="ce22" table:formula="of:=(([.C3]-[.B3])/[.B3])*100" office:value-type="float" office:value="33.4933598537935" calcext:value-type="float">
            <text:p>33.4933598537935</text:p>
          </table:table-cell>
          <table:table-cell table:style-name="ce22" office:value-type="float" office:value="4989.06908590663" calcext:value-type="float">
            <text:p>4989.06908590663</text:p>
          </table:table-cell>
          <table:table-cell table:style-name="ce22" table:formula="of:=(([.E3]-[.B3])/[.B3])*100" office:value-type="float" office:value="968.963401392985" calcext:value-type="float">
            <text:p>968.963401392985</text:p>
          </table:table-cell>
          <table:table-cell table:style-name="ce22" office:value-type="float" office:value="4521.31583648761" calcext:value-type="float">
            <text:p>4521.31583648761</text:p>
          </table:table-cell>
          <table:table-cell table:style-name="ce22" table:formula="of:=(([.G3]-[.B3])/[.B3])*100" office:value-type="float" office:value="868.742078356181" calcext:value-type="float">
            <text:p>868.742078356181</text:p>
          </table:table-cell>
          <table:table-cell table:style-name="ce22" office:value-type="float" office:value="2447.97838656845" calcext:value-type="float">
            <text:p>2447.97838656845</text:p>
          </table:table-cell>
          <table:table-cell table:style-name="ce22" table:formula="of:=(([.I3]-[.B3])/[.B3])*100" office:value-type="float" office:value="424.506527687656" calcext:value-type="float">
            <text:p>424.506527687656</text:p>
          </table:table-cell>
        </table:table-row>
        <table:table-row table:style-name="ro1">
          <table:table-cell table:style-name="ce19" office:value-type="float" office:value="1100" calcext:value-type="float">
            <text:p>1100</text:p>
          </table:table-cell>
          <table:table-cell table:style-name="ce22" office:value-type="float" office:value="418.699619481911" calcext:value-type="float">
            <text:p>418.699619481911</text:p>
          </table:table-cell>
          <table:table-cell table:style-name="ce22" office:value-type="float" office:value="547.780615569467" calcext:value-type="float">
            <text:p>547.780615569467</text:p>
          </table:table-cell>
          <table:table-cell table:style-name="ce22" table:formula="of:=(([.C4]-[.B4])/[.B4])*100" office:value-type="float" office:value="30.8290215900549" calcext:value-type="float">
            <text:p>30.8290215900549</text:p>
          </table:table-cell>
          <table:table-cell table:style-name="ce22" office:value-type="float" office:value="4995.2568983079" calcext:value-type="float">
            <text:p>4995.2568983079</text:p>
          </table:table-cell>
          <table:table-cell table:style-name="ce22" table:formula="of:=(([.E4]-[.B4])/[.B4])*100" office:value-type="float" office:value="1093.04070648283" calcext:value-type="float">
            <text:p>1093.04070648283</text:p>
          </table:table-cell>
          <table:table-cell table:style-name="ce22" office:value-type="float" office:value="4521.31583648761" calcext:value-type="float">
            <text:p>4521.31583648761</text:p>
          </table:table-cell>
          <table:table-cell table:style-name="ce22" table:formula="of:=(([.G4]-[.B4])/[.B4])*100" office:value-type="float" office:value="979.847132911699" calcext:value-type="float">
            <text:p>979.847132911699</text:p>
          </table:table-cell>
          <table:table-cell table:style-name="ce22" office:value-type="float" office:value="4278.38257382971" calcext:value-type="float">
            <text:p>4278.38257382971</text:p>
          </table:table-cell>
          <table:table-cell table:style-name="ce22" table:formula="of:=(([.I4]-[.B4])/[.B4])*100" office:value-type="float" office:value="921.826238849628" calcext:value-type="float">
            <text:p>921.826238849628</text:p>
          </table:table-cell>
        </table:table-row>
        <table:table-row table:style-name="ro1">
          <table:table-cell table:style-name="ce19" office:value-type="float" office:value="1200" calcext:value-type="float">
            <text:p>1200</text:p>
          </table:table-cell>
          <table:table-cell table:style-name="ce22" office:value-type="float" office:value="390.872354915549" calcext:value-type="float">
            <text:p>390.872354915549</text:p>
          </table:table-cell>
          <table:table-cell table:style-name="ce22" office:value-type="float" office:value="547.780615569467" calcext:value-type="float">
            <text:p>547.780615569467</text:p>
          </table:table-cell>
          <table:table-cell table:style-name="ce22" table:formula="of:=(([.C5]-[.B5])/[.B5])*100" office:value-type="float" office:value="40.1430949722242" calcext:value-type="float">
            <text:p>40.1430949722242</text:p>
          </table:table-cell>
          <table:table-cell table:style-name="ce22" office:value-type="float" office:value="4987.66939309954" calcext:value-type="float">
            <text:p>4987.66939309954</text:p>
          </table:table-cell>
          <table:table-cell table:style-name="ce22" table:formula="of:=(([.E5]-[.B5])/[.B5])*100" office:value-type="float" office:value="1176.03534258062" calcext:value-type="float">
            <text:p>1176.03534258062</text:p>
          </table:table-cell>
          <table:table-cell table:style-name="ce22" office:value-type="float" office:value="4549.57706016123" calcext:value-type="float">
            <text:p>4549.57706016123</text:p>
          </table:table-cell>
          <table:table-cell table:style-name="ce22" table:formula="of:=(([.G5]-[.B5])/[.B5])*100" office:value-type="float" office:value="1063.95467802889" calcext:value-type="float">
            <text:p>1063.95467802889</text:p>
          </table:table-cell>
          <table:table-cell table:style-name="ce22" office:value-type="float" office:value="1013.84168734638" calcext:value-type="float">
            <text:p>1013.84168734638</text:p>
          </table:table-cell>
          <table:table-cell table:style-name="ce22" table:formula="of:=(([.I5]-[.B5])/[.B5])*100" office:value-type="float" office:value="159.379225620965" calcext:value-type="float">
            <text:p>159.379225620965</text:p>
          </table:table-cell>
        </table:table-row>
        <table:table-row table:style-name="ro1">
          <table:table-cell table:style-name="ce19" office:value-type="float" office:value="1300" calcext:value-type="float">
            <text:p>1300</text:p>
          </table:table-cell>
          <table:table-cell table:style-name="ce22" office:value-type="float" office:value="362.998545902042" calcext:value-type="float">
            <text:p>362.998545902042</text:p>
          </table:table-cell>
          <table:table-cell table:style-name="ce22" office:value-type="float" office:value="547.780615569467" calcext:value-type="float">
            <text:p>547.780615569467</text:p>
          </table:table-cell>
          <table:table-cell table:style-name="ce22" table:formula="of:=(([.C6]-[.B6])/[.B6])*100" office:value-type="float" office:value="50.9043553351561" calcext:value-type="float">
            <text:p>50.9043553351561</text:p>
          </table:table-cell>
          <table:table-cell table:style-name="ce22" office:value-type="float" office:value="4879.48212537203" calcext:value-type="float">
            <text:p>4879.48212537203</text:p>
          </table:table-cell>
          <table:table-cell table:style-name="ce22" table:formula="of:=(([.E6]-[.B6])/[.B6])*100" office:value-type="float" office:value="1244.21533652336" calcext:value-type="float">
            <text:p>1244.21533652336</text:p>
          </table:table-cell>
          <table:table-cell table:style-name="ce22" office:value-type="float" office:value="4619.28817081742" calcext:value-type="float">
            <text:p>4619.28817081742</text:p>
          </table:table-cell>
          <table:table-cell table:style-name="ce22" table:formula="of:=(([.G6]-[.B6])/[.B6])*100" office:value-type="float" office:value="1172.53627403344" calcext:value-type="float">
            <text:p>1172.53627403344</text:p>
          </table:table-cell>
          <table:table-cell table:style-name="ce22" office:value-type="float" office:value="736.419860615897" calcext:value-type="float">
            <text:p>736.419860615897</text:p>
          </table:table-cell>
          <table:table-cell table:style-name="ce22" table:formula="of:=(([.I6]-[.B6])/[.B6])*100" office:value-type="float" office:value="102.871297675839" calcext:value-type="float">
            <text:p>102.871297675839</text:p>
          </table:table-cell>
        </table:table-row>
        <table:table-row table:style-name="ro1">
          <table:table-cell table:style-name="ce19" office:value-type="float" office:value="1400" calcext:value-type="float">
            <text:p>1400</text:p>
          </table:table-cell>
          <table:table-cell table:style-name="ce22" office:value-type="float" office:value="346.502367589865" calcext:value-type="float">
            <text:p>346.502367589865</text:p>
          </table:table-cell>
          <table:table-cell table:style-name="ce22" office:value-type="float" office:value="547.780615569467" calcext:value-type="float">
            <text:p>547.780615569467</text:p>
          </table:table-cell>
          <table:table-cell table:style-name="ce22" table:formula="of:=(([.C7]-[.B7])/[.B7])*100" office:value-type="float" office:value="58.0885635442018" calcext:value-type="float">
            <text:p>58.0885635442018</text:p>
          </table:table-cell>
          <table:table-cell table:style-name="ce22" office:value-type="float" office:value="4978.15295045394" calcext:value-type="float">
            <text:p>4978.15295045394</text:p>
          </table:table-cell>
          <table:table-cell table:style-name="ce22" table:formula="of:=(([.E7]-[.B7])/[.B7])*100" office:value-type="float" office:value="1336.68656150318" calcext:value-type="float">
            <text:p>1336.68656150318</text:p>
          </table:table-cell>
          <table:table-cell table:style-name="ce22" office:value-type="float" office:value="4619.28817081742" calcext:value-type="float">
            <text:p>4619.28817081742</text:p>
          </table:table-cell>
          <table:table-cell table:style-name="ce22" table:formula="of:=(([.G7]-[.B7])/[.B7])*100" office:value-type="float" office:value="1233.11879019684" calcext:value-type="float">
            <text:p>1233.11879019684</text:p>
          </table:table-cell>
          <table:table-cell table:style-name="ce22" office:value-type="float" office:value="181.461786867168" calcext:value-type="float">
            <text:p>181.461786867168</text:p>
          </table:table-cell>
          <table:table-cell table:style-name="ce22" table:formula="of:=(([.I7]-[.B7])/[.B7])*100" office:value-type="float" office:value="-47.6304337747113" calcext:value-type="float">
            <text:p>-47.6304337747113</text:p>
          </table:table-cell>
        </table:table-row>
        <table:table-row table:style-name="ro1">
          <table:table-cell table:style-name="ce19" office:value-type="float" office:value="1500" calcext:value-type="float">
            <text:p>1500</text:p>
          </table:table-cell>
          <table:table-cell table:style-name="ce22" office:value-type="float" office:value="332.076231513475" calcext:value-type="float">
            <text:p>332.076231513475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8]-[.B8])/[.B8])*100" office:value-type="float" office:value="43.3189001709538" calcext:value-type="float">
            <text:p>43.3189001709538</text:p>
          </table:table-cell>
          <table:table-cell table:style-name="ce22" office:value-type="float" office:value="4905.11100656291" calcext:value-type="float">
            <text:p>4905.11100656291</text:p>
          </table:table-cell>
          <table:table-cell table:style-name="ce22" table:formula="of:=(([.E8]-[.B8])/[.B8])*100" office:value-type="float" office:value="1377.10391201662" calcext:value-type="float">
            <text:p>1377.10391201662</text:p>
          </table:table-cell>
          <table:table-cell table:style-name="ce22" office:value-type="float" office:value="4707.79007503879" calcext:value-type="float">
            <text:p>4707.79007503879</text:p>
          </table:table-cell>
          <table:table-cell table:style-name="ce22" table:formula="of:=(([.G8]-[.B8])/[.B8])*100" office:value-type="float" office:value="1317.6835401867" calcext:value-type="float">
            <text:p>1317.6835401867</text:p>
          </table:table-cell>
          <table:table-cell table:style-name="ce22" office:value-type="float" office:value="1181.83329078628" calcext:value-type="float">
            <text:p>1181.83329078628</text:p>
          </table:table-cell>
          <table:table-cell table:style-name="ce22" table:formula="of:=(([.I8]-[.B8])/[.B8])*100" office:value-type="float" office:value="255.892165301907" calcext:value-type="float">
            <text:p>255.892165301907</text:p>
          </table:table-cell>
        </table:table-row>
        <table:table-row table:style-name="ro1">
          <table:table-cell table:style-name="ce19" office:value-type="float" office:value="1600" calcext:value-type="float">
            <text:p>1600</text:p>
          </table:table-cell>
          <table:table-cell table:style-name="ce22" office:value-type="float" office:value="302.063144194635" calcext:value-type="float">
            <text:p>302.063144194635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9]-[.B9])/[.B9])*100" office:value-type="float" office:value="57.5591103652144" calcext:value-type="float">
            <text:p>57.5591103652144</text:p>
          </table:table-cell>
          <table:table-cell table:style-name="ce22" office:value-type="float" office:value="4991.9158381895" calcext:value-type="float">
            <text:p>4991.9158381895</text:p>
          </table:table-cell>
          <table:table-cell table:style-name="ce22" table:formula="of:=(([.E9]-[.B9])/[.B9])*100" office:value-type="float" office:value="1552.60672615291" calcext:value-type="float">
            <text:p>1552.60672615291</text:p>
          </table:table-cell>
          <table:table-cell table:style-name="ce22" office:value-type="float" office:value="4707.79007503879" calcext:value-type="float">
            <text:p>4707.79007503879</text:p>
          </table:table-cell>
          <table:table-cell table:style-name="ce22" table:formula="of:=(([.G9]-[.B9])/[.B9])*100" office:value-type="float" office:value="1458.54501468253" calcext:value-type="float">
            <text:p>1458.54501468253</text:p>
          </table:table-cell>
          <table:table-cell table:style-name="ce22" office:value-type="float" office:value="3493.29920980994" calcext:value-type="float">
            <text:p>3493.29920980994</text:p>
          </table:table-cell>
          <table:table-cell table:style-name="ce22" table:formula="of:=(([.I9]-[.B9])/[.B9])*100" office:value-type="float" office:value="1056.47978806677" calcext:value-type="float">
            <text:p>1056.47978806677</text:p>
          </table:table-cell>
        </table:table-row>
        <table:table-row table:style-name="ro1">
          <table:table-cell table:style-name="ce19" office:value-type="float" office:value="1700" calcext:value-type="float">
            <text:p>1700</text:p>
          </table:table-cell>
          <table:table-cell table:style-name="ce22" office:value-type="float" office:value="298.389483047842" calcext:value-type="float">
            <text:p>298.389483047842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0]-[.B10])/[.B10])*100" office:value-type="float" office:value="59.4989199595735" calcext:value-type="float">
            <text:p>59.4989199595735</text:p>
          </table:table-cell>
          <table:table-cell table:style-name="ce22" office:value-type="float" office:value="4972.53102619665" calcext:value-type="float">
            <text:p>4972.53102619665</text:p>
          </table:table-cell>
          <table:table-cell table:style-name="ce22" table:formula="of:=(([.E10]-[.B10])/[.B10])*100" office:value-type="float" office:value="1566.45653037289" calcext:value-type="float">
            <text:p>1566.45653037289</text:p>
          </table:table-cell>
          <table:table-cell table:style-name="ce22" office:value-type="float" office:value="4707.79007503879" calcext:value-type="float">
            <text:p>4707.79007503879</text:p>
          </table:table-cell>
          <table:table-cell table:style-name="ce22" table:formula="of:=(([.G10]-[.B10])/[.B10])*100" office:value-type="float" office:value="1477.73324547232" calcext:value-type="float">
            <text:p>1477.73324547232</text:p>
          </table:table-cell>
          <table:table-cell table:style-name="ce22" office:value-type="float" office:value="1394.25038674662" calcext:value-type="float">
            <text:p>1394.25038674662</text:p>
          </table:table-cell>
          <table:table-cell table:style-name="ce22" table:formula="of:=(([.I10]-[.B10])/[.B10])*100" office:value-type="float" office:value="367.258554995075" calcext:value-type="float">
            <text:p>367.258554995075</text:p>
          </table:table-cell>
        </table:table-row>
        <table:table-row table:style-name="ro1">
          <table:table-cell table:style-name="ce19" office:value-type="float" office:value="1800" calcext:value-type="float">
            <text:p>1800</text:p>
          </table:table-cell>
          <table:table-cell table:style-name="ce22" office:value-type="float" office:value="294.107617675252" calcext:value-type="float">
            <text:p>294.107617675252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1]-[.B11])/[.B11])*100" office:value-type="float" office:value="61.821039011568" calcext:value-type="float">
            <text:p>61.821039011568</text:p>
          </table:table-cell>
          <table:table-cell table:style-name="ce22" office:value-type="float" office:value="4962.6014167766" calcext:value-type="float">
            <text:p>4962.6014167766</text:p>
          </table:table-cell>
          <table:table-cell table:style-name="ce22" table:formula="of:=(([.E11]-[.B11])/[.B11])*100" office:value-type="float" office:value="1587.34201990518" calcext:value-type="float">
            <text:p>1587.34201990518</text:p>
          </table:table-cell>
          <table:table-cell table:style-name="ce22" office:value-type="float" office:value="4707.79007503879" calcext:value-type="float">
            <text:p>4707.79007503879</text:p>
          </table:table-cell>
          <table:table-cell table:style-name="ce22" table:formula="of:=(([.G11]-[.B11])/[.B11])*100" office:value-type="float" office:value="1500.70320933919" calcext:value-type="float">
            <text:p>1500.70320933919</text:p>
          </table:table-cell>
          <table:table-cell table:style-name="ce22" office:value-type="float" office:value="3178.54730483562" calcext:value-type="float">
            <text:p>3178.54730483562</text:p>
          </table:table-cell>
          <table:table-cell table:style-name="ce22" table:formula="of:=(([.I11]-[.B11])/[.B11])*100" office:value-type="float" office:value="980.742936874664" calcext:value-type="float">
            <text:p>980.742936874664</text:p>
          </table:table-cell>
        </table:table-row>
        <table:table-row table:style-name="ro1">
          <table:table-cell table:style-name="ce19" office:value-type="float" office:value="1900" calcext:value-type="float">
            <text:p>1900</text:p>
          </table:table-cell>
          <table:table-cell table:style-name="ce22" office:value-type="float" office:value="287.677757795195" calcext:value-type="float">
            <text:p>287.677757795195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2]-[.B12])/[.B12])*100" office:value-type="float" office:value="65.4378866068218" calcext:value-type="float">
            <text:p>65.4378866068218</text:p>
          </table:table-cell>
          <table:table-cell table:style-name="ce22" office:value-type="float" office:value="4965.58305214158" calcext:value-type="float">
            <text:p>4965.58305214158</text:p>
          </table:table-cell>
          <table:table-cell table:style-name="ce22" table:formula="of:=(([.E12]-[.B12])/[.B12])*100" office:value-type="float" office:value="1626.09210048025" calcext:value-type="float">
            <text:p>1626.09210048025</text:p>
          </table:table-cell>
          <table:table-cell table:style-name="ce22" office:value-type="float" office:value="4758.17624443256" calcext:value-type="float">
            <text:p>4758.17624443256</text:p>
          </table:table-cell>
          <table:table-cell table:style-name="ce22" table:formula="of:=(([.G12]-[.B12])/[.B12])*100" office:value-type="float" office:value="1553.99517880698" calcext:value-type="float">
            <text:p>1553.99517880698</text:p>
          </table:table-cell>
          <table:table-cell table:style-name="ce22" office:value-type="float" office:value="327.399595122053" calcext:value-type="float">
            <text:p>327.399595122053</text:p>
          </table:table-cell>
          <table:table-cell table:style-name="ce22" table:formula="of:=(([.I12]-[.B12])/[.B12])*100" office:value-type="float" office:value="13.8077540757034" calcext:value-type="float">
            <text:p>13.8077540757034</text:p>
          </table:table-cell>
        </table:table-row>
        <table:table-row table:style-name="ro1">
          <table:table-cell table:style-name="ce19" office:value-type="float" office:value="2000" calcext:value-type="float">
            <text:p>2000</text:p>
          </table:table-cell>
          <table:table-cell table:style-name="ce22" office:value-type="float" office:value="285.977215374329" calcext:value-type="float">
            <text:p>285.977215374329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3]-[.B13])/[.B13])*100" office:value-type="float" office:value="66.4216507987525" calcext:value-type="float">
            <text:p>66.4216507987525</text:p>
          </table:table-cell>
          <table:table-cell table:style-name="ce22" office:value-type="float" office:value="4976.82685832005" calcext:value-type="float">
            <text:p>4976.82685832005</text:p>
          </table:table-cell>
          <table:table-cell table:style-name="ce22" table:formula="of:=(([.E13]-[.B13])/[.B13])*100" office:value-type="float" office:value="1640.28789384694" calcext:value-type="float">
            <text:p>1640.28789384694</text:p>
          </table:table-cell>
          <table:table-cell table:style-name="ce22" office:value-type="float" office:value="4770.62033556476" calcext:value-type="float">
            <text:p>4770.62033556476</text:p>
          </table:table-cell>
          <table:table-cell table:style-name="ce22" table:formula="of:=(([.G13]-[.B13])/[.B13])*100" office:value-type="float" office:value="1568.18196663684" calcext:value-type="float">
            <text:p>1568.18196663684</text:p>
          </table:table-cell>
          <table:table-cell table:style-name="ce22" office:value-type="float" office:value="3870.89485100534" calcext:value-type="float">
            <text:p>3870.89485100534</text:p>
          </table:table-cell>
          <table:table-cell table:style-name="ce22" table:formula="of:=(([.I13]-[.B13])/[.B13])*100" office:value-type="float" office:value="1253.56757213631" calcext:value-type="float">
            <text:p>1253.56757213631</text:p>
          </table:table-cell>
        </table:table-row>
        <table:table-row table:style-name="ro1">
          <table:table-cell table:style-name="ce19" office:value-type="float" office:value="2100" calcext:value-type="float">
            <text:p>2100</text:p>
          </table:table-cell>
          <table:table-cell table:style-name="ce22" office:value-type="float" office:value="274.403278868468" calcext:value-type="float">
            <text:p>274.403278868468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4]-[.B14])/[.B14])*100" office:value-type="float" office:value="73.4410771973295" calcext:value-type="float">
            <text:p>73.4410771973295</text:p>
          </table:table-cell>
          <table:table-cell table:style-name="ce22" office:value-type="float" office:value="4889.72291590859" calcext:value-type="float">
            <text:p>4889.72291590859</text:p>
          </table:table-cell>
          <table:table-cell table:style-name="ce22" table:formula="of:=(([.E14]-[.B14])/[.B14])*100" office:value-type="float" office:value="1681.94769977673" calcext:value-type="float">
            <text:p>1681.94769977673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14]-[.B14])/[.B14])*100" office:value-type="float" office:value="1640.30395710066" calcext:value-type="float">
            <text:p>1640.30395710066</text:p>
          </table:table-cell>
          <table:table-cell table:style-name="ce22" office:value-type="float" office:value="1565.87877356768" calcext:value-type="float">
            <text:p>1565.87877356768</text:p>
          </table:table-cell>
          <table:table-cell table:style-name="ce22" table:formula="of:=(([.I14]-[.B14])/[.B14])*100" office:value-type="float" office:value="470.648710913644" calcext:value-type="float">
            <text:p>470.648710913644</text:p>
          </table:table-cell>
        </table:table-row>
        <table:table-row table:style-name="ro1">
          <table:table-cell table:style-name="ce19" office:value-type="float" office:value="2200" calcext:value-type="float">
            <text:p>2200</text:p>
          </table:table-cell>
          <table:table-cell table:style-name="ce22" office:value-type="float" office:value="257.457475948349" calcext:value-type="float">
            <text:p>257.457475948349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5]-[.B15])/[.B15])*100" office:value-type="float" office:value="84.8569364634577" calcext:value-type="float">
            <text:p>84.8569364634577</text:p>
          </table:table-cell>
          <table:table-cell table:style-name="ce22" office:value-type="float" office:value="4972.60156410204" calcext:value-type="float">
            <text:p>4972.60156410204</text:p>
          </table:table-cell>
          <table:table-cell table:style-name="ce22" table:formula="of:=(([.E15]-[.B15])/[.B15])*100" office:value-type="float" office:value="1831.42636304709" calcext:value-type="float">
            <text:p>1831.42636304709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15]-[.B15])/[.B15])*100" office:value-type="float" office:value="1754.85043810495" calcext:value-type="float">
            <text:p>1754.85043810495</text:p>
          </table:table-cell>
          <table:table-cell table:style-name="ce22" office:value-type="float" office:value="4888.20765693826" calcext:value-type="float">
            <text:p>4888.20765693826</text:p>
          </table:table-cell>
          <table:table-cell table:style-name="ce22" table:formula="of:=(([.I15]-[.B15])/[.B15])*100" office:value-type="float" office:value="1798.64661685681" calcext:value-type="float">
            <text:p>1798.64661685681</text:p>
          </table:table-cell>
        </table:table-row>
        <table:table-row table:style-name="ro1">
          <table:table-cell table:style-name="ce19" office:value-type="float" office:value="2300" calcext:value-type="float">
            <text:p>2300</text:p>
          </table:table-cell>
          <table:table-cell table:style-name="ce22" office:value-type="float" office:value="249.983312663823" calcext:value-type="float">
            <text:p>249.983312663823</text:p>
          </table:table-cell>
          <table:table-cell table:style-name="ce22" office:value-type="float" office:value="475.928002734262" calcext:value-type="float">
            <text:p>475.928002734262</text:p>
          </table:table-cell>
          <table:table-cell table:style-name="ce22" table:formula="of:=(([.C16]-[.B16])/[.B16])*100" office:value-type="float" office:value="90.38390909488" calcext:value-type="float">
            <text:p>90.38390909488</text:p>
          </table:table-cell>
          <table:table-cell table:style-name="ce22" office:value-type="float" office:value="4954.77425665205" calcext:value-type="float">
            <text:p>4954.77425665205</text:p>
          </table:table-cell>
          <table:table-cell table:style-name="ce22" table:formula="of:=(([.E16]-[.B16])/[.B16])*100" office:value-type="float" office:value="1882.04200266568" calcext:value-type="float">
            <text:p>1882.04200266568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16]-[.B16])/[.B16])*100" office:value-type="float" office:value="1810.30796002928" calcext:value-type="float">
            <text:p>1810.30796002928</text:p>
          </table:table-cell>
          <table:table-cell table:style-name="ce22" office:value-type="float" office:value="4198.26051914339" calcext:value-type="float">
            <text:p>4198.26051914339</text:p>
          </table:table-cell>
          <table:table-cell table:style-name="ce22" table:formula="of:=(([.I16]-[.B16])/[.B16])*100" office:value-type="float" office:value="1579.41630759538" calcext:value-type="float">
            <text:p>1579.41630759538</text:p>
          </table:table-cell>
        </table:table-row>
        <table:table-row table:style-name="ro1">
          <table:table-cell table:style-name="ce19" office:value-type="float" office:value="2400" calcext:value-type="float">
            <text:p>2400</text:p>
          </table:table-cell>
          <table:table-cell table:style-name="ce22" office:value-type="float" office:value="233.857545120026" calcext:value-type="float">
            <text:p>233.857545120026</text:p>
          </table:table-cell>
          <table:table-cell table:style-name="ce22" office:value-type="float" office:value="392.292329508679" calcext:value-type="float">
            <text:p>392.292329508679</text:p>
          </table:table-cell>
          <table:table-cell table:style-name="ce22" table:formula="of:=(([.C17]-[.B17])/[.B17])*100" office:value-type="float" office:value="67.7484168010649" calcext:value-type="float">
            <text:p>67.7484168010649</text:p>
          </table:table-cell>
          <table:table-cell table:style-name="ce22" office:value-type="float" office:value="4941.4366885663" calcext:value-type="float">
            <text:p>4941.4366885663</text:p>
          </table:table-cell>
          <table:table-cell table:style-name="ce22" table:formula="of:=(([.E17]-[.B17])/[.B17])*100" office:value-type="float" office:value="2013.01144294067" calcext:value-type="float">
            <text:p>2013.01144294067</text:p>
          </table:table-cell>
          <table:table-cell table:style-name="ce22" office:value-type="float" office:value="4819.77807566692" calcext:value-type="float">
            <text:p>4819.77807566692</text:p>
          </table:table-cell>
          <table:table-cell table:style-name="ce22" table:formula="of:=(([.G17]-[.B17])/[.B17])*100" office:value-type="float" office:value="1960.98891237108" calcext:value-type="float">
            <text:p>1960.98891237108</text:p>
          </table:table-cell>
          <table:table-cell table:style-name="ce22" office:value-type="float" office:value="4659.81777076753" calcext:value-type="float">
            <text:p>4659.81777076753</text:p>
          </table:table-cell>
          <table:table-cell table:style-name="ce22" table:formula="of:=(([.I17]-[.B17])/[.B17])*100" office:value-type="float" office:value="1892.58816660198" calcext:value-type="float">
            <text:p>1892.58816660198</text:p>
          </table:table-cell>
        </table:table-row>
        <table:table-row table:style-name="ro1">
          <table:table-cell table:style-name="ce19" office:value-type="float" office:value="2500" calcext:value-type="float">
            <text:p>2500</text:p>
          </table:table-cell>
          <table:table-cell table:style-name="ce22" office:value-type="float" office:value="224.882925299733" calcext:value-type="float">
            <text:p>224.882925299733</text:p>
          </table:table-cell>
          <table:table-cell table:style-name="ce22" office:value-type="float" office:value="392.292329508679" calcext:value-type="float">
            <text:p>392.292329508679</text:p>
          </table:table-cell>
          <table:table-cell table:style-name="ce22" table:formula="of:=(([.C18]-[.B18])/[.B18])*100" office:value-type="float" office:value="74.4429146791902" calcext:value-type="float">
            <text:p>74.4429146791902</text:p>
          </table:table-cell>
          <table:table-cell table:style-name="ce22" office:value-type="float" office:value="4990.90710101574" calcext:value-type="float">
            <text:p>4990.90710101574</text:p>
          </table:table-cell>
          <table:table-cell table:style-name="ce22" table:formula="of:=(([.E18]-[.B18])/[.B18])*100" office:value-type="float" office:value="2119.33572518397" calcext:value-type="float">
            <text:p>2119.33572518397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18]-[.B18])/[.B18])*100" office:value-type="float" office:value="2023.52765964645" calcext:value-type="float">
            <text:p>2023.52765964645</text:p>
          </table:table-cell>
          <table:table-cell table:style-name="ce22" office:value-type="float" office:value="2098.73985290228" calcext:value-type="float">
            <text:p>2098.73985290228</text:p>
          </table:table-cell>
          <table:table-cell table:style-name="ce22" table:formula="of:=(([.I18]-[.B18])/[.B18])*100" office:value-type="float" office:value="833.258872413281" calcext:value-type="float">
            <text:p>833.258872413281</text:p>
          </table:table-cell>
        </table:table-row>
        <table:table-row table:style-name="ro1">
          <table:table-cell table:style-name="ce19" office:value-type="float" office:value="2600" calcext:value-type="float">
            <text:p>2600</text:p>
          </table:table-cell>
          <table:table-cell table:style-name="ce22" office:value-type="float" office:value="213.844413849908" calcext:value-type="float">
            <text:p>213.844413849908</text:p>
          </table:table-cell>
          <table:table-cell table:style-name="ce22" office:value-type="float" office:value="392.292329508679" calcext:value-type="float">
            <text:p>392.292329508679</text:p>
          </table:table-cell>
          <table:table-cell table:style-name="ce22" table:formula="of:=(([.C19]-[.B19])/[.B19])*100" office:value-type="float" office:value="83.4475460200792" calcext:value-type="float">
            <text:p>83.4475460200792</text:p>
          </table:table-cell>
          <table:table-cell table:style-name="ce22" office:value-type="float" office:value="4854.22499887655" calcext:value-type="float">
            <text:p>4854.22499887655</text:p>
          </table:table-cell>
          <table:table-cell table:style-name="ce22" table:formula="of:=(([.E19]-[.B19])/[.B19])*100" office:value-type="float" office:value="2169.97980049346" calcext:value-type="float">
            <text:p>2169.97980049346</text:p>
          </table:table-cell>
          <table:table-cell table:style-name="ce22" office:value-type="float" office:value="4832.1565825556" calcext:value-type="float">
            <text:p>4832.1565825556</text:p>
          </table:table-cell>
          <table:table-cell table:style-name="ce22" table:formula="of:=(([.G19]-[.B19])/[.B19])*100" office:value-type="float" office:value="2159.65995349645" calcext:value-type="float">
            <text:p>2159.65995349645</text:p>
          </table:table-cell>
          <table:table-cell table:style-name="ce22" office:value-type="float" office:value="1862.80198685475" calcext:value-type="float">
            <text:p>1862.80198685475</text:p>
          </table:table-cell>
          <table:table-cell table:style-name="ce22" table:formula="of:=(([.I19]-[.B19])/[.B19])*100" office:value-type="float" office:value="771.101542153073" calcext:value-type="float">
            <text:p>771.101542153073</text:p>
          </table:table-cell>
        </table:table-row>
        <table:table-row table:style-name="ro1">
          <table:table-cell table:style-name="ce19" office:value-type="float" office:value="2700" calcext:value-type="float">
            <text:p>2700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office:value-type="float" office:value="392.292329508679" calcext:value-type="float">
            <text:p>392.292329508679</text:p>
          </table:table-cell>
          <table:table-cell table:style-name="ce22" table:formula="of:=(([.C20]-[.B20])/[.B20])*100" office:value-type="float" office:value="86.5013429644903" calcext:value-type="float">
            <text:p>86.5013429644903</text:p>
          </table:table-cell>
          <table:table-cell table:style-name="ce22" office:value-type="float" office:value="4998.0538004198" calcext:value-type="float">
            <text:p>4998.0538004198</text:p>
          </table:table-cell>
          <table:table-cell table:style-name="ce22" table:formula="of:=(([.E20]-[.B20])/[.B20])*100" office:value-type="float" office:value="2276.14573589679" calcext:value-type="float">
            <text:p>2276.14573589679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0]-[.B20])/[.B20])*100" office:value-type="float" office:value="2170.3172615216" calcext:value-type="float">
            <text:p>2170.3172615216</text:p>
          </table:table-cell>
          <table:table-cell table:style-name="ce22" office:value-type="float" office:value="2505.5933191225" calcext:value-type="float">
            <text:p>2505.5933191225</text:p>
          </table:table-cell>
          <table:table-cell table:style-name="ce22" table:formula="of:=(([.I20]-[.B20])/[.B20])*100" office:value-type="float" office:value="1091.19463672527" calcext:value-type="float">
            <text:p>1091.19463672527</text:p>
          </table:table-cell>
        </table:table-row>
        <table:table-row table:style-name="ro1">
          <table:table-cell table:style-name="ce19" office:value-type="float" office:value="2800" calcext:value-type="float">
            <text:p>2800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office:value-type="float" office:value="392.292329508679" calcext:value-type="float">
            <text:p>392.292329508679</text:p>
          </table:table-cell>
          <table:table-cell table:style-name="ce22" table:formula="of:=(([.C21]-[.B21])/[.B21])*100" office:value-type="float" office:value="88.6318102864427" calcext:value-type="float">
            <text:p>88.6318102864427</text:p>
          </table:table-cell>
          <table:table-cell table:style-name="ce22" office:value-type="float" office:value="4979.26731703608" calcext:value-type="float">
            <text:p>4979.26731703608</text:p>
          </table:table-cell>
          <table:table-cell table:style-name="ce22" table:formula="of:=(([.E21]-[.B21])/[.B21])*100" office:value-type="float" office:value="2294.25585784199" calcext:value-type="float">
            <text:p>2294.25585784199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1]-[.B21])/[.B21])*100" office:value-type="float" office:value="2196.25185619665" calcext:value-type="float">
            <text:p>2196.25185619665</text:p>
          </table:table-cell>
          <table:table-cell table:style-name="ce22" office:value-type="float" office:value="2420.23630702248" calcext:value-type="float">
            <text:p>2420.23630702248</text:p>
          </table:table-cell>
          <table:table-cell table:style-name="ce22" table:formula="of:=(([.I21]-[.B21])/[.B21])*100" office:value-type="float" office:value="1063.75855853823" calcext:value-type="float">
            <text:p>1063.75855853823</text:p>
          </table:table-cell>
        </table:table-row>
        <table:table-row table:style-name="ro1">
          <table:table-cell table:style-name="ce19" office:value-type="float" office:value="2900" calcext:value-type="float">
            <text:p>2900</text:p>
          </table:table-cell>
          <table:table-cell table:style-name="ce22" office:value-type="float" office:value="204.703148903164" calcext:value-type="float">
            <text:p>204.703148903164</text:p>
          </table:table-cell>
          <table:table-cell table:style-name="ce22" office:value-type="float" office:value="287.677757795195" calcext:value-type="float">
            <text:p>287.677757795195</text:p>
          </table:table-cell>
          <table:table-cell table:style-name="ce22" table:formula="of:=(([.C22]-[.B22])/[.B22])*100" office:value-type="float" office:value="40.5341145637594" calcext:value-type="float">
            <text:p>40.5341145637594</text:p>
          </table:table-cell>
          <table:table-cell table:style-name="ce22" office:value-type="float" office:value="4955.39485340006" calcext:value-type="float">
            <text:p>4955.39485340006</text:p>
          </table:table-cell>
          <table:table-cell table:style-name="ce22" table:formula="of:=(([.E22]-[.B22])/[.B22])*100" office:value-type="float" office:value="2320.77118986785" calcext:value-type="float">
            <text:p>2320.77118986785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2]-[.B22])/[.B22])*100" office:value-type="float" office:value="2232.86646842006" calcext:value-type="float">
            <text:p>2232.86646842006</text:p>
          </table:table-cell>
          <table:table-cell table:style-name="ce22" office:value-type="float" office:value="1100.71808633669" calcext:value-type="float">
            <text:p>1100.71808633669</text:p>
          </table:table-cell>
          <table:table-cell table:style-name="ce22" table:formula="of:=(([.I22]-[.B22])/[.B22])*100" office:value-type="float" office:value="437.714291272281" calcext:value-type="float">
            <text:p>437.714291272281</text:p>
          </table:table-cell>
        </table:table-row>
        <table:table-row table:style-name="ro1">
          <table:table-cell table:style-name="ce19" office:value-type="float" office:value="3000" calcext:value-type="float">
            <text:p>3000</text:p>
          </table:table-cell>
          <table:table-cell table:style-name="ce22" office:value-type="float" office:value="199.509737522291" calcext:value-type="float">
            <text:p>199.509737522291</text:p>
          </table:table-cell>
          <table:table-cell table:style-name="ce22" office:value-type="float" office:value="275.829167549779" calcext:value-type="float">
            <text:p>275.829167549779</text:p>
          </table:table-cell>
          <table:table-cell table:style-name="ce22" table:formula="of:=(([.C23]-[.B23])/[.B23])*100" office:value-type="float" office:value="38.2534862585147" calcext:value-type="float">
            <text:p>38.2534862585147</text:p>
          </table:table-cell>
          <table:table-cell table:style-name="ce22" office:value-type="float" office:value="4978.84040830752" calcext:value-type="float">
            <text:p>4978.84040830752</text:p>
          </table:table-cell>
          <table:table-cell table:style-name="ce22" table:formula="of:=(([.E23]-[.B23])/[.B23])*100" office:value-type="float" office:value="2395.53754625698" calcext:value-type="float">
            <text:p>2395.53754625698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3]-[.B23])/[.B23])*100" office:value-type="float" office:value="2293.59300446593" calcext:value-type="float">
            <text:p>2293.59300446593</text:p>
          </table:table-cell>
          <table:table-cell table:style-name="ce22" office:value-type="float" office:value="2426.66263475259" calcext:value-type="float">
            <text:p>2426.66263475259</text:p>
          </table:table-cell>
          <table:table-cell table:style-name="ce22" table:formula="of:=(([.I23]-[.B23])/[.B23])*100" office:value-type="float" office:value="1116.3128802079" calcext:value-type="float">
            <text:p>1116.3128802079</text:p>
          </table:table-cell>
        </table:table-row>
        <table:table-row table:style-name="ro1">
          <table:table-cell table:style-name="ce19" office:value-type="float" office:value="3100" calcext:value-type="float">
            <text:p>3100</text:p>
          </table:table-cell>
          <table:table-cell table:style-name="ce22" office:value-type="float" office:value="192.816786114478" calcext:value-type="float">
            <text:p>192.816786114478</text:p>
          </table:table-cell>
          <table:table-cell table:style-name="ce22" office:value-type="float" office:value="275.829167549779" calcext:value-type="float">
            <text:p>275.829167549779</text:p>
          </table:table-cell>
          <table:table-cell table:style-name="ce22" table:formula="of:=(([.C24]-[.B24])/[.B24])*100" office:value-type="float" office:value="43.0524660783504" calcext:value-type="float">
            <text:p>43.0524660783504</text:p>
          </table:table-cell>
          <table:table-cell table:style-name="ce22" office:value-type="float" office:value="4967.23581790327" calcext:value-type="float">
            <text:p>4967.23581790327</text:p>
          </table:table-cell>
          <table:table-cell table:style-name="ce22" table:formula="of:=(([.E24]-[.B24])/[.B24])*100" office:value-type="float" office:value="2476.1428338268" calcext:value-type="float">
            <text:p>2476.1428338268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4]-[.B24])/[.B24])*100" office:value-type="float" office:value="2376.67810297732" calcext:value-type="float">
            <text:p>2376.67810297732</text:p>
          </table:table-cell>
          <table:table-cell table:style-name="ce22" office:value-type="float" office:value="4119.67817572684" calcext:value-type="float">
            <text:p>4119.67817572684</text:p>
          </table:table-cell>
          <table:table-cell table:style-name="ce22" table:formula="of:=(([.I24]-[.B24])/[.B24])*100" office:value-type="float" office:value="2036.576518437" calcext:value-type="float">
            <text:p>2036.576518437</text:p>
          </table:table-cell>
        </table:table-row>
        <table:table-row table:style-name="ro1">
          <table:table-cell table:style-name="ce19" office:value-type="float" office:value="3200" calcext:value-type="float">
            <text:p>3200</text:p>
          </table:table-cell>
          <table:table-cell table:style-name="ce22" office:value-type="float" office:value="191.645365060096" calcext:value-type="float">
            <text:p>191.645365060096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table:formula="of:=(([.C25]-[.B25])/[.B25])*100" office:value-type="float" office:value="9.75631885740929" calcext:value-type="float">
            <text:p>9.75631885740929</text:p>
          </table:table-cell>
          <table:table-cell table:style-name="ce22" office:value-type="float" office:value="4979.28992721815" calcext:value-type="float">
            <text:p>4979.28992721815</text:p>
          </table:table-cell>
          <table:table-cell table:style-name="ce22" table:formula="of:=(([.E25]-[.B25])/[.B25])*100" office:value-type="float" office:value="2498.17915536686" calcext:value-type="float">
            <text:p>2498.17915536686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5]-[.B25])/[.B25])*100" office:value-type="float" office:value="2391.81665263045" calcext:value-type="float">
            <text:p>2391.81665263045</text:p>
          </table:table-cell>
          <table:table-cell table:style-name="ce22" office:value-type="float" office:value="4793.57734589771" calcext:value-type="float">
            <text:p>4793.57734589771</text:p>
          </table:table-cell>
          <table:table-cell table:style-name="ce22" table:formula="of:=(([.I25]-[.B25])/[.B25])*100" office:value-type="float" office:value="2401.27486484974" calcext:value-type="float">
            <text:p>2401.27486484974</text:p>
          </table:table-cell>
        </table:table-row>
        <table:table-row table:style-name="ro1">
          <table:table-cell table:style-name="ce19" office:value-type="float" office:value="3300" calcext:value-type="float">
            <text:p>3300</text:p>
          </table:table-cell>
          <table:table-cell table:style-name="ce22" office:value-type="float" office:value="182.952294812054" calcext:value-type="float">
            <text:p>182.952294812054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table:formula="of:=(([.C26]-[.B26])/[.B26])*100" office:value-type="float" office:value="14.9714455163786" calcext:value-type="float">
            <text:p>14.9714455163786</text:p>
          </table:table-cell>
          <table:table-cell table:style-name="ce22" office:value-type="float" office:value="4946.11559765825" calcext:value-type="float">
            <text:p>4946.11559765825</text:p>
          </table:table-cell>
          <table:table-cell table:style-name="ce22" table:formula="of:=(([.E26]-[.B26])/[.B26])*100" office:value-type="float" office:value="2603.50016802979" calcext:value-type="float">
            <text:p>2603.50016802979</text:p>
          </table:table-cell>
          <table:table-cell table:style-name="ce22" office:value-type="float" office:value="4775.45112056189" calcext:value-type="float">
            <text:p>4775.45112056189</text:p>
          </table:table-cell>
          <table:table-cell table:style-name="ce22" table:formula="of:=(([.G26]-[.B26])/[.B26])*100" office:value-type="float" office:value="2510.21657337924" calcext:value-type="float">
            <text:p>2510.21657337924</text:p>
          </table:table-cell>
          <table:table-cell table:style-name="ce22" office:value-type="float" office:value="2132.68348403721" calcext:value-type="float">
            <text:p>2132.68348403721</text:p>
          </table:table-cell>
          <table:table-cell table:style-name="ce22" table:formula="of:=(([.I26]-[.B26])/[.B26])*100" office:value-type="float" office:value="1065.7046916127" calcext:value-type="float">
            <text:p>1065.7046916127</text:p>
          </table:table-cell>
        </table:table-row>
        <table:table-row table:style-name="ro1">
          <table:table-cell table:style-name="ce19" office:value-type="float" office:value="3400" calcext:value-type="float">
            <text:p>3400</text:p>
          </table:table-cell>
          <table:table-cell table:style-name="ce22" office:value-type="float" office:value="176.098959018384" calcext:value-type="float">
            <text:p>176.098959018384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table:formula="of:=(([.C27]-[.B27])/[.B27])*100" office:value-type="float" office:value="19.4458497218299" calcext:value-type="float">
            <text:p>19.4458497218299</text:p>
          </table:table-cell>
          <table:table-cell table:style-name="ce22" office:value-type="float" office:value="4992.36871844825" calcext:value-type="float">
            <text:p>4992.36871844825</text:p>
          </table:table-cell>
          <table:table-cell table:style-name="ce22" table:formula="of:=(([.E27]-[.B27])/[.B27])*100" office:value-type="float" office:value="2734.97911985219" calcext:value-type="float">
            <text:p>2734.97911985219</text:p>
          </table:table-cell>
          <table:table-cell table:style-name="ce22" office:value-type="float" office:value="4794.39393900847" calcext:value-type="float">
            <text:p>4794.39393900847</text:p>
          </table:table-cell>
          <table:table-cell table:style-name="ce22" table:formula="of:=(([.G27]-[.B27])/[.B27])*100" office:value-type="float" office:value="2622.55666117139" calcext:value-type="float">
            <text:p>2622.55666117139</text:p>
          </table:table-cell>
          <table:table-cell table:style-name="ce22" office:value-type="float" office:value="4253.91113770408" calcext:value-type="float">
            <text:p>4253.91113770408</text:p>
          </table:table-cell>
          <table:table-cell table:style-name="ce22" table:formula="of:=(([.I27]-[.B27])/[.B27])*100" office:value-type="float" office:value="2315.6367314244" calcext:value-type="float">
            <text:p>2315.6367314244</text:p>
          </table:table-cell>
        </table:table-row>
        <table:table-row table:style-name="ro1">
          <table:table-cell table:style-name="ce19" office:value-type="float" office:value="3500" calcext:value-type="float">
            <text:p>3500</text:p>
          </table:table-cell>
          <table:table-cell table:style-name="ce22" office:value-type="float" office:value="175.748733724713" calcext:value-type="float">
            <text:p>175.748733724713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table:formula="of:=(([.C28]-[.B28])/[.B28])*100" office:value-type="float" office:value="19.6838768012288" calcext:value-type="float">
            <text:p>19.6838768012288</text:p>
          </table:table-cell>
          <table:table-cell table:style-name="ce22" office:value-type="float" office:value="4923.6279779755" calcext:value-type="float">
            <text:p>4923.6279779755</text:p>
          </table:table-cell>
          <table:table-cell table:style-name="ce22" table:formula="of:=(([.E28]-[.B28])/[.B28])*100" office:value-type="float" office:value="2701.51547816424" calcext:value-type="float">
            <text:p>2701.51547816424</text:p>
          </table:table-cell>
          <table:table-cell table:style-name="ce22" office:value-type="float" office:value="4794.39393900847" calcext:value-type="float">
            <text:p>4794.39393900847</text:p>
          </table:table-cell>
          <table:table-cell table:style-name="ce22" table:formula="of:=(([.G28]-[.B28])/[.B28])*100" office:value-type="float" office:value="2627.98206701065" calcext:value-type="float">
            <text:p>2627.98206701065</text:p>
          </table:table-cell>
          <table:table-cell table:style-name="ce22" office:value-type="float" office:value="381.391957532973" calcext:value-type="float">
            <text:p>381.391957532973</text:p>
          </table:table-cell>
          <table:table-cell table:style-name="ce22" table:formula="of:=(([.I28]-[.B28])/[.B28])*100" office:value-type="float" office:value="117.009789743562" calcext:value-type="float">
            <text:p>117.009789743562</text:p>
          </table:table-cell>
        </table:table-row>
        <table:table-row table:style-name="ro1">
          <table:table-cell table:style-name="ce19" office:value-type="float" office:value="3600" calcext:value-type="float">
            <text:p>3600</text:p>
          </table:table-cell>
          <table:table-cell table:style-name="ce22" office:value-type="float" office:value="175.098424450122" calcext:value-type="float">
            <text:p>175.098424450122</text:p>
          </table:table-cell>
          <table:table-cell table:style-name="ce22" office:value-type="float" office:value="210.342897950805" calcext:value-type="float">
            <text:p>210.342897950805</text:p>
          </table:table-cell>
          <table:table-cell table:style-name="ce22" table:formula="of:=(([.C29]-[.B29])/[.B29])*100" office:value-type="float" office:value="20.128378431368" calcext:value-type="float">
            <text:p>20.128378431368</text:p>
          </table:table-cell>
          <table:table-cell table:style-name="ce22" office:value-type="float" office:value="4966.57450058378" calcext:value-type="float">
            <text:p>4966.57450058378</text:p>
          </table:table-cell>
          <table:table-cell table:style-name="ce22" table:formula="of:=(([.E29]-[.B29])/[.B29])*100" office:value-type="float" office:value="2736.44728168216" calcext:value-type="float">
            <text:p>2736.44728168216</text:p>
          </table:table-cell>
          <table:table-cell table:style-name="ce22" office:value-type="float" office:value="4794.39393900847" calcext:value-type="float">
            <text:p>4794.39393900847</text:p>
          </table:table-cell>
          <table:table-cell table:style-name="ce22" table:formula="of:=(([.G29]-[.B29])/[.B29])*100" office:value-type="float" office:value="2638.11369466331" calcext:value-type="float">
            <text:p>2638.11369466331</text:p>
          </table:table-cell>
          <table:table-cell table:style-name="ce22" office:value-type="float" office:value="3280.05482960772" calcext:value-type="float">
            <text:p>3280.05482960772</text:p>
          </table:table-cell>
          <table:table-cell table:style-name="ce22" table:formula="of:=(([.I29]-[.B29])/[.B29])*100" office:value-type="float" office:value="1773.26347447636" calcext:value-type="float">
            <text:p>1773.26347447636</text:p>
          </table:table-cell>
        </table:table-row>
        <table:table-row table:style-name="ro1">
          <table:table-cell table:style-name="ce19" office:value-type="float" office:value="3700" calcext:value-type="float">
            <text:p>3700</text:p>
          </table:table-cell>
          <table:table-cell table:style-name="ce22" office:value-type="float" office:value="169.224935572329" calcext:value-type="float">
            <text:p>169.224935572329</text:p>
          </table:table-cell>
          <table:table-cell table:style-name="ce22" office:value-type="float" office:value="208.37442440255" calcext:value-type="float">
            <text:p>208.37442440255</text:p>
          </table:table-cell>
          <table:table-cell table:style-name="ce22" table:formula="of:=(([.C30]-[.B30])/[.B30])*100" office:value-type="float" office:value="23.1345863408456" calcext:value-type="float">
            <text:p>23.1345863408456</text:p>
          </table:table-cell>
          <table:table-cell table:style-name="ce22" office:value-type="float" office:value="4996.18388563709" calcext:value-type="float">
            <text:p>4996.18388563709</text:p>
          </table:table-cell>
          <table:table-cell table:style-name="ce22" table:formula="of:=(([.E30]-[.B30])/[.B30])*100" office:value-type="float" office:value="2852.39225161451" calcext:value-type="float">
            <text:p>2852.39225161451</text:p>
          </table:table-cell>
          <table:table-cell table:style-name="ce22" office:value-type="float" office:value="4794.39393900847" calcext:value-type="float">
            <text:p>4794.39393900847</text:p>
          </table:table-cell>
          <table:table-cell table:style-name="ce22" table:formula="of:=(([.G30]-[.B30])/[.B30])*100" office:value-type="float" office:value="2733.14862717692" calcext:value-type="float">
            <text:p>2733.14862717692</text:p>
          </table:table-cell>
          <table:table-cell table:style-name="ce22" office:value-type="float" office:value="906.084979548227" calcext:value-type="float">
            <text:p>906.084979548227</text:p>
          </table:table-cell>
          <table:table-cell table:style-name="ce22" table:formula="of:=(([.I30]-[.B30])/[.B30])*100" office:value-type="float" office:value="435.432308769267" calcext:value-type="float">
            <text:p>435.432308769267</text:p>
          </table:table-cell>
        </table:table-row>
        <table:table-row table:style-name="ro1">
          <table:table-cell table:style-name="ce19" office:value-type="float" office:value="3800" calcext:value-type="float">
            <text:p>3800</text:p>
          </table:table-cell>
          <table:table-cell table:style-name="ce22" office:value-type="float" office:value="165.464910882297" calcext:value-type="float">
            <text:p>165.464910882297</text:p>
          </table:table-cell>
          <table:table-cell table:style-name="ce22" office:value-type="float" office:value="208.37442440255" calcext:value-type="float">
            <text:p>208.37442440255</text:p>
          </table:table-cell>
          <table:table-cell table:style-name="ce22" table:formula="of:=(([.C31]-[.B31])/[.B31])*100" office:value-type="float" office:value="25.9326967218907" calcext:value-type="float">
            <text:p>25.9326967218907</text:p>
          </table:table-cell>
          <table:table-cell table:style-name="ce22" office:value-type="float" office:value="4956.63608740455" calcext:value-type="float">
            <text:p>4956.63608740455</text:p>
          </table:table-cell>
          <table:table-cell table:style-name="ce22" table:formula="of:=(([.E31]-[.B31])/[.B31])*100" office:value-type="float" office:value="2895.58139606435" calcext:value-type="float">
            <text:p>2895.58139606435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1]-[.B31])/[.B31])*100" office:value-type="float" office:value="2854.26109621917" calcext:value-type="float">
            <text:p>2854.26109621917</text:p>
          </table:table-cell>
          <table:table-cell table:style-name="ce22" office:value-type="float" office:value="2643.80859732564" calcext:value-type="float">
            <text:p>2643.80859732564</text:p>
          </table:table-cell>
          <table:table-cell table:style-name="ce22" table:formula="of:=(([.I31]-[.B31])/[.B31])*100" office:value-type="float" office:value="1497.80619542128" calcext:value-type="float">
            <text:p>1497.80619542128</text:p>
          </table:table-cell>
        </table:table-row>
        <table:table-row table:style-name="ro1">
          <table:table-cell table:style-name="ce19" office:value-type="float" office:value="3900" calcext:value-type="float">
            <text:p>3900</text:p>
          </table:table-cell>
          <table:table-cell table:style-name="ce22" office:value-type="float" office:value="162.550808478417" calcext:value-type="float">
            <text:p>162.550808478417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2]-[.B32])/[.B32])*100" office:value-type="float" office:value="27.9398242833408" calcext:value-type="float">
            <text:p>27.9398242833408</text:p>
          </table:table-cell>
          <table:table-cell table:style-name="ce22" office:value-type="float" office:value="4934.86493257519" calcext:value-type="float">
            <text:p>4934.86493257519</text:p>
          </table:table-cell>
          <table:table-cell table:style-name="ce22" table:formula="of:=(([.E32]-[.B32])/[.B32])*100" office:value-type="float" office:value="2935.89073396114" calcext:value-type="float">
            <text:p>2935.89073396114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2]-[.B32])/[.B32])*100" office:value-type="float" office:value="2907.22311740361" calcext:value-type="float">
            <text:p>2907.22311740361</text:p>
          </table:table-cell>
          <table:table-cell table:style-name="ce22" office:value-type="float" office:value="16.0171734756925" calcext:value-type="float">
            <text:p>16.0171734756925</text:p>
          </table:table-cell>
          <table:table-cell table:style-name="ce22" table:formula="of:=(([.I32]-[.B32])/[.B32])*100" office:value-type="float" office:value="-90.1463587750662" calcext:value-type="float">
            <text:p>-90.1463587750662</text:p>
          </table:table-cell>
        </table:table-row>
        <table:table-row table:style-name="ro1">
          <table:table-cell table:style-name="ce19" office:value-type="float" office:value="4000" calcext:value-type="float">
            <text:p>4000</text:p>
          </table:table-cell>
          <table:table-cell table:style-name="ce22" office:value-type="float" office:value="159.793614268627" calcext:value-type="float">
            <text:p>159.793614268627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3]-[.B33])/[.B33])*100" office:value-type="float" office:value="30.1473902385273" calcext:value-type="float">
            <text:p>30.1473902385273</text:p>
          </table:table-cell>
          <table:table-cell table:style-name="ce22" office:value-type="float" office:value="4886.52131123241" calcext:value-type="float">
            <text:p>4886.52131123241</text:p>
          </table:table-cell>
          <table:table-cell table:style-name="ce22" table:formula="of:=(([.E33]-[.B33])/[.B33])*100" office:value-type="float" office:value="2958.02039311643" calcext:value-type="float">
            <text:p>2958.02039311643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3]-[.B33])/[.B33])*100" office:value-type="float" office:value="2959.1119128652" calcext:value-type="float">
            <text:p>2959.1119128652</text:p>
          </table:table-cell>
          <table:table-cell table:style-name="ce22" office:value-type="float" office:value="3300.10900206514" calcext:value-type="float">
            <text:p>3300.10900206514</text:p>
          </table:table-cell>
          <table:table-cell table:style-name="ce22" table:formula="of:=(([.I33]-[.B33])/[.B33])*100" office:value-type="float" office:value="1965.2320915136" calcext:value-type="float">
            <text:p>1965.2320915136</text:p>
          </table:table-cell>
        </table:table-row>
        <table:table-row table:style-name="ro1">
          <table:table-cell table:style-name="ce19" office:value-type="float" office:value="4100" calcext:value-type="float">
            <text:p>4100</text:p>
          </table:table-cell>
          <table:table-cell table:style-name="ce22" office:value-type="float" office:value="146.918533586797" calcext:value-type="float">
            <text:p>146.918533586797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4]-[.B34])/[.B34])*100" office:value-type="float" office:value="41.5527460431489" calcext:value-type="float">
            <text:p>41.5527460431489</text:p>
          </table:table-cell>
          <table:table-cell table:style-name="ce22" office:value-type="float" office:value="4974.4635122478" calcext:value-type="float">
            <text:p>4974.4635122478</text:p>
          </table:table-cell>
          <table:table-cell table:style-name="ce22" table:formula="of:=(([.E34]-[.B34])/[.B34])*100" office:value-type="float" office:value="3285.86520761111" calcext:value-type="float">
            <text:p>3285.86520761111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4]-[.B34])/[.B34])*100" office:value-type="float" office:value="3227.19458243267" calcext:value-type="float">
            <text:p>3227.19458243267</text:p>
          </table:table-cell>
          <table:table-cell table:style-name="ce22" office:value-type="float" office:value="4556.55611007752" calcext:value-type="float">
            <text:p>4556.55611007752</text:p>
          </table:table-cell>
          <table:table-cell table:style-name="ce22" table:formula="of:=(([.I34]-[.B34])/[.B34])*100" office:value-type="float" office:value="3001.41681844761" calcext:value-type="float">
            <text:p>3001.41681844761</text:p>
          </table:table-cell>
        </table:table-row>
        <table:table-row table:style-name="ro1">
          <table:table-cell table:style-name="ce19" office:value-type="float" office:value="4200" calcext:value-type="float">
            <text:p>4200</text:p>
          </table:table-cell>
          <table:table-cell table:style-name="ce22" office:value-type="float" office:value="142.371132390485" calcext:value-type="float">
            <text:p>142.371132390485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5]-[.B35])/[.B35])*100" office:value-type="float" office:value="46.0740075930844" calcext:value-type="float">
            <text:p>46.0740075930844</text:p>
          </table:table-cell>
          <table:table-cell table:style-name="ce22" office:value-type="float" office:value="4988.97602759647" calcext:value-type="float">
            <text:p>4988.97602759647</text:p>
          </table:table-cell>
          <table:table-cell table:style-name="ce22" table:formula="of:=(([.E35]-[.B35])/[.B35])*100" office:value-type="float" office:value="3404.20478072274" calcext:value-type="float">
            <text:p>3404.20478072274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5]-[.B35])/[.B35])*100" office:value-type="float" office:value="3333.46674849945" calcext:value-type="float">
            <text:p>3333.46674849945</text:p>
          </table:table-cell>
          <table:table-cell table:style-name="ce22" office:value-type="float" office:value="107.530672460173" calcext:value-type="float">
            <text:p>107.530672460173</text:p>
          </table:table-cell>
          <table:table-cell table:style-name="ce22" table:formula="of:=(([.I35]-[.B35])/[.B35])*100" office:value-type="float" office:value="-24.4715760458755" calcext:value-type="float">
            <text:p>-24.4715760458755</text:p>
          </table:table-cell>
        </table:table-row>
        <table:table-row table:style-name="ro1">
          <table:table-cell table:style-name="ce19" office:value-type="float" office:value="4300" calcext:value-type="float">
            <text:p>4300</text:p>
          </table:table-cell>
          <table:table-cell table:style-name="ce22" office:value-type="float" office:value="136.596419251633" calcext:value-type="float">
            <text:p>136.596419251633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6]-[.B36])/[.B36])*100" office:value-type="float" office:value="52.2493926838057" calcext:value-type="float">
            <text:p>52.2493926838057</text:p>
          </table:table-cell>
          <table:table-cell table:style-name="ce22" office:value-type="float" office:value="4912.59816586139" calcext:value-type="float">
            <text:p>4912.59816586139</text:p>
          </table:table-cell>
          <table:table-cell table:style-name="ce22" table:formula="of:=(([.E36]-[.B36])/[.B36])*100" office:value-type="float" office:value="3496.43260985602" calcext:value-type="float">
            <text:p>3496.43260985602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6]-[.B36])/[.B36])*100" office:value-type="float" office:value="3478.61905668583" calcext:value-type="float">
            <text:p>3478.61905668583</text:p>
          </table:table-cell>
          <table:table-cell table:style-name="ce22" office:value-type="float" office:value="2320.31844477757" calcext:value-type="float">
            <text:p>2320.31844477757</text:p>
          </table:table-cell>
          <table:table-cell table:style-name="ce22" table:formula="of:=(([.I36]-[.B36])/[.B36])*100" office:value-type="float" office:value="1598.66710817884" calcext:value-type="float">
            <text:p>1598.66710817884</text:p>
          </table:table-cell>
        </table:table-row>
        <table:table-row table:style-name="ro1">
          <table:table-cell table:style-name="ce19" office:value-type="float" office:value="4400" calcext:value-type="float">
            <text:p>4400</text:p>
          </table:table-cell>
          <table:table-cell table:style-name="ce22" office:value-type="float" office:value="135.787079589458" calcext:value-type="float">
            <text:p>135.787079589458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7]-[.B37])/[.B37])*100" office:value-type="float" office:value="53.1568536323261" calcext:value-type="float">
            <text:p>53.1568536323261</text:p>
          </table:table-cell>
          <table:table-cell table:style-name="ce22" office:value-type="float" office:value="4998.42287717139" calcext:value-type="float">
            <text:p>4998.42287717139</text:p>
          </table:table-cell>
          <table:table-cell table:style-name="ce22" table:formula="of:=(([.E37]-[.B37])/[.B37])*100" office:value-type="float" office:value="3581.07399635056" calcext:value-type="float">
            <text:p>3581.07399635056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7]-[.B37])/[.B37])*100" office:value-type="float" office:value="3499.94890888641" calcext:value-type="float">
            <text:p>3499.94890888641</text:p>
          </table:table-cell>
          <table:table-cell table:style-name="ce22" office:value-type="float" office:value="1865.57636066352" calcext:value-type="float">
            <text:p>1865.57636066352</text:p>
          </table:table-cell>
          <table:table-cell table:style-name="ce22" table:formula="of:=(([.I37]-[.B37])/[.B37])*100" office:value-type="float" office:value="1273.89828715953" calcext:value-type="float">
            <text:p>1273.89828715953</text:p>
          </table:table-cell>
        </table:table-row>
        <table:table-row table:style-name="ro1">
          <table:table-cell table:style-name="ce19" office:value-type="float" office:value="4500" calcext:value-type="float">
            <text:p>4500</text:p>
          </table:table-cell>
          <table:table-cell table:style-name="ce22" office:value-type="float" office:value="133.130966239349" calcext:value-type="float">
            <text:p>133.130966239349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8]-[.B38])/[.B38])*100" office:value-type="float" office:value="56.2125060855814" calcext:value-type="float">
            <text:p>56.2125060855814</text:p>
          </table:table-cell>
          <table:table-cell table:style-name="ce22" office:value-type="float" office:value="4942.79250427774" calcext:value-type="float">
            <text:p>4942.79250427774</text:p>
          </table:table-cell>
          <table:table-cell table:style-name="ce22" table:formula="of:=(([.E38]-[.B38])/[.B38])*100" office:value-type="float" office:value="3612.72938513144" calcext:value-type="float">
            <text:p>3612.72938513144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8]-[.B38])/[.B38])*100" office:value-type="float" office:value="3571.77196122881" calcext:value-type="float">
            <text:p>3571.77196122881</text:p>
          </table:table-cell>
          <table:table-cell table:style-name="ce22" office:value-type="float" office:value="135.486028372496" calcext:value-type="float">
            <text:p>135.486028372496</text:p>
          </table:table-cell>
          <table:table-cell table:style-name="ce22" table:formula="of:=(([.I38]-[.B38])/[.B38])*100" office:value-type="float" office:value="1.76898147716656" calcext:value-type="float">
            <text:p>1.76898147716656</text:p>
          </table:table-cell>
        </table:table-row>
        <table:table-row table:style-name="ro1">
          <table:table-cell table:style-name="ce19" office:value-type="float" office:value="4600" calcext:value-type="float">
            <text:p>4600</text:p>
          </table:table-cell>
          <table:table-cell table:style-name="ce22" office:value-type="float" office:value="129.232358505395" calcext:value-type="float">
            <text:p>129.232358505395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39]-[.B39])/[.B39])*100" office:value-type="float" office:value="60.9250354505878" calcext:value-type="float">
            <text:p>60.9250354505878</text:p>
          </table:table-cell>
          <table:table-cell table:style-name="ce22" office:value-type="float" office:value="4939.68678165969" calcext:value-type="float">
            <text:p>4939.68678165969</text:p>
          </table:table-cell>
          <table:table-cell table:style-name="ce22" table:formula="of:=(([.E39]-[.B39])/[.B39])*100" office:value-type="float" office:value="3722.32966943298" calcext:value-type="float">
            <text:p>3722.32966943298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39]-[.B39])/[.B39])*100" office:value-type="float" office:value="3682.53987362257" calcext:value-type="float">
            <text:p>3682.53987362257</text:p>
          </table:table-cell>
          <table:table-cell table:style-name="ce22" office:value-type="float" office:value="4925.1461689826" calcext:value-type="float">
            <text:p>4925.1461689826</text:p>
          </table:table-cell>
          <table:table-cell table:style-name="ce22" table:formula="of:=(([.I39]-[.B39])/[.B39])*100" office:value-type="float" office:value="3711.07814323222" calcext:value-type="float">
            <text:p>3711.07814323222</text:p>
          </table:table-cell>
        </table:table-row>
        <table:table-row table:style-name="ro1">
          <table:table-cell table:style-name="ce19" office:value-type="float" office:value="4700" calcext:value-type="float">
            <text:p>4700</text:p>
          </table:table-cell>
          <table:table-cell table:style-name="ce22" office:value-type="float" office:value="126.273505225595" calcext:value-type="float">
            <text:p>126.273505225595</text:p>
          </table:table-cell>
          <table:table-cell table:style-name="ce22" office:value-type="float" office:value="207.967218738437" calcext:value-type="float">
            <text:p>207.967218738437</text:p>
          </table:table-cell>
          <table:table-cell table:style-name="ce22" table:formula="of:=(([.C40]-[.B40])/[.B40])*100" office:value-type="float" office:value="64.6958468182939" calcext:value-type="float">
            <text:p>64.6958468182939</text:p>
          </table:table-cell>
          <table:table-cell table:style-name="ce22" office:value-type="float" office:value="4990.88988273448" calcext:value-type="float">
            <text:p>4990.88988273448</text:p>
          </table:table-cell>
          <table:table-cell table:style-name="ce22" table:formula="of:=(([.E40]-[.B40])/[.B40])*100" office:value-type="float" office:value="3852.44423904916" calcext:value-type="float">
            <text:p>3852.44423904916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40]-[.B40])/[.B40])*100" office:value-type="float" office:value="3771.17272254083" calcext:value-type="float">
            <text:p>3771.17272254083</text:p>
          </table:table-cell>
          <table:table-cell table:style-name="ce22" office:value-type="float" office:value="4015.45695749278" calcext:value-type="float">
            <text:p>4015.45695749278</text:p>
          </table:table-cell>
          <table:table-cell table:style-name="ce22" table:formula="of:=(([.I40]-[.B40])/[.B40])*100" office:value-type="float" office:value="3079.9679198886" calcext:value-type="float">
            <text:p>3079.9679198886</text:p>
          </table:table-cell>
        </table:table-row>
        <table:table-row table:style-name="ro1">
          <table:table-cell table:style-name="ce19" office:value-type="float" office:value="4800" calcext:value-type="float">
            <text:p>4800</text:p>
          </table:table-cell>
          <table:table-cell table:style-name="ce22" office:value-type="float" office:value="125.529222158618" calcext:value-type="float">
            <text:p>125.529222158618</text:p>
          </table:table-cell>
          <table:table-cell table:style-name="ce22" office:value-type="float" office:value="204.703148903164" calcext:value-type="float">
            <text:p>204.703148903164</text:p>
          </table:table-cell>
          <table:table-cell table:style-name="ce22" table:formula="of:=(([.C41]-[.B41])/[.B41])*100" office:value-type="float" office:value="63.072108137898" calcext:value-type="float">
            <text:p>63.072108137898</text:p>
          </table:table-cell>
          <table:table-cell table:style-name="ce22" office:value-type="float" office:value="4988.2403533747" calcext:value-type="float">
            <text:p>4988.2403533747</text:p>
          </table:table-cell>
          <table:table-cell table:style-name="ce22" table:formula="of:=(([.E41]-[.B41])/[.B41])*100" office:value-type="float" office:value="3873.76823308248" calcext:value-type="float">
            <text:p>3873.76823308248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41]-[.B41])/[.B41])*100" office:value-type="float" office:value="3794.12553191211" calcext:value-type="float">
            <text:p>3794.12553191211</text:p>
          </table:table-cell>
          <table:table-cell table:style-name="ce22" office:value-type="float" office:value="3088.04008999078" calcext:value-type="float">
            <text:p>3088.04008999078</text:p>
          </table:table-cell>
          <table:table-cell table:style-name="ce22" table:formula="of:=(([.I41]-[.B41])/[.B41])*100" office:value-type="float" office:value="2360.01690832494" calcext:value-type="float">
            <text:p>2360.01690832494</text:p>
          </table:table-cell>
        </table:table-row>
        <table:table-row table:style-name="ro1">
          <table:table-cell table:style-name="ce19" office:value-type="float" office:value="4900" calcext:value-type="float">
            <text:p>4900</text:p>
          </table:table-cell>
          <table:table-cell table:style-name="ce22" office:value-type="float" office:value="123.545352707189" calcext:value-type="float">
            <text:p>123.545352707189</text:p>
          </table:table-cell>
          <table:table-cell table:style-name="ce22" office:value-type="float" office:value="204.703148903164" calcext:value-type="float">
            <text:p>204.703148903164</text:p>
          </table:table-cell>
          <table:table-cell table:style-name="ce22" table:formula="of:=(([.C42]-[.B42])/[.B42])*100" office:value-type="float" office:value="65.6906912462538" calcext:value-type="float">
            <text:p>65.6906912462538</text:p>
          </table:table-cell>
          <table:table-cell table:style-name="ce22" office:value-type="float" office:value="4990.16678501952" calcext:value-type="float">
            <text:p>4990.16678501952</text:p>
          </table:table-cell>
          <table:table-cell table:style-name="ce22" table:formula="of:=(([.E42]-[.B42])/[.B42])*100" office:value-type="float" office:value="3939.13759252973" calcext:value-type="float">
            <text:p>3939.13759252973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42]-[.B42])/[.B42])*100" office:value-type="float" office:value="3856.65671186755" calcext:value-type="float">
            <text:p>3856.65671186755</text:p>
          </table:table-cell>
          <table:table-cell table:style-name="ce22" office:value-type="float" office:value="3088.34043627254" calcext:value-type="float">
            <text:p>3088.34043627254</text:p>
          </table:table-cell>
          <table:table-cell table:style-name="ce22" table:formula="of:=(([.I42]-[.B42])/[.B42])*100" office:value-type="float" office:value="2399.76253140992" calcext:value-type="float">
            <text:p>2399.76253140992</text:p>
          </table:table-cell>
        </table:table-row>
        <table:table-row table:style-name="ro1">
          <table:table-cell table:style-name="ce19" office:value-type="float" office:value="5000" calcext:value-type="float">
            <text:p>5000</text:p>
          </table:table-cell>
          <table:table-cell table:style-name="ce22" office:value-type="float" office:value="123.545352707189" calcext:value-type="float">
            <text:p>123.545352707189</text:p>
          </table:table-cell>
          <table:table-cell table:style-name="ce22" office:value-type="float" office:value="204.703148903164" calcext:value-type="float">
            <text:p>204.703148903164</text:p>
          </table:table-cell>
          <table:table-cell table:style-name="ce22" table:formula="of:=(([.C43]-[.B43])/[.B43])*100" office:value-type="float" office:value="65.6906912462538" calcext:value-type="float">
            <text:p>65.6906912462538</text:p>
          </table:table-cell>
          <table:table-cell table:style-name="ce22" office:value-type="float" office:value="4981.55887939055" calcext:value-type="float">
            <text:p>4981.55887939055</text:p>
          </table:table-cell>
          <table:table-cell table:style-name="ce22" table:formula="of:=(([.E43]-[.B43])/[.B43])*100" office:value-type="float" office:value="3932.17018708684" calcext:value-type="float">
            <text:p>3932.17018708684</text:p>
          </table:table-cell>
          <table:table-cell table:style-name="ce22" office:value-type="float" office:value="4888.26549008942" calcext:value-type="float">
            <text:p>4888.26549008942</text:p>
          </table:table-cell>
          <table:table-cell table:style-name="ce22" table:formula="of:=(([.G43]-[.B43])/[.B43])*100" office:value-type="float" office:value="3856.65671186755" calcext:value-type="float">
            <text:p>3856.65671186755</text:p>
          </table:table-cell>
          <table:table-cell table:style-name="ce22" office:value-type="float" office:value="2181.01819335513" calcext:value-type="float">
            <text:p>2181.01819335513</text:p>
          </table:table-cell>
          <table:table-cell table:style-name="ce22" table:formula="of:=(([.I43]-[.B43])/[.B43])*100" office:value-type="float" office:value="1665.35834457836" calcext:value-type="float">
            <text:p>1665.358344578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 table:style-name="ce25"/>
          <table:table-cell table:style-name="ce27" table:formula="of:=MIN([.D3:.D43])" office:value-type="float" office:value="9.75631885740929" calcext:value-type="float">
            <text:p>9.75631885740929</text:p>
          </table:table-cell>
          <table:table-cell table:style-name="ce28"/>
          <table:table-cell table:style-name="ce27" table:formula="of:=MIN([.F3:.F43])" office:value-type="float" office:value="968.963401392985" calcext:value-type="float">
            <text:p>968.963401392985</text:p>
          </table:table-cell>
          <table:table-cell table:style-name="ce28"/>
          <table:table-cell table:style-name="ce27" table:formula="of:=MIN([.H3:.H43])" office:value-type="float" office:value="868.742078356181" calcext:value-type="float">
            <text:p>868.742078356181</text:p>
          </table:table-cell>
          <table:table-cell table:style-name="ce28"/>
          <table:table-cell table:style-name="ce27" table:formula="of:=MIN([.J3:.J43])" office:value-type="float" office:value="-90.1463587750662" calcext:value-type="float">
            <text:p>-90.1463587750662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 table:style-name="ce25"/>
          <table:table-cell table:style-name="ce27" table:formula="of:=MAX([.D3:.D43])" office:value-type="float" office:value="90.38390909488" calcext:value-type="float">
            <text:p>90.38390909488</text:p>
          </table:table-cell>
          <table:table-cell table:style-name="ce28"/>
          <table:table-cell table:style-name="ce27" table:formula="of:=MAX([.F3:.F43])" office:value-type="float" office:value="3939.13759252973" calcext:value-type="float">
            <text:p>3939.13759252973</text:p>
          </table:table-cell>
          <table:table-cell table:style-name="ce28"/>
          <table:table-cell table:style-name="ce27" table:formula="of:=MAX([.H3:.H43])" office:value-type="float" office:value="3856.65671186755" calcext:value-type="float">
            <text:p>3856.65671186755</text:p>
          </table:table-cell>
          <table:table-cell table:style-name="ce28"/>
          <table:table-cell table:style-name="ce27" table:formula="of:=MAX([.J3:.J43])" office:value-type="float" office:value="3711.07814323222" calcext:value-type="float">
            <text:p>3711.078143232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3" table:number-rows-spanned="1">
            <text:p>Best Scheduler:</text:p>
          </table:table-cell>
          <table:covered-table-cell table:number-columns-repeated="2" table:style-name="ce22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Maximum Makespan:</text:p>
          </table:table-cell>
          <table:covered-table-cell table:style-name="ce22"/>
          <table:table-cell table:style-name="ce22" table:formula="of:=MAX([.B3:.B43])" office:value-type="float" office:value="466.720289900037" calcext:value-type="float">
            <text:p>466.720289900037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Row of Maximum Makespan:</text:p>
          </table:table-cell>
          <table:covered-table-cell table:style-name="ce22"/>
          <table:table-cell table:style-name="ce22" table:formula="of:=MATCH(MAX([.B1:.B43]); [.B1:.B43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3" table:number-rows-spanned="1">
            <text:p>Second Best Scheduler:</text:p>
          </table:table-cell>
          <table:covered-table-cell table:number-columns-repeated="2" table:style-name="ce23"/>
          <table:table-cell table:number-columns-repeated="7"/>
        </table:table-row>
        <table:table-row table:style-name="ro2">
          <table:table-cell table:style-name="ce19" office:value-type="string" calcext:value-type="string" table:number-columns-spanned="2" table:number-rows-spanned="1">
            <text:p>Column of Second</text:p>
            <text:p>Best Scheduler:</text:p>
          </table:table-cell>
          <table:covered-table-cell table:style-name="ce23"/>
          <table:table-cell table:style-name="ce19" table:formula="of:=COLUMN([.C1:.C43])"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table:style-name="ce19" office:value-type="string" calcext:value-type="string" table:number-columns-spanned="2" table:number-rows-spanned="1">
            <text:p>Makespan Relatived</text:p>
            <text:p>to the Row of Maximum Makespan of Best Scheduler:</text:p>
          </table:table-cell>
          <table:covered-table-cell table:style-name="ce19"/>
          <table:table-cell table:style-name="ce19" table:formula="of:=INDIRECT(ADDRESS([.C50]; [.C53]))" office:value-type="float" office:value="623.040596106924" calcext:value-type="float">
            <text:p>623.04059610692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 table:style-name="ce15" office:value-type="string" calcext:value-type="string" table:number-columns-spanned="2" table:number-rows-spanned="1">
            <text:p>Required Makespan by Best Scheduler compared to Second Best Scheduler (%):</text:p>
          </table:table-cell>
          <table:covered-table-cell table:style-name="ce19"/>
          <table:table-cell table:style-name="ce26" table:formula="of:=IF([.C49]&lt;[.C54]; -[.C49]/[.C54] * 100; +[.C49]/[.C54] * 100)" office:value-type="float" office:value="-74.9100929885378" calcext:value-type="float">
            <text:p>-74.9100929885378</text:p>
          </table:table-cell>
          <table:table-cell table:number-columns-repeated="7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nergy_analysis_100_resources" table:style-name="ta1">
        <table:table-column table:style-name="co11" table:default-cell-style-name="ce16"/>
        <table:table-column table:style-name="co9" table:number-columns-repeated="2" table:default-cell-style-name="ce17"/>
        <table:table-column table:style-name="co10" table:default-cell-style-name="ce17"/>
        <table:table-column table:style-name="co9" table:number-columns-repeated="6" table:default-cell-style-name="ce17"/>
        <table:table-row table:style-name="ro3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0" office:value-type="string" calcext:value-type="string">
            <text:p><text:span text:style-name="T5">ECMTC and </text:span><text:span text:style-name="T6">MC²MKP</text:span></text:p>
            <text:p>(Best Scheduler)</text:p>
          </table:table-cell>
          <table:table-cell table:style-name="ce15" office:value-type="string" calcext:value-type="string" table:number-columns-spanned="2" table:number-rows-spanned="1">
            <text:p>FedAEC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MEC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OLAR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ELASTIC</text:p>
          </table:table-cell>
          <table:covered-table-cell table:style-name="ce15"/>
        </table:table-row>
        <table:table-row table:style-name="ro2">
          <table:covered-table-cell table:style-name="ce15"/>
          <table:table-cell table:style-name="ce20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20223.7980979856" calcext:value-type="float">
            <text:p>20223.7980979856</text:p>
          </table:table-cell>
          <table:table-cell table:style-name="ce22" office:value-type="float" office:value="2447.97838656845" calcext:value-type="float">
            <text:p>2447.97838656845</text:p>
          </table:table-cell>
          <table:table-cell table:style-name="ce22" table:formula="of:=(([.C3]-[.B3])/[.B3])*100" office:value-type="float" office:value="-87.8955556483118" calcext:value-type="float">
            <text:p>-87.8955556483118</text:p>
          </table:table-cell>
          <table:table-cell table:style-name="ce22" office:value-type="float" office:value="24487.2838365668" calcext:value-type="float">
            <text:p>24487.2838365668</text:p>
          </table:table-cell>
          <table:table-cell table:style-name="ce22" table:formula="of:=(([.E3]-[.B3])/[.B3])*100" office:value-type="float" office:value="21.0815283950338" calcext:value-type="float">
            <text:p>21.0815283950338</text:p>
          </table:table-cell>
          <table:table-cell table:style-name="ce22" office:value-type="float" office:value="226873.357578068" calcext:value-type="float">
            <text:p>226873.357578068</text:p>
          </table:table-cell>
          <table:table-cell table:style-name="ce22" table:formula="of:=(([.G3]-[.B3])/[.B3])*100" office:value-type="float" office:value="1021.81379817407" calcext:value-type="float">
            <text:p>1021.81379817407</text:p>
          </table:table-cell>
          <table:table-cell table:style-name="ce22" office:value-type="float" office:value="255596.853941176" calcext:value-type="float">
            <text:p>255596.853941176</text:p>
          </table:table-cell>
          <table:table-cell table:style-name="ce22" table:formula="of:=(([.I3]-[.B3])/[.B3])*100" office:value-type="float" office:value="1163.8419979412" calcext:value-type="float">
            <text:p>1163.8419979412</text:p>
          </table:table-cell>
        </table:table-row>
        <table:table-row table:style-name="ro1"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18483.387926819" calcext:value-type="float">
            <text:p>18483.387926819</text:p>
          </table:table-cell>
          <table:table-cell table:style-name="ce22" office:value-type="float" office:value="4278.38257382971" calcext:value-type="float">
            <text:p>4278.38257382971</text:p>
          </table:table-cell>
          <table:table-cell table:style-name="ce22" table:formula="of:=(([.C4]-[.B4])/[.B4])*100" office:value-type="float" office:value="-76.8528227034511" calcext:value-type="float">
            <text:p>-76.8528227034511</text:p>
          </table:table-cell>
          <table:table-cell table:style-name="ce22" office:value-type="float" office:value="23081.0807089936" calcext:value-type="float">
            <text:p>23081.0807089936</text:p>
          </table:table-cell>
          <table:table-cell table:style-name="ce22" table:formula="of:=(([.E4]-[.B4])/[.B4])*100" office:value-type="float" office:value="24.8747296782289" calcext:value-type="float">
            <text:p>24.8747296782289</text:p>
          </table:table-cell>
          <table:table-cell table:style-name="ce22" office:value-type="float" office:value="222051.792228163" calcext:value-type="float">
            <text:p>222051.792228163</text:p>
          </table:table-cell>
          <table:table-cell table:style-name="ce22" table:formula="of:=(([.G4]-[.B4])/[.B4])*100" office:value-type="float" office:value="1101.35871793272" calcext:value-type="float">
            <text:p>1101.35871793272</text:p>
          </table:table-cell>
          <table:table-cell table:style-name="ce22" office:value-type="float" office:value="235377.008098505" calcext:value-type="float">
            <text:p>235377.008098505</text:p>
          </table:table-cell>
          <table:table-cell table:style-name="ce22" table:formula="of:=(([.I4]-[.B4])/[.B4])*100" office:value-type="float" office:value="1173.45164766562" calcext:value-type="float">
            <text:p>1173.45164766562</text:p>
          </table:table-cell>
        </table:table-row>
        <table:table-row table:style-name="ro1">
          <table:table-cell table:style-name="ce19" office:value-type="float" office:value="1200" calcext:value-type="float">
            <text:p>1200</text:p>
          </table:table-cell>
          <table:table-cell table:style-name="ce22" office:value-type="float" office:value="17372.3706028027" calcext:value-type="float">
            <text:p>17372.3706028027</text:p>
          </table:table-cell>
          <table:table-cell table:style-name="ce22" office:value-type="float" office:value="1013.84168734638" calcext:value-type="float">
            <text:p>1013.84168734638</text:p>
          </table:table-cell>
          <table:table-cell table:style-name="ce22" table:formula="of:=(([.C5]-[.B5])/[.B5])*100" office:value-type="float" office:value="-94.1640567627379" calcext:value-type="float">
            <text:p>-94.1640567627379</text:p>
          </table:table-cell>
          <table:table-cell table:style-name="ce22" office:value-type="float" office:value="20613.2687159708" calcext:value-type="float">
            <text:p>20613.2687159708</text:p>
          </table:table-cell>
          <table:table-cell table:style-name="ce22" table:formula="of:=(([.E5]-[.B5])/[.B5])*100" office:value-type="float" office:value="18.6554741852286" calcext:value-type="float">
            <text:p>18.6554741852286</text:p>
          </table:table-cell>
          <table:table-cell table:style-name="ce22" office:value-type="float" office:value="230622.086964514" calcext:value-type="float">
            <text:p>230622.086964514</text:p>
          </table:table-cell>
          <table:table-cell table:style-name="ce22" table:formula="of:=(([.G5]-[.B5])/[.B5])*100" office:value-type="float" office:value="1227.52226070578" calcext:value-type="float">
            <text:p>1227.52226070578</text:p>
          </table:table-cell>
          <table:table-cell table:style-name="ce22" office:value-type="float" office:value="240398.307393296" calcext:value-type="float">
            <text:p>240398.307393296</text:p>
          </table:table-cell>
          <table:table-cell table:style-name="ce22" table:formula="of:=(([.I5]-[.B5])/[.B5])*100" office:value-type="float" office:value="1283.79679371169" calcext:value-type="float">
            <text:p>1283.79679371169</text:p>
          </table:table-cell>
        </table:table-row>
        <table:table-row table:style-name="ro1">
          <table:table-cell table:style-name="ce19" office:value-type="float" office:value="1300" calcext:value-type="float">
            <text:p>1300</text:p>
          </table:table-cell>
          <table:table-cell table:style-name="ce19" office:value-type="float" office:value="16361.2793560573" calcext:value-type="float">
            <text:p>16361.2793560573</text:p>
          </table:table-cell>
          <table:table-cell table:style-name="ce22" office:value-type="float" office:value="736.419860615897" calcext:value-type="float">
            <text:p>736.419860615897</text:p>
          </table:table-cell>
          <table:table-cell table:style-name="ce22" table:formula="of:=(([.C6]-[.B6])/[.B6])*100" office:value-type="float" office:value="-95.4990080873886" calcext:value-type="float">
            <text:p>-95.4990080873886</text:p>
          </table:table-cell>
          <table:table-cell table:style-name="ce22" office:value-type="float" office:value="19925.1538447532" calcext:value-type="float">
            <text:p>19925.1538447532</text:p>
          </table:table-cell>
          <table:table-cell table:style-name="ce22" table:formula="of:=(([.E6]-[.B6])/[.B6])*100" office:value-type="float" office:value="21.7823705050086" calcext:value-type="float">
            <text:p>21.7823705050086</text:p>
          </table:table-cell>
          <table:table-cell table:style-name="ce22" office:value-type="float" office:value="233525.26861091" calcext:value-type="float">
            <text:p>233525.26861091</text:p>
          </table:table-cell>
          <table:table-cell table:style-name="ce22" table:formula="of:=(([.G6]-[.B6])/[.B6])*100" office:value-type="float" office:value="1327.30445174175" calcext:value-type="float">
            <text:p>1327.30445174175</text:p>
          </table:table-cell>
          <table:table-cell table:style-name="ce22" office:value-type="float" office:value="244374.297506943" calcext:value-type="float">
            <text:p>244374.297506943</text:p>
          </table:table-cell>
          <table:table-cell table:style-name="ce22" table:formula="of:=(([.I6]-[.B6])/[.B6])*100" office:value-type="float" office:value="1393.61362390326" calcext:value-type="float">
            <text:p>1393.61362390326</text:p>
          </table:table-cell>
        </table:table-row>
        <table:table-row table:style-name="ro1">
          <table:table-cell table:style-name="ce19" office:value-type="float" office:value="1400" calcext:value-type="float">
            <text:p>1400</text:p>
          </table:table-cell>
          <table:table-cell table:style-name="ce22" office:value-type="float" office:value="15543.6463805077" calcext:value-type="float">
            <text:p>15543.6463805077</text:p>
          </table:table-cell>
          <table:table-cell table:style-name="ce22" office:value-type="float" office:value="181.461786867168" calcext:value-type="float">
            <text:p>181.461786867168</text:p>
          </table:table-cell>
          <table:table-cell table:style-name="ce22" table:formula="of:=(([.C7]-[.B7])/[.B7])*100" office:value-type="float" office:value="-98.8325661661042" calcext:value-type="float">
            <text:p>-98.8325661661042</text:p>
          </table:table-cell>
          <table:table-cell table:style-name="ce22" office:value-type="float" office:value="18162.7056387861" calcext:value-type="float">
            <text:p>18162.7056387861</text:p>
          </table:table-cell>
          <table:table-cell table:style-name="ce22" table:formula="of:=(([.E7]-[.B7])/[.B7])*100" office:value-type="float" office:value="16.8497094836304" calcext:value-type="float">
            <text:p>16.8497094836304</text:p>
          </table:table-cell>
          <table:table-cell table:style-name="ce22" office:value-type="float" office:value="234036.400443299" calcext:value-type="float">
            <text:p>234036.400443299</text:p>
          </table:table-cell>
          <table:table-cell table:style-name="ce22" table:formula="of:=(([.G7]-[.B7])/[.B7])*100" office:value-type="float" office:value="1405.67244463814" calcext:value-type="float">
            <text:p>1405.67244463814</text:p>
          </table:table-cell>
          <table:table-cell table:style-name="ce22" office:value-type="float" office:value="222606.707526301" calcext:value-type="float">
            <text:p>222606.707526301</text:p>
          </table:table-cell>
          <table:table-cell table:style-name="ce22" table:formula="of:=(([.I7]-[.B7])/[.B7])*100" office:value-type="float" office:value="1332.13955127966" calcext:value-type="float">
            <text:p>1332.13955127966</text:p>
          </table:table-cell>
        </table:table-row>
        <table:table-row table:style-name="ro1">
          <table:table-cell table:style-name="ce19" office:value-type="float" office:value="1500" calcext:value-type="float">
            <text:p>1500</text:p>
          </table:table-cell>
          <table:table-cell table:style-name="ce22" office:value-type="float" office:value="14792.2220301466" calcext:value-type="float">
            <text:p>14792.2220301466</text:p>
          </table:table-cell>
          <table:table-cell table:style-name="ce22" office:value-type="float" office:value="1181.83329078628" calcext:value-type="float">
            <text:p>1181.83329078628</text:p>
          </table:table-cell>
          <table:table-cell table:style-name="ce22" table:formula="of:=(([.C8]-[.B8])/[.B8])*100" office:value-type="float" office:value="-92.0104411062943" calcext:value-type="float">
            <text:p>-92.0104411062943</text:p>
          </table:table-cell>
          <table:table-cell table:style-name="ce22" office:value-type="float" office:value="17374.4888759332" calcext:value-type="float">
            <text:p>17374.4888759332</text:p>
          </table:table-cell>
          <table:table-cell table:style-name="ce22" table:formula="of:=(([.E8]-[.B8])/[.B8])*100" office:value-type="float" office:value="17.4569232433366" calcext:value-type="float">
            <text:p>17.4569232433366</text:p>
          </table:table-cell>
          <table:table-cell table:style-name="ce22" office:value-type="float" office:value="235250.41517578" calcext:value-type="float">
            <text:p>235250.41517578</text:p>
          </table:table-cell>
          <table:table-cell table:style-name="ce22" table:formula="of:=(([.G8]-[.B8])/[.B8])*100" office:value-type="float" office:value="1490.3656306425" calcext:value-type="float">
            <text:p>1490.3656306425</text:p>
          </table:table-cell>
          <table:table-cell table:style-name="ce22" office:value-type="float" office:value="243091.273464891" calcext:value-type="float">
            <text:p>243091.273464891</text:p>
          </table:table-cell>
          <table:table-cell table:style-name="ce22" table:formula="of:=(([.I8]-[.B8])/[.B8])*100" office:value-type="float" office:value="1543.37225989084" calcext:value-type="float">
            <text:p>1543.37225989084</text:p>
          </table:table-cell>
        </table:table-row>
        <table:table-row table:style-name="ro1">
          <table:table-cell table:style-name="ce19" office:value-type="float" office:value="1600" calcext:value-type="float">
            <text:p>1600</text:p>
          </table:table-cell>
          <table:table-cell table:style-name="ce22" office:value-type="float" office:value="14042.5805327087" calcext:value-type="float">
            <text:p>14042.5805327087</text:p>
          </table:table-cell>
          <table:table-cell table:style-name="ce22" office:value-type="float" office:value="3493.29920980994" calcext:value-type="float">
            <text:p>3493.29920980994</text:p>
          </table:table-cell>
          <table:table-cell table:style-name="ce22" table:formula="of:=(([.C9]-[.B9])/[.B9])*100" office:value-type="float" office:value="-75.1235237592324" calcext:value-type="float">
            <text:p>-75.1235237592324</text:p>
          </table:table-cell>
          <table:table-cell table:style-name="ce22" office:value-type="float" office:value="16919.4198687892" calcext:value-type="float">
            <text:p>16919.4198687892</text:p>
          </table:table-cell>
          <table:table-cell table:style-name="ce22" table:formula="of:=(([.E9]-[.B9])/[.B9])*100" office:value-type="float" office:value="20.4865432630393" calcext:value-type="float">
            <text:p>20.4865432630393</text:p>
          </table:table-cell>
          <table:table-cell table:style-name="ce22" office:value-type="float" office:value="252131.217111069" calcext:value-type="float">
            <text:p>252131.217111069</text:p>
          </table:table-cell>
          <table:table-cell table:style-name="ce22" table:formula="of:=(([.G9]-[.B9])/[.B9])*100" office:value-type="float" office:value="1695.4763835877" calcext:value-type="float">
            <text:p>1695.4763835877</text:p>
          </table:table-cell>
          <table:table-cell table:style-name="ce22" office:value-type="float" office:value="245095.723960359" calcext:value-type="float">
            <text:p>245095.723960359</text:p>
          </table:table-cell>
          <table:table-cell table:style-name="ce22" table:formula="of:=(([.I9]-[.B9])/[.B9])*100" office:value-type="float" office:value="1645.3752420324" calcext:value-type="float">
            <text:p>1645.3752420324</text:p>
          </table:table-cell>
        </table:table-row>
        <table:table-row table:style-name="ro1">
          <table:table-cell table:style-name="ce19" office:value-type="float" office:value="1700" calcext:value-type="float">
            <text:p>1700</text:p>
          </table:table-cell>
          <table:table-cell table:style-name="ce22" office:value-type="float" office:value="13363.5767551461" calcext:value-type="float">
            <text:p>13363.5767551461</text:p>
          </table:table-cell>
          <table:table-cell table:style-name="ce22" office:value-type="float" office:value="1394.25038674662" calcext:value-type="float">
            <text:p>1394.25038674662</text:p>
          </table:table-cell>
          <table:table-cell table:style-name="ce22" table:formula="of:=(([.C10]-[.B10])/[.B10])*100" office:value-type="float" office:value="-89.566787303334" calcext:value-type="float">
            <text:p>-89.566787303334</text:p>
          </table:table-cell>
          <table:table-cell table:style-name="ce22" office:value-type="float" office:value="15399.1590130891" calcext:value-type="float">
            <text:p>15399.1590130891</text:p>
          </table:table-cell>
          <table:table-cell table:style-name="ce22" table:formula="of:=(([.E10]-[.B10])/[.B10])*100" office:value-type="float" office:value="15.2323161324236" calcext:value-type="float">
            <text:p>15.2323161324236</text:p>
          </table:table-cell>
          <table:table-cell table:style-name="ce22" office:value-type="float" office:value="250545.292643029" calcext:value-type="float">
            <text:p>250545.292643029</text:p>
          </table:table-cell>
          <table:table-cell table:style-name="ce22" table:formula="of:=(([.G10]-[.B10])/[.B10])*100" office:value-type="float" office:value="1774.83708316748" calcext:value-type="float">
            <text:p>1774.83708316748</text:p>
          </table:table-cell>
          <table:table-cell table:style-name="ce22" office:value-type="float" office:value="266768.558207872" calcext:value-type="float">
            <text:p>266768.558207872</text:p>
          </table:table-cell>
          <table:table-cell table:style-name="ce22" table:formula="of:=(([.I10]-[.B10])/[.B10])*100" office:value-type="float" office:value="1896.23621052757" calcext:value-type="float">
            <text:p>1896.23621052757</text:p>
          </table:table-cell>
        </table:table-row>
        <table:table-row table:style-name="ro1">
          <table:table-cell table:style-name="ce19" office:value-type="float" office:value="1800" calcext:value-type="float">
            <text:p>1800</text:p>
          </table:table-cell>
          <table:table-cell table:style-name="ce22" office:value-type="float" office:value="12689.2601234769" calcext:value-type="float">
            <text:p>12689.2601234769</text:p>
          </table:table-cell>
          <table:table-cell table:style-name="ce22" office:value-type="float" office:value="3178.54730483562" calcext:value-type="float">
            <text:p>3178.54730483562</text:p>
          </table:table-cell>
          <table:table-cell table:style-name="ce22" table:formula="of:=(([.C11]-[.B11])/[.B11])*100" office:value-type="float" office:value="-74.9508854424471" calcext:value-type="float">
            <text:p>-74.9508854424471</text:p>
          </table:table-cell>
          <table:table-cell table:style-name="ce22" office:value-type="float" office:value="14621.3736012244" calcext:value-type="float">
            <text:p>14621.3736012244</text:p>
          </table:table-cell>
          <table:table-cell table:style-name="ce22" table:formula="of:=(([.E11]-[.B11])/[.B11])*100" office:value-type="float" office:value="15.2263682747966" calcext:value-type="float">
            <text:p>15.2263682747966</text:p>
          </table:table-cell>
          <table:table-cell table:style-name="ce22" office:value-type="float" office:value="247739.170547935" calcext:value-type="float">
            <text:p>247739.170547935</text:p>
          </table:table-cell>
          <table:table-cell table:style-name="ce22" table:formula="of:=(([.G11]-[.B11])/[.B11])*100" office:value-type="float" office:value="1852.353156427" calcext:value-type="float">
            <text:p>1852.353156427</text:p>
          </table:table-cell>
          <table:table-cell table:style-name="ce22" office:value-type="float" office:value="251415.742983697" calcext:value-type="float">
            <text:p>251415.742983697</text:p>
          </table:table-cell>
          <table:table-cell table:style-name="ce22" table:formula="of:=(([.I11]-[.B11])/[.B11])*100" office:value-type="float" office:value="1881.3270477334" calcext:value-type="float">
            <text:p>1881.3270477334</text:p>
          </table:table-cell>
        </table:table-row>
        <table:table-row table:style-name="ro1">
          <table:table-cell table:style-name="ce19" office:value-type="float" office:value="1900" calcext:value-type="float">
            <text:p>1900</text:p>
          </table:table-cell>
          <table:table-cell table:style-name="ce22" office:value-type="float" office:value="12107.0391825924" calcext:value-type="float">
            <text:p>12107.0391825924</text:p>
          </table:table-cell>
          <table:table-cell table:style-name="ce22" office:value-type="float" office:value="327.399595122053" calcext:value-type="float">
            <text:p>327.399595122053</text:p>
          </table:table-cell>
          <table:table-cell table:style-name="ce22" table:formula="of:=(([.C12]-[.B12])/[.B12])*100" office:value-type="float" office:value="-97.2957913971833" calcext:value-type="float">
            <text:p>-97.2957913971833</text:p>
          </table:table-cell>
          <table:table-cell table:style-name="ce22" office:value-type="float" office:value="15274.5705109845" calcext:value-type="float">
            <text:p>15274.5705109845</text:p>
          </table:table-cell>
          <table:table-cell table:style-name="ce22" table:formula="of:=(([.E12]-[.B12])/[.B12])*100" office:value-type="float" office:value="26.1627246812453" calcext:value-type="float">
            <text:p>26.1627246812453</text:p>
          </table:table-cell>
          <table:table-cell table:style-name="ce22" office:value-type="float" office:value="251596.546875232" calcext:value-type="float">
            <text:p>251596.546875232</text:p>
          </table:table-cell>
          <table:table-cell table:style-name="ce22" table:formula="of:=(([.G12]-[.B12])/[.B12])*100" office:value-type="float" office:value="1978.10136797922" calcext:value-type="float">
            <text:p>1978.10136797922</text:p>
          </table:table-cell>
          <table:table-cell table:style-name="ce22" office:value-type="float" office:value="265202.376731831" calcext:value-type="float">
            <text:p>265202.376731831</text:p>
          </table:table-cell>
          <table:table-cell table:style-name="ce22" table:formula="of:=(([.I12]-[.B12])/[.B12])*100" office:value-type="float" office:value="2090.48086598367" calcext:value-type="float">
            <text:p>2090.48086598367</text:p>
          </table:table-cell>
        </table:table-row>
        <table:table-row table:style-name="ro1">
          <table:table-cell table:style-name="ce19" office:value-type="float" office:value="2000" calcext:value-type="float">
            <text:p>2000</text:p>
          </table:table-cell>
          <table:table-cell table:style-name="ce22" office:value-type="float" office:value="11570.5808861298" calcext:value-type="float">
            <text:p>11570.5808861298</text:p>
          </table:table-cell>
          <table:table-cell table:style-name="ce22" office:value-type="float" office:value="3870.89485100534" calcext:value-type="float">
            <text:p>3870.89485100534</text:p>
          </table:table-cell>
          <table:table-cell table:style-name="ce22" table:formula="of:=(([.C13]-[.B13])/[.B13])*100" office:value-type="float" office:value="-66.545371497765" calcext:value-type="float">
            <text:p>-66.545371497765</text:p>
          </table:table-cell>
          <table:table-cell table:style-name="ce22" office:value-type="float" office:value="13475.0448270069" calcext:value-type="float">
            <text:p>13475.0448270069</text:p>
          </table:table-cell>
          <table:table-cell table:style-name="ce22" table:formula="of:=(([.E13]-[.B13])/[.B13])*100" office:value-type="float" office:value="16.4595361254513" calcext:value-type="float">
            <text:p>16.4595361254513</text:p>
          </table:table-cell>
          <table:table-cell table:style-name="ce22" office:value-type="float" office:value="256872.83871829" calcext:value-type="float">
            <text:p>256872.83871829</text:p>
          </table:table-cell>
          <table:table-cell table:style-name="ce22" table:formula="of:=(([.G13]-[.B13])/[.B13])*100" office:value-type="float" office:value="2120.05136342131" calcext:value-type="float">
            <text:p>2120.05136342131</text:p>
          </table:table-cell>
          <table:table-cell table:style-name="ce22" office:value-type="float" office:value="273639.670424699" calcext:value-type="float">
            <text:p>273639.670424699</text:p>
          </table:table-cell>
          <table:table-cell table:style-name="ce22" table:formula="of:=(([.I13]-[.B13])/[.B13])*100" office:value-type="float" office:value="2264.96052460706" calcext:value-type="float">
            <text:p>2264.96052460706</text:p>
          </table:table-cell>
        </table:table-row>
        <table:table-row table:style-name="ro1">
          <table:table-cell table:style-name="ce19" office:value-type="float" office:value="2100" calcext:value-type="float">
            <text:p>2100</text:p>
          </table:table-cell>
          <table:table-cell table:style-name="ce22" office:value-type="float" office:value="11068.3354346862" calcext:value-type="float">
            <text:p>11068.3354346862</text:p>
          </table:table-cell>
          <table:table-cell table:style-name="ce22" office:value-type="float" office:value="1565.87877356768" calcext:value-type="float">
            <text:p>1565.87877356768</text:p>
          </table:table-cell>
          <table:table-cell table:style-name="ce22" table:formula="of:=(([.C14]-[.B14])/[.B14])*100" office:value-type="float" office:value="-85.8526263248176" calcext:value-type="float">
            <text:p>-85.8526263248176</text:p>
          </table:table-cell>
          <table:table-cell table:style-name="ce22" office:value-type="float" office:value="14201.9619250047" calcext:value-type="float">
            <text:p>14201.9619250047</text:p>
          </table:table-cell>
          <table:table-cell table:style-name="ce22" table:formula="of:=(([.E14]-[.B14])/[.B14])*100" office:value-type="float" office:value="28.3116328449746" calcext:value-type="float">
            <text:p>28.3116328449746</text:p>
          </table:table-cell>
          <table:table-cell table:style-name="ce22" office:value-type="float" office:value="253576.083190311" calcext:value-type="float">
            <text:p>253576.083190311</text:p>
          </table:table-cell>
          <table:table-cell table:style-name="ce22" table:formula="of:=(([.G14]-[.B14])/[.B14])*100" office:value-type="float" office:value="2191.00468346531" calcext:value-type="float">
            <text:p>2191.00468346531</text:p>
          </table:table-cell>
          <table:table-cell table:style-name="ce22" office:value-type="float" office:value="248617.240707248" calcext:value-type="float">
            <text:p>248617.240707248</text:p>
          </table:table-cell>
          <table:table-cell table:style-name="ce22" table:formula="of:=(([.I14]-[.B14])/[.B14])*100" office:value-type="float" office:value="2146.20262165281" calcext:value-type="float">
            <text:p>2146.20262165281</text:p>
          </table:table-cell>
        </table:table-row>
        <table:table-row table:style-name="ro1">
          <table:table-cell table:style-name="ce19" office:value-type="float" office:value="2200" calcext:value-type="float">
            <text:p>2200</text:p>
          </table:table-cell>
          <table:table-cell table:style-name="ce22" office:value-type="float" office:value="10605.1630153752" calcext:value-type="float">
            <text:p>10605.1630153752</text:p>
          </table:table-cell>
          <table:table-cell table:style-name="ce22" office:value-type="float" office:value="4888.20765693826" calcext:value-type="float">
            <text:p>4888.20765693826</text:p>
          </table:table-cell>
          <table:table-cell table:style-name="ce22" table:formula="of:=(([.C15]-[.B15])/[.B15])*100" office:value-type="float" office:value="-53.9072841232952" calcext:value-type="float">
            <text:p>-53.9072841232952</text:p>
          </table:table-cell>
          <table:table-cell table:style-name="ce22" office:value-type="float" office:value="12888.7665555467" calcext:value-type="float">
            <text:p>12888.7665555467</text:p>
          </table:table-cell>
          <table:table-cell table:style-name="ce22" table:formula="of:=(([.E15]-[.B15])/[.B15])*100" office:value-type="float" office:value="21.5329414254241" calcext:value-type="float">
            <text:p>21.5329414254241</text:p>
          </table:table-cell>
          <table:table-cell table:style-name="ce22" office:value-type="float" office:value="250425.667823757" calcext:value-type="float">
            <text:p>250425.667823757</text:p>
          </table:table-cell>
          <table:table-cell table:style-name="ce22" table:formula="of:=(([.G15]-[.B15])/[.B15])*100" office:value-type="float" office:value="2261.35613814417" calcext:value-type="float">
            <text:p>2261.35613814417</text:p>
          </table:table-cell>
          <table:table-cell table:style-name="ce22" office:value-type="float" office:value="243304.932615102" calcext:value-type="float">
            <text:p>243304.932615102</text:p>
          </table:table-cell>
          <table:table-cell table:style-name="ce22" table:formula="of:=(([.I15]-[.B15])/[.B15])*100" office:value-type="float" office:value="2194.21209520648" calcext:value-type="float">
            <text:p>2194.21209520648</text:p>
          </table:table-cell>
        </table:table-row>
        <table:table-row table:style-name="ro1">
          <table:table-cell table:style-name="ce19" office:value-type="float" office:value="2300" calcext:value-type="float">
            <text:p>2300</text:p>
          </table:table-cell>
          <table:table-cell table:style-name="ce22" office:value-type="float" office:value="10172.7668502152" calcext:value-type="float">
            <text:p>10172.7668502152</text:p>
          </table:table-cell>
          <table:table-cell table:style-name="ce22" office:value-type="float" office:value="4198.26051914339" calcext:value-type="float">
            <text:p>4198.26051914339</text:p>
          </table:table-cell>
          <table:table-cell table:style-name="ce22" table:formula="of:=(([.C16]-[.B16])/[.B16])*100" office:value-type="float" office:value="-58.7303967449664" calcext:value-type="float">
            <text:p>-58.7303967449664</text:p>
          </table:table-cell>
          <table:table-cell table:style-name="ce22" office:value-type="float" office:value="11677.2197657903" calcext:value-type="float">
            <text:p>11677.2197657903</text:p>
          </table:table-cell>
          <table:table-cell table:style-name="ce22" table:formula="of:=(([.E16]-[.B16])/[.B16])*100" office:value-type="float" office:value="14.7890238489373" calcext:value-type="float">
            <text:p>14.7890238489373</text:p>
          </table:table-cell>
          <table:table-cell table:style-name="ce22" office:value-type="float" office:value="251272.804438272" calcext:value-type="float">
            <text:p>251272.804438272</text:p>
          </table:table-cell>
          <table:table-cell table:style-name="ce22" table:formula="of:=(([.G16]-[.B16])/[.B16])*100" office:value-type="float" office:value="2370.05370454309" calcext:value-type="float">
            <text:p>2370.05370454309</text:p>
          </table:table-cell>
          <table:table-cell table:style-name="ce22" office:value-type="float" office:value="231209.611400866" calcext:value-type="float">
            <text:p>231209.611400866</text:p>
          </table:table-cell>
          <table:table-cell table:style-name="ce22" table:formula="of:=(([.I16]-[.B16])/[.B16])*100" office:value-type="float" office:value="2172.82916049506" calcext:value-type="float">
            <text:p>2172.82916049506</text:p>
          </table:table-cell>
        </table:table-row>
        <table:table-row table:style-name="ro1">
          <table:table-cell table:style-name="ce19" office:value-type="float" office:value="2400" calcext:value-type="float">
            <text:p>2400</text:p>
          </table:table-cell>
          <table:table-cell table:style-name="ce22" office:value-type="float" office:value="9750.31309399205" calcext:value-type="float">
            <text:p>9750.31309399205</text:p>
          </table:table-cell>
          <table:table-cell table:style-name="ce22" office:value-type="float" office:value="4659.81777076753" calcext:value-type="float">
            <text:p>4659.81777076753</text:p>
          </table:table-cell>
          <table:table-cell table:style-name="ce22" table:formula="of:=(([.C17]-[.B17])/[.B17])*100" office:value-type="float" office:value="-52.2085319122848" calcext:value-type="float">
            <text:p>-52.2085319122848</text:p>
          </table:table-cell>
          <table:table-cell table:style-name="ce22" office:value-type="float" office:value="12090.3045430707" calcext:value-type="float">
            <text:p>12090.3045430707</text:p>
          </table:table-cell>
          <table:table-cell table:style-name="ce22" table:formula="of:=(([.E17]-[.B17])/[.B17])*100" office:value-type="float" office:value="23.9991416329029" calcext:value-type="float">
            <text:p>23.9991416329029</text:p>
          </table:table-cell>
          <table:table-cell table:style-name="ce22" office:value-type="float" office:value="256396.70208635" calcext:value-type="float">
            <text:p>256396.70208635</text:p>
          </table:table-cell>
          <table:table-cell table:style-name="ce22" table:formula="of:=(([.G17]-[.B17])/[.B17])*100" office:value-type="float" office:value="2529.6253219226" calcext:value-type="float">
            <text:p>2529.6253219226</text:p>
          </table:table-cell>
          <table:table-cell table:style-name="ce22" office:value-type="float" office:value="225576.110084856" calcext:value-type="float">
            <text:p>225576.110084856</text:p>
          </table:table-cell>
          <table:table-cell table:style-name="ce22" table:formula="of:=(([.I17]-[.B17])/[.B17])*100" office:value-type="float" office:value="2213.52683662899" calcext:value-type="float">
            <text:p>2213.52683662899</text:p>
          </table:table-cell>
        </table:table-row>
        <table:table-row table:style-name="ro1">
          <table:table-cell table:style-name="ce19" office:value-type="float" office:value="2500" calcext:value-type="float">
            <text:p>2500</text:p>
          </table:table-cell>
          <table:table-cell table:style-name="ce22" office:value-type="float" office:value="9368.44152319112" calcext:value-type="float">
            <text:p>9368.44152319112</text:p>
          </table:table-cell>
          <table:table-cell table:style-name="ce22" office:value-type="float" office:value="2098.73985290228" calcext:value-type="float">
            <text:p>2098.73985290228</text:p>
          </table:table-cell>
          <table:table-cell table:style-name="ce22" table:formula="of:=(([.C18]-[.B18])/[.B18])*100" office:value-type="float" office:value="-77.5977696214791" calcext:value-type="float">
            <text:p>-77.5977696214791</text:p>
          </table:table-cell>
          <table:table-cell table:style-name="ce22" office:value-type="float" office:value="11469.7357854366" calcext:value-type="float">
            <text:p>11469.7357854366</text:p>
          </table:table-cell>
          <table:table-cell table:style-name="ce22" table:formula="of:=(([.E18]-[.B18])/[.B18])*100" office:value-type="float" office:value="22.429496486089" calcext:value-type="float">
            <text:p>22.429496486089</text:p>
          </table:table-cell>
          <table:table-cell table:style-name="ce22" office:value-type="float" office:value="261077.264230436" calcext:value-type="float">
            <text:p>261077.264230436</text:p>
          </table:table-cell>
          <table:table-cell table:style-name="ce22" table:formula="of:=(([.G18]-[.B18])/[.B18])*100" office:value-type="float" office:value="2686.7736974624" calcext:value-type="float">
            <text:p>2686.7736974624</text:p>
          </table:table-cell>
          <table:table-cell table:style-name="ce22" office:value-type="float" office:value="245133.398523587" calcext:value-type="float">
            <text:p>245133.398523587</text:p>
          </table:table-cell>
          <table:table-cell table:style-name="ce22" table:formula="of:=(([.I18]-[.B18])/[.B18])*100" office:value-type="float" office:value="2516.58673875234" calcext:value-type="float">
            <text:p>2516.58673875234</text:p>
          </table:table-cell>
        </table:table-row>
        <table:table-row table:style-name="ro1">
          <table:table-cell table:style-name="ce19" office:value-type="float" office:value="2600" calcext:value-type="float">
            <text:p>2600</text:p>
          </table:table-cell>
          <table:table-cell table:style-name="ce22" office:value-type="float" office:value="8997.93278727305" calcext:value-type="float">
            <text:p>8997.93278727305</text:p>
          </table:table-cell>
          <table:table-cell table:style-name="ce22" office:value-type="float" office:value="1862.80198685475" calcext:value-type="float">
            <text:p>1862.80198685475</text:p>
          </table:table-cell>
          <table:table-cell table:style-name="ce22" table:formula="of:=(([.C19]-[.B19])/[.B19])*100" office:value-type="float" office:value="-79.2974449699207" calcext:value-type="float">
            <text:p>-79.2974449699207</text:p>
          </table:table-cell>
          <table:table-cell table:style-name="ce22" office:value-type="float" office:value="10065.5590139616" calcext:value-type="float">
            <text:p>10065.5590139616</text:p>
          </table:table-cell>
          <table:table-cell table:style-name="ce22" table:formula="of:=(([.E19]-[.B19])/[.B19])*100" office:value-type="float" office:value="11.8652389602042" calcext:value-type="float">
            <text:p>11.8652389602042</text:p>
          </table:table-cell>
          <table:table-cell table:style-name="ce22" office:value-type="float" office:value="255457.400731536" calcext:value-type="float">
            <text:p>255457.400731536</text:p>
          </table:table-cell>
          <table:table-cell table:style-name="ce22" table:formula="of:=(([.G19]-[.B19])/[.B19])*100" office:value-type="float" office:value="2739.06766999708" calcext:value-type="float">
            <text:p>2739.06766999708</text:p>
          </table:table-cell>
          <table:table-cell table:style-name="ce22" office:value-type="float" office:value="254843.081835049" calcext:value-type="float">
            <text:p>254843.081835049</text:p>
          </table:table-cell>
          <table:table-cell table:style-name="ce22" table:formula="of:=(([.I19]-[.B19])/[.B19])*100" office:value-type="float" office:value="2732.24033630821" calcext:value-type="float">
            <text:p>2732.24033630821</text:p>
          </table:table-cell>
        </table:table-row>
        <table:table-row table:style-name="ro1">
          <table:table-cell table:style-name="ce19" office:value-type="float" office:value="2700" calcext:value-type="float">
            <text:p>2700</text:p>
          </table:table-cell>
          <table:table-cell table:style-name="ce22" office:value-type="float" office:value="8653.75672784011" calcext:value-type="float">
            <text:p>8653.75672784011</text:p>
          </table:table-cell>
          <table:table-cell table:style-name="ce22" office:value-type="float" office:value="2505.5933191225" calcext:value-type="float">
            <text:p>2505.5933191225</text:p>
          </table:table-cell>
          <table:table-cell table:style-name="ce22" table:formula="of:=(([.C20]-[.B20])/[.B20])*100" office:value-type="float" office:value="-71.046178001957" calcext:value-type="float">
            <text:p>-71.046178001957</text:p>
          </table:table-cell>
          <table:table-cell table:style-name="ce22" office:value-type="float" office:value="9293.31106945703" calcext:value-type="float">
            <text:p>9293.31106945703</text:p>
          </table:table-cell>
          <table:table-cell table:style-name="ce22" table:formula="of:=(([.E20]-[.B20])/[.B20])*100" office:value-type="float" office:value="7.39048209616762" calcext:value-type="float">
            <text:p>7.39048209616762</text:p>
          </table:table-cell>
          <table:table-cell table:style-name="ce22" office:value-type="float" office:value="254977.806381619" calcext:value-type="float">
            <text:p>254977.806381619</text:p>
          </table:table-cell>
          <table:table-cell table:style-name="ce22" table:formula="of:=(([.G20]-[.B20])/[.B20])*100" office:value-type="float" office:value="2846.44065462722" calcext:value-type="float">
            <text:p>2846.44065462722</text:p>
          </table:table-cell>
          <table:table-cell table:style-name="ce22" office:value-type="float" office:value="258689.360898369" calcext:value-type="float">
            <text:p>258689.360898369</text:p>
          </table:table-cell>
          <table:table-cell table:style-name="ce22" table:formula="of:=(([.I20]-[.B20])/[.B20])*100" office:value-type="float" office:value="2889.3301722492" calcext:value-type="float">
            <text:p>2889.3301722492</text:p>
          </table:table-cell>
        </table:table-row>
        <table:table-row table:style-name="ro1">
          <table:table-cell table:style-name="ce19" office:value-type="float" office:value="2800" calcext:value-type="float">
            <text:p>2800</text:p>
          </table:table-cell>
          <table:table-cell table:style-name="ce22" office:value-type="float" office:value="8329.80156068066" calcext:value-type="float">
            <text:p>8329.80156068066</text:p>
          </table:table-cell>
          <table:table-cell table:style-name="ce22" office:value-type="float" office:value="2420.23630702248" calcext:value-type="float">
            <text:p>2420.23630702248</text:p>
          </table:table-cell>
          <table:table-cell table:style-name="ce22" table:formula="of:=(([.C21]-[.B21])/[.B21])*100" office:value-type="float" office:value="-70.9448503737859" calcext:value-type="float">
            <text:p>-70.9448503737859</text:p>
          </table:table-cell>
          <table:table-cell table:style-name="ce22" office:value-type="float" office:value="9618.96171652013" calcext:value-type="float">
            <text:p>9618.96171652013</text:p>
          </table:table-cell>
          <table:table-cell table:style-name="ce22" table:formula="of:=(([.E21]-[.B21])/[.B21])*100" office:value-type="float" office:value="15.476480999556" calcext:value-type="float">
            <text:p>15.476480999556</text:p>
          </table:table-cell>
          <table:table-cell table:style-name="ce22" office:value-type="float" office:value="259763.94042425" calcext:value-type="float">
            <text:p>259763.94042425</text:p>
          </table:table-cell>
          <table:table-cell table:style-name="ce22" table:formula="of:=(([.G21]-[.B21])/[.B21])*100" office:value-type="float" office:value="3018.48894036587" calcext:value-type="float">
            <text:p>3018.48894036587</text:p>
          </table:table-cell>
          <table:table-cell table:style-name="ce22" office:value-type="float" office:value="269041.764502374" calcext:value-type="float">
            <text:p>269041.764502374</text:p>
          </table:table-cell>
          <table:table-cell table:style-name="ce22" table:formula="of:=(([.I21]-[.B21])/[.B21])*100" office:value-type="float" office:value="3129.87003402743" calcext:value-type="float">
            <text:p>3129.87003402743</text:p>
          </table:table-cell>
        </table:table-row>
        <table:table-row table:style-name="ro1">
          <table:table-cell table:style-name="ce19" office:value-type="float" office:value="2900" calcext:value-type="float">
            <text:p>2900</text:p>
          </table:table-cell>
          <table:table-cell table:style-name="ce22" office:value-type="float" office:value="8020.52587368156" calcext:value-type="float">
            <text:p>8020.52587368156</text:p>
          </table:table-cell>
          <table:table-cell table:style-name="ce22" office:value-type="float" office:value="1100.71808633669" calcext:value-type="float">
            <text:p>1100.71808633669</text:p>
          </table:table-cell>
          <table:table-cell table:style-name="ce22" table:formula="of:=(([.C22]-[.B22])/[.B22])*100" office:value-type="float" office:value="-86.2762354529824" calcext:value-type="float">
            <text:p>-86.2762354529824</text:p>
          </table:table-cell>
          <table:table-cell table:style-name="ce22" office:value-type="float" office:value="9750.54016780349" calcext:value-type="float">
            <text:p>9750.54016780349</text:p>
          </table:table-cell>
          <table:table-cell table:style-name="ce22" table:formula="of:=(([.E22]-[.B22])/[.B22])*100" office:value-type="float" office:value="21.5698362098521" calcext:value-type="float">
            <text:p>21.5698362098521</text:p>
          </table:table-cell>
          <table:table-cell table:style-name="ce22" office:value-type="float" office:value="257492.638033758" calcext:value-type="float">
            <text:p>257492.638033758</text:p>
          </table:table-cell>
          <table:table-cell table:style-name="ce22" table:formula="of:=(([.G22]-[.B22])/[.B22])*100" office:value-type="float" office:value="3110.42088871866" calcext:value-type="float">
            <text:p>3110.42088871866</text:p>
          </table:table-cell>
          <table:table-cell table:style-name="ce22" office:value-type="float" office:value="242136.50642703" calcext:value-type="float">
            <text:p>242136.50642703</text:p>
          </table:table-cell>
          <table:table-cell table:style-name="ce22" table:formula="of:=(([.I22]-[.B22])/[.B22])*100" office:value-type="float" office:value="2918.96048015471" calcext:value-type="float">
            <text:p>2918.96048015471</text:p>
          </table:table-cell>
        </table:table-row>
        <table:table-row table:style-name="ro1">
          <table:table-cell table:style-name="ce19" office:value-type="float" office:value="3000" calcext:value-type="float">
            <text:p>3000</text:p>
          </table:table-cell>
          <table:table-cell table:style-name="ce22" office:value-type="float" office:value="7733.68280074342" calcext:value-type="float">
            <text:p>7733.68280074342</text:p>
          </table:table-cell>
          <table:table-cell table:style-name="ce22" office:value-type="float" office:value="2426.66263475259" calcext:value-type="float">
            <text:p>2426.66263475259</text:p>
          </table:table-cell>
          <table:table-cell table:style-name="ce22" table:formula="of:=(([.C23]-[.B23])/[.B23])*100" office:value-type="float" office:value="-68.6221597487898" calcext:value-type="float">
            <text:p>-68.6221597487898</text:p>
          </table:table-cell>
          <table:table-cell table:style-name="ce22" office:value-type="float" office:value="9298.71499744895" calcext:value-type="float">
            <text:p>9298.71499744895</text:p>
          </table:table-cell>
          <table:table-cell table:style-name="ce22" table:formula="of:=(([.E23]-[.B23])/[.B23])*100" office:value-type="float" office:value="20.2365708166242" calcext:value-type="float">
            <text:p>20.2365708166242</text:p>
          </table:table-cell>
          <table:table-cell table:style-name="ce22" office:value-type="float" office:value="259597.361780229" calcext:value-type="float">
            <text:p>259597.361780229</text:p>
          </table:table-cell>
          <table:table-cell table:style-name="ce22" table:formula="of:=(([.G23]-[.B23])/[.B23])*100" office:value-type="float" office:value="3256.71074788941" calcext:value-type="float">
            <text:p>3256.71074788941</text:p>
          </table:table-cell>
          <table:table-cell table:style-name="ce22" office:value-type="float" office:value="262771.108531794" calcext:value-type="float">
            <text:p>262771.108531794</text:p>
          </table:table-cell>
          <table:table-cell table:style-name="ce22" table:formula="of:=(([.I23]-[.B23])/[.B23])*100" office:value-type="float" office:value="3297.74872207759" calcext:value-type="float">
            <text:p>3297.74872207759</text:p>
          </table:table-cell>
        </table:table-row>
        <table:table-row table:style-name="ro1">
          <table:table-cell table:style-name="ce19" office:value-type="float" office:value="3100" calcext:value-type="float">
            <text:p>3100</text:p>
          </table:table-cell>
          <table:table-cell table:style-name="ce22" office:value-type="float" office:value="7462.41658061054" calcext:value-type="float">
            <text:p>7462.41658061054</text:p>
          </table:table-cell>
          <table:table-cell table:style-name="ce22" office:value-type="float" office:value="4119.67817572684" calcext:value-type="float">
            <text:p>4119.67817572684</text:p>
          </table:table-cell>
          <table:table-cell table:style-name="ce22" table:formula="of:=(([.C24]-[.B24])/[.B24])*100" office:value-type="float" office:value="-44.7943152030547" calcext:value-type="float">
            <text:p>-44.7943152030547</text:p>
          </table:table-cell>
          <table:table-cell table:style-name="ce22" office:value-type="float" office:value="8812.07564091732" calcext:value-type="float">
            <text:p>8812.07564091732</text:p>
          </table:table-cell>
          <table:table-cell table:style-name="ce22" table:formula="of:=(([.E24]-[.B24])/[.B24])*100" office:value-type="float" office:value="18.0860857301048" calcext:value-type="float">
            <text:p>18.0860857301048</text:p>
          </table:table-cell>
          <table:table-cell table:style-name="ce22" office:value-type="float" office:value="256258.587964062" calcext:value-type="float">
            <text:p>256258.587964062</text:p>
          </table:table-cell>
          <table:table-cell table:style-name="ce22" table:formula="of:=(([.G24]-[.B24])/[.B24])*100" office:value-type="float" office:value="3333.98931426441" calcext:value-type="float">
            <text:p>3333.98931426441</text:p>
          </table:table-cell>
          <table:table-cell table:style-name="ce22" office:value-type="float" office:value="256971.829720568" calcext:value-type="float">
            <text:p>256971.829720568</text:p>
          </table:table-cell>
          <table:table-cell table:style-name="ce22" table:formula="of:=(([.I24]-[.B24])/[.B24])*100" office:value-type="float" office:value="3343.54709958505" calcext:value-type="float">
            <text:p>3343.54709958505</text:p>
          </table:table-cell>
        </table:table-row>
        <table:table-row table:style-name="ro1">
          <table:table-cell table:style-name="ce19" office:value-type="float" office:value="3200" calcext:value-type="float">
            <text:p>3200</text:p>
          </table:table-cell>
          <table:table-cell table:style-name="ce22" office:value-type="float" office:value="7191.33161488439" calcext:value-type="float">
            <text:p>7191.33161488439</text:p>
          </table:table-cell>
          <table:table-cell table:style-name="ce22" office:value-type="float" office:value="4793.57734589771" calcext:value-type="float">
            <text:p>4793.57734589771</text:p>
          </table:table-cell>
          <table:table-cell table:style-name="ce22" table:formula="of:=(([.C25]-[.B25])/[.B25])*100" office:value-type="float" office:value="-33.3422848144548" calcext:value-type="float">
            <text:p>-33.3422848144548</text:p>
          </table:table-cell>
          <table:table-cell table:style-name="ce22" office:value-type="float" office:value="8617.59220208951" calcext:value-type="float">
            <text:p>8617.59220208951</text:p>
          </table:table-cell>
          <table:table-cell table:style-name="ce22" table:formula="of:=(([.E25]-[.B25])/[.B25])*100" office:value-type="float" office:value="19.8330526748771" calcext:value-type="float">
            <text:p>19.8330526748771</text:p>
          </table:table-cell>
          <table:table-cell table:style-name="ce22" office:value-type="float" office:value="257780.191823724" calcext:value-type="float">
            <text:p>257780.191823724</text:p>
          </table:table-cell>
          <table:table-cell table:style-name="ce22" table:formula="of:=(([.G25]-[.B25])/[.B25])*100" office:value-type="float" office:value="3484.5960891329" calcext:value-type="float">
            <text:p>3484.5960891329</text:p>
          </table:table-cell>
          <table:table-cell table:style-name="ce22" office:value-type="float" office:value="257296.105708136" calcext:value-type="float">
            <text:p>257296.105708136</text:p>
          </table:table-cell>
          <table:table-cell table:style-name="ce22" table:formula="of:=(([.I25]-[.B25])/[.B25])*100" office:value-type="float" office:value="3477.86456649548" calcext:value-type="float">
            <text:p>3477.86456649548</text:p>
          </table:table-cell>
        </table:table-row>
        <table:table-row table:style-name="ro1">
          <table:table-cell table:style-name="ce19" office:value-type="float" office:value="3300" calcext:value-type="float">
            <text:p>3300</text:p>
          </table:table-cell>
          <table:table-cell table:style-name="ce22" office:value-type="float" office:value="6951.30236500271" calcext:value-type="float">
            <text:p>6951.30236500271</text:p>
          </table:table-cell>
          <table:table-cell table:style-name="ce22" office:value-type="float" office:value="2132.68348403721" calcext:value-type="float">
            <text:p>2132.68348403721</text:p>
          </table:table-cell>
          <table:table-cell table:style-name="ce22" table:formula="of:=(([.C26]-[.B26])/[.B26])*100" office:value-type="float" office:value="-69.3196559140558" calcext:value-type="float">
            <text:p>-69.3196559140558</text:p>
          </table:table-cell>
          <table:table-cell table:style-name="ce22" office:value-type="float" office:value="8424.06468386817" calcext:value-type="float">
            <text:p>8424.06468386817</text:p>
          </table:table-cell>
          <table:table-cell table:style-name="ce22" table:formula="of:=(([.E26]-[.B26])/[.B26])*100" office:value-type="float" office:value="21.1868545134834" calcext:value-type="float">
            <text:p>21.1868545134834</text:p>
          </table:table-cell>
          <table:table-cell table:style-name="ce22" office:value-type="float" office:value="256659.56794358" calcext:value-type="float">
            <text:p>256659.56794358</text:p>
          </table:table-cell>
          <table:table-cell table:style-name="ce22" table:formula="of:=(([.G26]-[.B26])/[.B26])*100" office:value-type="float" office:value="3592.25153024228" calcext:value-type="float">
            <text:p>3592.25153024228</text:p>
          </table:table-cell>
          <table:table-cell table:style-name="ce22" office:value-type="float" office:value="247971.901995891" calcext:value-type="float">
            <text:p>247971.901995891</text:p>
          </table:table-cell>
          <table:table-cell table:style-name="ce22" table:formula="of:=(([.I26]-[.B26])/[.B26])*100" office:value-type="float" office:value="3467.2725623955" calcext:value-type="float">
            <text:p>3467.2725623955</text:p>
          </table:table-cell>
        </table:table-row>
        <table:table-row table:style-name="ro1">
          <table:table-cell table:style-name="ce19" office:value-type="float" office:value="3400" calcext:value-type="float">
            <text:p>3400</text:p>
          </table:table-cell>
          <table:table-cell table:style-name="ce22" office:value-type="float" office:value="6741.93712089097" calcext:value-type="float">
            <text:p>6741.93712089097</text:p>
          </table:table-cell>
          <table:table-cell table:style-name="ce22" office:value-type="float" office:value="4253.91113770408" calcext:value-type="float">
            <text:p>4253.91113770408</text:p>
          </table:table-cell>
          <table:table-cell table:style-name="ce22" table:formula="of:=(([.C27]-[.B27])/[.B27])*100" office:value-type="float" office:value="-36.9037257181966" calcext:value-type="float">
            <text:p>-36.9037257181966</text:p>
          </table:table-cell>
          <table:table-cell table:style-name="ce22" office:value-type="float" office:value="8082.01184918994" calcext:value-type="float">
            <text:p>8082.01184918994</text:p>
          </table:table-cell>
          <table:table-cell table:style-name="ce22" table:formula="of:=(([.E27]-[.B27])/[.B27])*100" office:value-type="float" office:value="19.8767016700072" calcext:value-type="float">
            <text:p>19.8767016700072</text:p>
          </table:table-cell>
          <table:table-cell table:style-name="ce22" office:value-type="float" office:value="259066.55219622" calcext:value-type="float">
            <text:p>259066.55219622</text:p>
          </table:table-cell>
          <table:table-cell table:style-name="ce22" table:formula="of:=(([.G27]-[.B27])/[.B27])*100" office:value-type="float" office:value="3742.61299906611" calcext:value-type="float">
            <text:p>3742.61299906611</text:p>
          </table:table-cell>
          <table:table-cell table:style-name="ce22" office:value-type="float" office:value="246441.898348102" calcext:value-type="float">
            <text:p>246441.898348102</text:p>
          </table:table-cell>
          <table:table-cell table:style-name="ce22" table:formula="of:=(([.I27]-[.B27])/[.B27])*100" office:value-type="float" office:value="3555.3574132939" calcext:value-type="float">
            <text:p>3555.3574132939</text:p>
          </table:table-cell>
        </table:table-row>
        <table:table-row table:style-name="ro1">
          <table:table-cell table:style-name="ce19" office:value-type="float" office:value="3500" calcext:value-type="float">
            <text:p>3500</text:p>
          </table:table-cell>
          <table:table-cell table:style-name="ce22" office:value-type="float" office:value="6547.88685974028" calcext:value-type="float">
            <text:p>6547.88685974028</text:p>
          </table:table-cell>
          <table:table-cell table:style-name="ce22" office:value-type="float" office:value="381.391957532973" calcext:value-type="float">
            <text:p>381.391957532973</text:p>
          </table:table-cell>
          <table:table-cell table:style-name="ce22" table:formula="of:=(([.C28]-[.B28])/[.B28])*100" office:value-type="float" office:value="-94.175342889964" calcext:value-type="float">
            <text:p>-94.175342889964</text:p>
          </table:table-cell>
          <table:table-cell table:style-name="ce22" office:value-type="float" office:value="8103.97574270196" calcext:value-type="float">
            <text:p>8103.97574270196</text:p>
          </table:table-cell>
          <table:table-cell table:style-name="ce22" table:formula="of:=(([.E28]-[.B28])/[.B28])*100" office:value-type="float" office:value="23.7647490907228" calcext:value-type="float">
            <text:p>23.7647490907228</text:p>
          </table:table-cell>
          <table:table-cell table:style-name="ce22" office:value-type="float" office:value="261714.878251663" calcext:value-type="float">
            <text:p>261714.878251663</text:p>
          </table:table-cell>
          <table:table-cell table:style-name="ce22" table:formula="of:=(([.G28]-[.B28])/[.B28])*100" office:value-type="float" office:value="3896.93647519811" calcext:value-type="float">
            <text:p>3896.93647519811</text:p>
          </table:table-cell>
          <table:table-cell table:style-name="ce22" office:value-type="float" office:value="236906.615973857" calcext:value-type="float">
            <text:p>236906.615973857</text:p>
          </table:table-cell>
          <table:table-cell table:style-name="ce22" table:formula="of:=(([.I28]-[.B28])/[.B28])*100" office:value-type="float" office:value="3518.06214811803" calcext:value-type="float">
            <text:p>3518.06214811803</text:p>
          </table:table-cell>
        </table:table-row>
        <table:table-row table:style-name="ro1">
          <table:table-cell table:style-name="ce19" office:value-type="float" office:value="3600" calcext:value-type="float">
            <text:p>3600</text:p>
          </table:table-cell>
          <table:table-cell table:style-name="ce22" office:value-type="float" office:value="6372.69451686439" calcext:value-type="float">
            <text:p>6372.69451686439</text:p>
          </table:table-cell>
          <table:table-cell table:style-name="ce22" office:value-type="float" office:value="3280.05482960772" calcext:value-type="float">
            <text:p>3280.05482960772</text:p>
          </table:table-cell>
          <table:table-cell table:style-name="ce22" table:formula="of:=(([.C29]-[.B29])/[.B29])*100" office:value-type="float" office:value="-48.5295455332506" calcext:value-type="float">
            <text:p>-48.5295455332506</text:p>
          </table:table-cell>
          <table:table-cell table:style-name="ce22" office:value-type="float" office:value="7352.98647683754" calcext:value-type="float">
            <text:p>7352.98647683754</text:p>
          </table:table-cell>
          <table:table-cell table:style-name="ce22" table:formula="of:=(([.E29]-[.B29])/[.B29])*100" office:value-type="float" office:value="15.3826918484631" calcext:value-type="float">
            <text:p>15.3826918484631</text:p>
          </table:table-cell>
          <table:table-cell table:style-name="ce22" office:value-type="float" office:value="257738.601731007" calcext:value-type="float">
            <text:p>257738.601731007</text:p>
          </table:table-cell>
          <table:table-cell table:style-name="ce22" table:formula="of:=(([.G29]-[.B29])/[.B29])*100" office:value-type="float" office:value="3944.42110082227" calcext:value-type="float">
            <text:p>3944.42110082227</text:p>
          </table:table-cell>
          <table:table-cell table:style-name="ce22" office:value-type="float" office:value="264615.568429457" calcext:value-type="float">
            <text:p>264615.568429457</text:p>
          </table:table-cell>
          <table:table-cell table:style-name="ce22" table:formula="of:=(([.I29]-[.B29])/[.B29])*100" office:value-type="float" office:value="4052.33411438742" calcext:value-type="float">
            <text:p>4052.33411438742</text:p>
          </table:table-cell>
        </table:table-row>
        <table:table-row table:style-name="ro1">
          <table:table-cell table:style-name="ce19" office:value-type="float" office:value="3700" calcext:value-type="float">
            <text:p>3700</text:p>
          </table:table-cell>
          <table:table-cell table:style-name="ce22" office:value-type="float" office:value="6200.78302166015" calcext:value-type="float">
            <text:p>6200.78302166015</text:p>
          </table:table-cell>
          <table:table-cell table:style-name="ce22" office:value-type="float" office:value="906.084979548227" calcext:value-type="float">
            <text:p>906.084979548227</text:p>
          </table:table-cell>
          <table:table-cell table:style-name="ce22" table:formula="of:=(([.C30]-[.B30])/[.B30])*100" office:value-type="float" office:value="-85.3875715956654" calcext:value-type="float">
            <text:p>-85.3875715956654</text:p>
          </table:table-cell>
          <table:table-cell table:style-name="ce22" office:value-type="float" office:value="7416.27720062036" calcext:value-type="float">
            <text:p>7416.27720062036</text:p>
          </table:table-cell>
          <table:table-cell table:style-name="ce22" table:formula="of:=(([.E30]-[.B30])/[.B30])*100" office:value-type="float" office:value="19.6022691765593" calcext:value-type="float">
            <text:p>19.6022691765593</text:p>
          </table:table-cell>
          <table:table-cell table:style-name="ce22" office:value-type="float" office:value="255284.109397788" calcext:value-type="float">
            <text:p>255284.109397788</text:p>
          </table:table-cell>
          <table:table-cell table:style-name="ce22" table:formula="of:=(([.G30]-[.B30])/[.B30])*100" office:value-type="float" office:value="4016.96568814047" calcext:value-type="float">
            <text:p>4016.96568814047</text:p>
          </table:table-cell>
          <table:table-cell table:style-name="ce22" office:value-type="float" office:value="240662.238778432" calcext:value-type="float">
            <text:p>240662.238778432</text:p>
          </table:table-cell>
          <table:table-cell table:style-name="ce22" table:formula="of:=(([.I30]-[.B30])/[.B30])*100" office:value-type="float" office:value="3781.15884619358" calcext:value-type="float">
            <text:p>3781.15884619358</text:p>
          </table:table-cell>
        </table:table-row>
        <table:table-row table:style-name="ro1">
          <table:table-cell table:style-name="ce19" office:value-type="float" office:value="3800" calcext:value-type="float">
            <text:p>3800</text:p>
          </table:table-cell>
          <table:table-cell table:style-name="ce22" office:value-type="float" office:value="6032.79005602665" calcext:value-type="float">
            <text:p>6032.79005602665</text:p>
          </table:table-cell>
          <table:table-cell table:style-name="ce22" office:value-type="float" office:value="2643.80859732564" calcext:value-type="float">
            <text:p>2643.80859732564</text:p>
          </table:table-cell>
          <table:table-cell table:style-name="ce22" table:formula="of:=(([.C31]-[.B31])/[.B31])*100" office:value-type="float" office:value="-56.1760218278353" calcext:value-type="float">
            <text:p>-56.1760218278353</text:p>
          </table:table-cell>
          <table:table-cell table:style-name="ce22" office:value-type="float" office:value="7057.14534869473" calcext:value-type="float">
            <text:p>7057.14534869473</text:p>
          </table:table-cell>
          <table:table-cell table:style-name="ce22" table:formula="of:=(([.E31]-[.B31])/[.B31])*100" office:value-type="float" office:value="16.9797934812063" calcext:value-type="float">
            <text:p>16.9797934812063</text:p>
          </table:table-cell>
          <table:table-cell table:style-name="ce22" office:value-type="float" office:value="253211.333556519" calcext:value-type="float">
            <text:p>253211.333556519</text:p>
          </table:table-cell>
          <table:table-cell table:style-name="ce22" table:formula="of:=(([.G31]-[.B31])/[.B31])*100" office:value-type="float" office:value="4097.25087737084" calcext:value-type="float">
            <text:p>4097.25087737084</text:p>
          </table:table-cell>
          <table:table-cell table:style-name="ce22" office:value-type="float" office:value="264152.565292539" calcext:value-type="float">
            <text:p>264152.565292539</text:p>
          </table:table-cell>
          <table:table-cell table:style-name="ce22" table:formula="of:=(([.I31]-[.B31])/[.B31])*100" office:value-type="float" office:value="4278.61359071587" calcext:value-type="float">
            <text:p>4278.61359071587</text:p>
          </table:table-cell>
        </table:table-row>
        <table:table-row table:style-name="ro1">
          <table:table-cell table:style-name="ce19" office:value-type="float" office:value="3900" calcext:value-type="float">
            <text:p>3900</text:p>
          </table:table-cell>
          <table:table-cell table:style-name="ce22" office:value-type="float" office:value="5875.05422018138" calcext:value-type="float">
            <text:p>5875.05422018138</text:p>
          </table:table-cell>
          <table:table-cell table:style-name="ce22" office:value-type="float" office:value="16.0171734756925" calcext:value-type="float">
            <text:p>16.0171734756925</text:p>
          </table:table-cell>
          <table:table-cell table:style-name="ce22" table:formula="of:=(([.C32]-[.B32])/[.B32])*100" office:value-type="float" office:value="-99.7273697760836" calcext:value-type="float">
            <text:p>-99.7273697760836</text:p>
          </table:table-cell>
          <table:table-cell table:style-name="ce22" office:value-type="float" office:value="7239.464462691" calcext:value-type="float">
            <text:p>7239.464462691</text:p>
          </table:table-cell>
          <table:table-cell table:style-name="ce22" table:formula="of:=(([.E32]-[.B32])/[.B32])*100" office:value-type="float" office:value="23.2237897962327" calcext:value-type="float">
            <text:p>23.2237897962327</text:p>
          </table:table-cell>
          <table:table-cell table:style-name="ce22" office:value-type="float" office:value="250052.239276086" calcext:value-type="float">
            <text:p>250052.239276086</text:p>
          </table:table-cell>
          <table:table-cell table:style-name="ce22" table:formula="of:=(([.G32]-[.B32])/[.B32])*100" office:value-type="float" office:value="4156.16904805972" calcext:value-type="float">
            <text:p>4156.16904805972</text:p>
          </table:table-cell>
          <table:table-cell table:style-name="ce22" office:value-type="float" office:value="252656.68701379" calcext:value-type="float">
            <text:p>252656.68701379</text:p>
          </table:table-cell>
          <table:table-cell table:style-name="ce22" table:formula="of:=(([.I32]-[.B32])/[.B32])*100" office:value-type="float" office:value="4200.49966425653" calcext:value-type="float">
            <text:p>4200.49966425653</text:p>
          </table:table-cell>
        </table:table-row>
        <table:table-row table:style-name="ro1">
          <table:table-cell table:style-name="ce19" office:value-type="float" office:value="4000" calcext:value-type="float">
            <text:p>4000</text:p>
          </table:table-cell>
          <table:table-cell table:style-name="ce22" office:value-type="float" office:value="5713.4755818412" calcext:value-type="float">
            <text:p>5713.4755818412</text:p>
          </table:table-cell>
          <table:table-cell table:style-name="ce22" office:value-type="float" office:value="3300.10900206514" calcext:value-type="float">
            <text:p>3300.10900206514</text:p>
          </table:table-cell>
          <table:table-cell table:style-name="ce22" table:formula="of:=(([.C33]-[.B33])/[.B33])*100" office:value-type="float" office:value="-42.2399036314484" calcext:value-type="float">
            <text:p>-42.2399036314484</text:p>
          </table:table-cell>
          <table:table-cell table:style-name="ce22" office:value-type="float" office:value="7161.06992703741" calcext:value-type="float">
            <text:p>7161.06992703741</text:p>
          </table:table-cell>
          <table:table-cell table:style-name="ce22" table:formula="of:=(([.E33]-[.B33])/[.B33])*100" office:value-type="float" office:value="25.3364930760713" calcext:value-type="float">
            <text:p>25.3364930760713</text:p>
          </table:table-cell>
          <table:table-cell table:style-name="ce22" office:value-type="float" office:value="255872.141506263" calcext:value-type="float">
            <text:p>255872.141506263</text:p>
          </table:table-cell>
          <table:table-cell table:style-name="ce22" table:formula="of:=(([.G33]-[.B33])/[.B33])*100" office:value-type="float" office:value="4378.39739298942" calcext:value-type="float">
            <text:p>4378.39739298942</text:p>
          </table:table-cell>
          <table:table-cell table:style-name="ce22" office:value-type="float" office:value="233827.95961461" calcext:value-type="float">
            <text:p>233827.95961461</text:p>
          </table:table-cell>
          <table:table-cell table:style-name="ce22" table:formula="of:=(([.I33]-[.B33])/[.B33])*100" office:value-type="float" office:value="3992.56950984042" calcext:value-type="float">
            <text:p>3992.56950984042</text:p>
          </table:table-cell>
        </table:table-row>
        <table:table-row table:style-name="ro1">
          <table:table-cell table:style-name="ce19" office:value-type="float" office:value="4100" calcext:value-type="float">
            <text:p>4100</text:p>
          </table:table-cell>
          <table:table-cell table:style-name="ce22" office:value-type="float" office:value="5560.43469519802" calcext:value-type="float">
            <text:p>5560.43469519802</text:p>
          </table:table-cell>
          <table:table-cell table:style-name="ce22" office:value-type="float" office:value="4556.55611007752" calcext:value-type="float">
            <text:p>4556.55611007752</text:p>
          </table:table-cell>
          <table:table-cell table:style-name="ce22" table:formula="of:=(([.C34]-[.B34])/[.B34])*100" office:value-type="float" office:value="-18.0539587307347" calcext:value-type="float">
            <text:p>-18.0539587307347</text:p>
          </table:table-cell>
          <table:table-cell table:style-name="ce22" office:value-type="float" office:value="6429.12270417633" calcext:value-type="float">
            <text:p>6429.12270417633</text:p>
          </table:table-cell>
          <table:table-cell table:style-name="ce22" table:formula="of:=(([.E34]-[.B34])/[.B34])*100" office:value-type="float" office:value="15.622663633268" calcext:value-type="float">
            <text:p>15.622663633268</text:p>
          </table:table-cell>
          <table:table-cell table:style-name="ce22" office:value-type="float" office:value="251571.10908553" calcext:value-type="float">
            <text:p>251571.10908553</text:p>
          </table:table-cell>
          <table:table-cell table:style-name="ce22" table:formula="of:=(([.G34]-[.B34])/[.B34])*100" office:value-type="float" office:value="4424.30651335202" calcext:value-type="float">
            <text:p>4424.30651335202</text:p>
          </table:table-cell>
          <table:table-cell table:style-name="ce22" office:value-type="float" office:value="263832.80427798" calcext:value-type="float">
            <text:p>263832.80427798</text:p>
          </table:table-cell>
          <table:table-cell table:style-name="ce22" table:formula="of:=(([.I34]-[.B34])/[.B34])*100" office:value-type="float" office:value="4644.82335896913" calcext:value-type="float">
            <text:p>4644.82335896913</text:p>
          </table:table-cell>
        </table:table-row>
        <table:table-row table:style-name="ro1">
          <table:table-cell table:style-name="ce19" office:value-type="float" office:value="4200" calcext:value-type="float">
            <text:p>4200</text:p>
          </table:table-cell>
          <table:table-cell table:style-name="ce22" office:value-type="float" office:value="5408.12099611258" calcext:value-type="float">
            <text:p>5408.12099611258</text:p>
          </table:table-cell>
          <table:table-cell table:style-name="ce22" office:value-type="float" office:value="107.530672460173" calcext:value-type="float">
            <text:p>107.530672460173</text:p>
          </table:table-cell>
          <table:table-cell table:style-name="ce22" table:formula="of:=(([.C35]-[.B35])/[.B35])*100" office:value-type="float" office:value="-98.0116814594668" calcext:value-type="float">
            <text:p>-98.0116814594668</text:p>
          </table:table-cell>
          <table:table-cell table:style-name="ce22" office:value-type="float" office:value="6137.22292899763" calcext:value-type="float">
            <text:p>6137.22292899763</text:p>
          </table:table-cell>
          <table:table-cell table:style-name="ce22" table:formula="of:=(([.E35]-[.B35])/[.B35])*100" office:value-type="float" office:value="13.4816128080185" calcext:value-type="float">
            <text:p>13.4816128080185</text:p>
          </table:table-cell>
          <table:table-cell table:style-name="ce22" office:value-type="float" office:value="256154.072590015" calcext:value-type="float">
            <text:p>256154.072590015</text:p>
          </table:table-cell>
          <table:table-cell table:style-name="ce22" table:formula="of:=(([.G35]-[.B35])/[.B35])*100" office:value-type="float" office:value="4636.47081443151" calcext:value-type="float">
            <text:p>4636.47081443151</text:p>
          </table:table-cell>
          <table:table-cell table:style-name="ce22" office:value-type="float" office:value="266258.416932181" calcext:value-type="float">
            <text:p>266258.416932181</text:p>
          </table:table-cell>
          <table:table-cell table:style-name="ce22" table:formula="of:=(([.I35]-[.B35])/[.B35])*100" office:value-type="float" office:value="4823.30732103758" calcext:value-type="float">
            <text:p>4823.30732103758</text:p>
          </table:table-cell>
        </table:table-row>
        <table:table-row table:style-name="ro1">
          <table:table-cell table:style-name="ce19" office:value-type="float" office:value="4300" calcext:value-type="float">
            <text:p>4300</text:p>
          </table:table-cell>
          <table:table-cell table:style-name="ce22" office:value-type="float" office:value="5255.18234527605" calcext:value-type="float">
            <text:p>5255.18234527605</text:p>
          </table:table-cell>
          <table:table-cell table:style-name="ce22" office:value-type="float" office:value="2320.31844477757" calcext:value-type="float">
            <text:p>2320.31844477757</text:p>
          </table:table-cell>
          <table:table-cell table:style-name="ce22" table:formula="of:=(([.C36]-[.B36])/[.B36])*100" office:value-type="float" office:value="-55.8470421704143" calcext:value-type="float">
            <text:p>-55.8470421704143</text:p>
          </table:table-cell>
          <table:table-cell table:style-name="ce22" office:value-type="float" office:value="6056.12083927561" calcext:value-type="float">
            <text:p>6056.12083927561</text:p>
          </table:table-cell>
          <table:table-cell table:style-name="ce22" table:formula="of:=(([.E36]-[.B36])/[.B36])*100" office:value-type="float" office:value="15.2409267914278" calcext:value-type="float">
            <text:p>15.2409267914278</text:p>
          </table:table-cell>
          <table:table-cell table:style-name="ce22" office:value-type="float" office:value="254265.785414771" calcext:value-type="float">
            <text:p>254265.785414771</text:p>
          </table:table-cell>
          <table:table-cell table:style-name="ce22" table:formula="of:=(([.G36]-[.B36])/[.B36])*100" office:value-type="float" office:value="4738.3817859971" calcext:value-type="float">
            <text:p>4738.3817859971</text:p>
          </table:table-cell>
          <table:table-cell table:style-name="ce22" office:value-type="float" office:value="229284.4789799" calcext:value-type="float">
            <text:p>229284.4789799</text:p>
          </table:table-cell>
          <table:table-cell table:style-name="ce22" table:formula="of:=(([.I36]-[.B36])/[.B36])*100" office:value-type="float" office:value="4263.01661703531" calcext:value-type="float">
            <text:p>4263.01661703531</text:p>
          </table:table-cell>
        </table:table-row>
        <table:table-row table:style-name="ro1">
          <table:table-cell table:style-name="ce19" office:value-type="float" office:value="4400" calcext:value-type="float">
            <text:p>4400</text:p>
          </table:table-cell>
          <table:table-cell table:style-name="ce22" office:value-type="float" office:value="5114.73360333051" calcext:value-type="float">
            <text:p>5114.73360333051</text:p>
          </table:table-cell>
          <table:table-cell table:style-name="ce22" office:value-type="float" office:value="1865.57636066352" calcext:value-type="float">
            <text:p>1865.57636066352</text:p>
          </table:table-cell>
          <table:table-cell table:style-name="ce22" table:formula="of:=(([.C37]-[.B37])/[.B37])*100" office:value-type="float" office:value="-63.5254442294173" calcext:value-type="float">
            <text:p>-63.5254442294173</text:p>
          </table:table-cell>
          <table:table-cell table:style-name="ce22" office:value-type="float" office:value="5979.09543458346" calcext:value-type="float">
            <text:p>5979.09543458346</text:p>
          </table:table-cell>
          <table:table-cell table:style-name="ce22" table:formula="of:=(([.E37]-[.B37])/[.B37])*100" office:value-type="float" office:value="16.8994496739793" calcext:value-type="float">
            <text:p>16.8994496739793</text:p>
          </table:table-cell>
          <table:table-cell table:style-name="ce22" office:value-type="float" office:value="255008.891644105" calcext:value-type="float">
            <text:p>255008.891644105</text:p>
          </table:table-cell>
          <table:table-cell table:style-name="ce22" table:formula="of:=(([.G37]-[.B37])/[.B37])*100" office:value-type="float" office:value="4885.77074430726" calcext:value-type="float">
            <text:p>4885.77074430726</text:p>
          </table:table-cell>
          <table:table-cell table:style-name="ce22" office:value-type="float" office:value="253120.192378962" calcext:value-type="float">
            <text:p>253120.192378962</text:p>
          </table:table-cell>
          <table:table-cell table:style-name="ce22" table:formula="of:=(([.I37]-[.B37])/[.B37])*100" office:value-type="float" office:value="4848.84410429783" calcext:value-type="float">
            <text:p>4848.84410429783</text:p>
          </table:table-cell>
        </table:table-row>
        <table:table-row table:style-name="ro1">
          <table:table-cell table:style-name="ce19" office:value-type="float" office:value="4500" calcext:value-type="float">
            <text:p>4500</text:p>
          </table:table-cell>
          <table:table-cell table:style-name="ce22" office:value-type="float" office:value="4984.9817307265" calcext:value-type="float">
            <text:p>4984.9817307265</text:p>
          </table:table-cell>
          <table:table-cell table:style-name="ce22" office:value-type="float" office:value="135.486028372496" calcext:value-type="float">
            <text:p>135.486028372496</text:p>
          </table:table-cell>
          <table:table-cell table:style-name="ce22" table:formula="of:=(([.C38]-[.B38])/[.B38])*100" office:value-type="float" office:value="-97.2821158493443" calcext:value-type="float">
            <text:p>-97.2821158493443</text:p>
          </table:table-cell>
          <table:table-cell table:style-name="ce22" office:value-type="float" office:value="5684.84414261795" calcext:value-type="float">
            <text:p>5684.84414261795</text:p>
          </table:table-cell>
          <table:table-cell table:style-name="ce22" table:formula="of:=(([.E38]-[.B38])/[.B38])*100" office:value-type="float" office:value="14.0394177891894" calcext:value-type="float">
            <text:p>14.0394177891894</text:p>
          </table:table-cell>
          <table:table-cell table:style-name="ce22" office:value-type="float" office:value="255953.826124512" calcext:value-type="float">
            <text:p>255953.826124512</text:p>
          </table:table-cell>
          <table:table-cell table:style-name="ce22" table:formula="of:=(([.G38]-[.B38])/[.B38])*100" office:value-type="float" office:value="5034.49877954137" calcext:value-type="float">
            <text:p>5034.49877954137</text:p>
          </table:table-cell>
          <table:table-cell table:style-name="ce22" office:value-type="float" office:value="229777.03110953" calcext:value-type="float">
            <text:p>229777.03110953</text:p>
          </table:table-cell>
          <table:table-cell table:style-name="ce22" table:formula="of:=(([.I38]-[.B38])/[.B38])*100" office:value-type="float" office:value="4509.38562107916" calcext:value-type="float">
            <text:p>4509.38562107916</text:p>
          </table:table-cell>
        </table:table-row>
        <table:table-row table:style-name="ro1">
          <table:table-cell table:style-name="ce19" office:value-type="float" office:value="4600" calcext:value-type="float">
            <text:p>4600</text:p>
          </table:table-cell>
          <table:table-cell table:style-name="ce22" office:value-type="float" office:value="4855.11331112307" calcext:value-type="float">
            <text:p>4855.11331112307</text:p>
          </table:table-cell>
          <table:table-cell table:style-name="ce22" office:value-type="float" office:value="4925.1461689826" calcext:value-type="float">
            <text:p>4925.1461689826</text:p>
          </table:table-cell>
          <table:table-cell table:style-name="ce22" table:formula="of:=(([.C39]-[.B39])/[.B39])*100" office:value-type="float" office:value="1.44245568273513" calcext:value-type="float">
            <text:p>1.44245568273513</text:p>
          </table:table-cell>
          <table:table-cell table:style-name="ce22" office:value-type="float" office:value="5817.06185697192" calcext:value-type="float">
            <text:p>5817.06185697192</text:p>
          </table:table-cell>
          <table:table-cell table:style-name="ce22" table:formula="of:=(([.E39]-[.B39])/[.B39])*100" office:value-type="float" office:value="19.8131018620106" calcext:value-type="float">
            <text:p>19.8131018620106</text:p>
          </table:table-cell>
          <table:table-cell table:style-name="ce22" office:value-type="float" office:value="254366.443452685" calcext:value-type="float">
            <text:p>254366.443452685</text:p>
          </table:table-cell>
          <table:table-cell table:style-name="ce22" table:formula="of:=(([.G39]-[.B39])/[.B39])*100" office:value-type="float" office:value="5139.14535361988" calcext:value-type="float">
            <text:p>5139.14535361988</text:p>
          </table:table-cell>
          <table:table-cell table:style-name="ce22" office:value-type="float" office:value="244499.799721077" calcext:value-type="float">
            <text:p>244499.799721077</text:p>
          </table:table-cell>
          <table:table-cell table:style-name="ce22" table:formula="of:=(([.I39]-[.B39])/[.B39])*100" office:value-type="float" office:value="4935.92365518899" calcext:value-type="float">
            <text:p>4935.92365518899</text:p>
          </table:table-cell>
        </table:table-row>
        <table:table-row table:style-name="ro1">
          <table:table-cell table:style-name="ce19" office:value-type="float" office:value="4700" calcext:value-type="float">
            <text:p>4700</text:p>
          </table:table-cell>
          <table:table-cell table:style-name="ce22" office:value-type="float" office:value="4745.00252551429" calcext:value-type="float">
            <text:p>4745.00252551429</text:p>
          </table:table-cell>
          <table:table-cell table:style-name="ce22" office:value-type="float" office:value="4015.45695749278" calcext:value-type="float">
            <text:p>4015.45695749278</text:p>
          </table:table-cell>
          <table:table-cell table:style-name="ce22" table:formula="of:=(([.C40]-[.B40])/[.B40])*100" office:value-type="float" office:value="-15.375030131147" calcext:value-type="float">
            <text:p>-15.375030131147</text:p>
          </table:table-cell>
          <table:table-cell table:style-name="ce22" office:value-type="float" office:value="5797.25962053583" calcext:value-type="float">
            <text:p>5797.25962053583</text:p>
          </table:table-cell>
          <table:table-cell table:style-name="ce22" table:formula="of:=(([.E40]-[.B40])/[.B40])*100" office:value-type="float" office:value="22.1761124333119" calcext:value-type="float">
            <text:p>22.1761124333119</text:p>
          </table:table-cell>
          <table:table-cell table:style-name="ce22" office:value-type="float" office:value="250099.2495579" calcext:value-type="float">
            <text:p>250099.2495579</text:p>
          </table:table-cell>
          <table:table-cell table:style-name="ce22" table:formula="of:=(([.G40]-[.B40])/[.B40])*100" office:value-type="float" office:value="5170.7927596054" calcext:value-type="float">
            <text:p>5170.7927596054</text:p>
          </table:table-cell>
          <table:table-cell table:style-name="ce22" office:value-type="float" office:value="236416.6009188" calcext:value-type="float">
            <text:p>236416.6009188</text:p>
          </table:table-cell>
          <table:table-cell table:style-name="ce22" table:formula="of:=(([.I40]-[.B40])/[.B40])*100" office:value-type="float" office:value="4882.43361615864" calcext:value-type="float">
            <text:p>4882.43361615864</text:p>
          </table:table-cell>
        </table:table-row>
        <table:table-row table:style-name="ro1">
          <table:table-cell table:style-name="ce19" office:value-type="float" office:value="4800" calcext:value-type="float">
            <text:p>4800</text:p>
          </table:table-cell>
          <table:table-cell table:style-name="ce22" office:value-type="float" office:value="4636.90152958163" calcext:value-type="float">
            <text:p>4636.90152958163</text:p>
          </table:table-cell>
          <table:table-cell table:style-name="ce22" office:value-type="float" office:value="3088.04008999078" calcext:value-type="float">
            <text:p>3088.04008999078</text:p>
          </table:table-cell>
          <table:table-cell table:style-name="ce22" table:formula="of:=(([.C41]-[.B41])/[.B41])*100" office:value-type="float" office:value="-33.4029400820725" calcext:value-type="float">
            <text:p>-33.4029400820725</text:p>
          </table:table-cell>
          <table:table-cell table:style-name="ce22" office:value-type="float" office:value="5653.76182947509" calcext:value-type="float">
            <text:p>5653.76182947509</text:p>
          </table:table-cell>
          <table:table-cell table:style-name="ce22" table:formula="of:=(([.E41]-[.B41])/[.B41])*100" office:value-type="float" office:value="21.9297367737115" calcext:value-type="float">
            <text:p>21.9297367737115</text:p>
          </table:table-cell>
          <table:table-cell table:style-name="ce22" office:value-type="float" office:value="253619.262249388" calcext:value-type="float">
            <text:p>253619.262249388</text:p>
          </table:table-cell>
          <table:table-cell table:style-name="ce22" table:formula="of:=(([.G41]-[.B41])/[.B41])*100" office:value-type="float" office:value="5369.58482148899" calcext:value-type="float">
            <text:p>5369.58482148899</text:p>
          </table:table-cell>
          <table:table-cell table:style-name="ce22" office:value-type="float" office:value="275097.660197679" calcext:value-type="float">
            <text:p>275097.660197679</text:p>
          </table:table-cell>
          <table:table-cell table:style-name="ce22" table:formula="of:=(([.I41]-[.B41])/[.B41])*100" office:value-type="float" office:value="5832.79064570733" calcext:value-type="float">
            <text:p>5832.79064570733</text:p>
          </table:table-cell>
        </table:table-row>
        <table:table-row table:style-name="ro1">
          <table:table-cell table:style-name="ce19" office:value-type="float" office:value="4900" calcext:value-type="float">
            <text:p>4900</text:p>
          </table:table-cell>
          <table:table-cell table:style-name="ce22" office:value-type="float" office:value="4531.17384333431" calcext:value-type="float">
            <text:p>4531.17384333431</text:p>
          </table:table-cell>
          <table:table-cell table:style-name="ce22" office:value-type="float" office:value="3088.34043627254" calcext:value-type="float">
            <text:p>3088.34043627254</text:p>
          </table:table-cell>
          <table:table-cell table:style-name="ce22" table:formula="of:=(([.C42]-[.B42])/[.B42])*100" office:value-type="float" office:value="-31.8423758820087" calcext:value-type="float">
            <text:p>-31.8423758820087</text:p>
          </table:table-cell>
          <table:table-cell table:style-name="ce22" office:value-type="float" office:value="5642.27571852561" calcext:value-type="float">
            <text:p>5642.27571852561</text:p>
          </table:table-cell>
          <table:table-cell table:style-name="ce22" table:formula="of:=(([.E42]-[.B42])/[.B42])*100" office:value-type="float" office:value="24.5212810986235" calcext:value-type="float">
            <text:p>24.5212810986235</text:p>
          </table:table-cell>
          <table:table-cell table:style-name="ce22" office:value-type="float" office:value="253511.49014931" calcext:value-type="float">
            <text:p>253511.49014931</text:p>
          </table:table-cell>
          <table:table-cell table:style-name="ce22" table:formula="of:=(([.G42]-[.B42])/[.B42])*100" office:value-type="float" office:value="5494.83036657806" calcext:value-type="float">
            <text:p>5494.83036657806</text:p>
          </table:table-cell>
          <table:table-cell table:style-name="ce22" office:value-type="float" office:value="271569.488151223" calcext:value-type="float">
            <text:p>271569.488151223</text:p>
          </table:table-cell>
          <table:table-cell table:style-name="ce22" table:formula="of:=(([.I42]-[.B42])/[.B42])*100" office:value-type="float" office:value="5893.35839984868" calcext:value-type="float">
            <text:p>5893.35839984868</text:p>
          </table:table-cell>
        </table:table-row>
        <table:table-row table:style-name="ro1">
          <table:table-cell table:style-name="ce19" office:value-type="float" office:value="5000" calcext:value-type="float">
            <text:p>5000</text:p>
          </table:table-cell>
          <table:table-cell table:style-name="ce22" office:value-type="float" office:value="4432.61095015078" calcext:value-type="float">
            <text:p>4432.61095015078</text:p>
          </table:table-cell>
          <table:table-cell table:style-name="ce22" office:value-type="float" office:value="2181.01819335513" calcext:value-type="float">
            <text:p>2181.01819335513</text:p>
          </table:table-cell>
          <table:table-cell table:style-name="ce22" table:formula="of:=(([.C43]-[.B43])/[.B43])*100" office:value-type="float" office:value="-50.7960834396952" calcext:value-type="float">
            <text:p>-50.7960834396952</text:p>
          </table:table-cell>
          <table:table-cell table:style-name="ce22" office:value-type="float" office:value="5227.08809176423" calcext:value-type="float">
            <text:p>5227.08809176423</text:p>
          </table:table-cell>
          <table:table-cell table:style-name="ce22" table:formula="of:=(([.E43]-[.B43])/[.B43])*100" office:value-type="float" office:value="17.9234575411231" calcext:value-type="float">
            <text:p>17.9234575411231</text:p>
          </table:table-cell>
          <table:table-cell table:style-name="ce22" office:value-type="float" office:value="254443.530716822" calcext:value-type="float">
            <text:p>254443.530716822</text:p>
          </table:table-cell>
          <table:table-cell table:style-name="ce22" table:formula="of:=(([.G43]-[.B43])/[.B43])*100" office:value-type="float" office:value="5640.26309952076" calcext:value-type="float">
            <text:p>5640.26309952076</text:p>
          </table:table-cell>
          <table:table-cell table:style-name="ce22" office:value-type="float" office:value="233226.341767896" calcext:value-type="float">
            <text:p>233226.341767896</text:p>
          </table:table-cell>
          <table:table-cell table:style-name="ce22" table:formula="of:=(([.I43]-[.B43])/[.B43])*100" office:value-type="float" office:value="5161.60189537866" calcext:value-type="float">
            <text:p>5161.601895378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/>
          <table:table-cell table:style-name="ce27" table:formula="of:=MIN([.D3:.D43])" office:value-type="float" office:value="-99.7273697760836" calcext:value-type="float">
            <text:p>-99.7273697760836</text:p>
          </table:table-cell>
          <table:table-cell/>
          <table:table-cell table:style-name="ce27" table:formula="of:=MIN([.F3:.F43])" office:value-type="float" office:value="7.39048209616762" calcext:value-type="float">
            <text:p>7.39048209616762</text:p>
          </table:table-cell>
          <table:table-cell/>
          <table:table-cell table:style-name="ce27" table:formula="of:=MIN([.H3:.H43])" office:value-type="float" office:value="1021.81379817407" calcext:value-type="float">
            <text:p>1021.81379817407</text:p>
          </table:table-cell>
          <table:table-cell/>
          <table:table-cell table:style-name="ce27" table:formula="of:=MIN([.J3:.J43])" office:value-type="float" office:value="1163.8419979412" calcext:value-type="float">
            <text:p>1163.8419979412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/>
          <table:table-cell table:style-name="ce27" table:formula="of:=MAX([.D3:.D43])" office:value-type="float" office:value="1.44245568273513" calcext:value-type="float">
            <text:p>1.44245568273513</text:p>
          </table:table-cell>
          <table:table-cell/>
          <table:table-cell table:style-name="ce27" table:formula="of:=MAX([.F3:.F43])" office:value-type="float" office:value="28.3116328449746" calcext:value-type="float">
            <text:p>28.3116328449746</text:p>
          </table:table-cell>
          <table:table-cell/>
          <table:table-cell table:style-name="ce27" table:formula="of:=MAX([.H3:.H43])" office:value-type="float" office:value="5640.26309952076" calcext:value-type="float">
            <text:p>5640.26309952076</text:p>
          </table:table-cell>
          <table:table-cell/>
          <table:table-cell table:style-name="ce26" table:formula="of:=MAX([.J3:.J43])" office:value-type="float" office:value="5893.35839984868" calcext:value-type="float">
            <text:p>5893.358399848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3" table:number-rows-spanned="1">
            <text:p>Best Scheduler:</text:p>
          </table:table-cell>
          <table:covered-table-cell table:number-columns-repeated="2" table:style-name="ce22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Maximum Energy:</text:p>
          </table:table-cell>
          <table:covered-table-cell table:style-name="ce22"/>
          <table:table-cell table:style-name="ce22" table:formula="of:=MAX([.B3:.B43])" office:value-type="float" office:value="20223.7980979856" calcext:value-type="float">
            <text:p>20223.7980979856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Row of Maximum Energy:</text:p>
          </table:table-cell>
          <table:covered-table-cell table:style-name="ce22"/>
          <table:table-cell table:style-name="ce22" table:formula="of:=MATCH(MAX([.B1:.B43]); [.B1:.B43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8" office:value-type="string" calcext:value-type="string" table:number-columns-spanned="3" table:number-rows-spanned="1">
            <text:p>Second Best Scheduler:</text:p>
          </table:table-cell>
          <table:covered-table-cell table:number-columns-repeated="2" table:style-name="ce23"/>
          <table:table-cell table:number-columns-repeated="7"/>
        </table:table-row>
        <table:table-row table:style-name="ro2">
          <table:table-cell table:style-name="ce19" office:value-type="string" calcext:value-type="string" table:number-columns-spanned="2" table:number-rows-spanned="1">
            <text:p>Column of Second</text:p>
            <text:p>Best Scheduler:</text:p>
          </table:table-cell>
          <table:covered-table-cell table:style-name="ce23"/>
          <table:table-cell table:style-name="ce19" table:formula="of:=COLUMN([.C1:.C43])"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table:style-name="ce19" office:value-type="string" calcext:value-type="string" table:number-columns-spanned="2" table:number-rows-spanned="1">
            <text:p>Energy Relatived</text:p>
            <text:p>to the Row of Maximum</text:p>
            <text:p>Energy of Best Scheduler:</text:p>
          </table:table-cell>
          <table:covered-table-cell table:style-name="ce19"/>
          <table:table-cell table:style-name="ce19" table:formula="of:=INDIRECT(ADDRESS([.C50]; [.C53]))" office:value-type="float" office:value="2447.97838656845" calcext:value-type="float">
            <text:p>2447.978386568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 table:style-name="ce15" office:value-type="string" calcext:value-type="string" table:number-columns-spanned="2" table:number-rows-spanned="1">
            <text:p>Required Energy by Best Scheduler compared to Second Best Scheduler (%):</text:p>
          </table:table-cell>
          <table:covered-table-cell table:style-name="ce22"/>
          <table:table-cell table:style-name="ce26" table:formula="of:=IF([.C49]&lt;[.C54]; -[.C49]/[.C54] * 100; +[.C49]/[.C54] * 100)" office:value-type="float" office:value="826.142837246823" calcext:value-type="float">
            <text:p>826.142837246823</text:p>
          </table:table-cell>
          <table:table-cell table:number-columns-repeated="7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ccuracy_analysis_100_resources" table:style-name="ta1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0" table:default-cell-style-name="ce17"/>
        <table:table-column table:style-name="co14" table:default-cell-style-name="ce17"/>
        <table:table-column table:style-name="co12" table:default-cell-style-name="ce17"/>
        <table:table-column table:style-name="co14" table:default-cell-style-name="ce17"/>
        <table:table-column table:style-name="co10" table:default-cell-style-name="ce17"/>
        <table:table-column table:style-name="co14" table:default-cell-style-name="ce17"/>
        <table:table-column table:style-name="co10" table:default-cell-style-name="ce17"/>
        <table:table-row table:style-name="ro2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0" office:value-type="string" calcext:value-type="string">
            <text:p>OLAR</text:p>
            <text:p>(Best Scheduler)</text:p>
          </table:table-cell>
          <table:table-cell table:style-name="ce24" office:value-type="string" calcext:value-type="string" table:number-columns-spanned="2" table:number-rows-spanned="1">
            <text:p>ELASTIC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FedAECS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EC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<text:span text:style-name="T5">ECMTC and </text:span><text:span text:style-name="T6">MC²MKP</text:span></text:p>
          </table:table-cell>
          <table:covered-table-cell table:style-name="ce24"/>
        </table:table-row>
        <table:table-row table:style-name="ro2">
          <table:covered-table-cell table:style-name="ce15"/>
          <table:table-cell table:style-name="ce20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94051330513289" calcext:value-type="float">
            <text:p>0.94051330513289</text:p>
          </table:table-cell>
          <table:table-cell table:style-name="ce22" table:formula="of:=(([.C3]-[.B3])/[.B3])*100" office:value-type="float" office:value="43.5561932330521" calcext:value-type="float">
            <text:p>43.5561932330521</text:p>
          </table:table-cell>
          <table:table-cell table:style-name="ce22" office:value-type="float" office:value="0.398625019647441" calcext:value-type="float">
            <text:p>0.398625019647441</text:p>
          </table:table-cell>
          <table:table-cell table:style-name="ce22" table:formula="of:=(([.E3]-[.B3])/[.B3])*100" office:value-type="float" office:value="-39.1554696401115" calcext:value-type="float">
            <text:p>-39.1554696401115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3]-[.B3])/[.B3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3]-[.B3])/[.B3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100" calcext:value-type="float">
            <text:p>11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0450404523860632" calcext:value-type="float">
            <text:p>0.0450404523860632</text:p>
          </table:table-cell>
          <table:table-cell table:style-name="ce22" table:formula="of:=(([.C4]-[.B4])/[.B4])*100" office:value-type="float" office:value="-93.1252052993294" calcext:value-type="float">
            <text:p>-93.1252052993294</text:p>
          </table:table-cell>
          <table:table-cell table:style-name="ce22" office:value-type="float" office:value="0.618418088404678" calcext:value-type="float">
            <text:p>0.618418088404678</text:p>
          </table:table-cell>
          <table:table-cell table:style-name="ce22" table:formula="of:=(([.E4]-[.B4])/[.B4])*100" office:value-type="float" office:value="-5.60713377117745" calcext:value-type="float">
            <text:p>-5.60713377117745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4]-[.B4])/[.B4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4]-[.B4])/[.B4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200" calcext:value-type="float">
            <text:p>1200</text:p>
          </table:table-cell>
          <table:table-cell table:style-name="ce19" office:value-type="float" office:value="0.655153416896505" calcext:value-type="float">
            <text:p>0.655153416896505</text:p>
          </table:table-cell>
          <table:table-cell table:style-name="ce22" office:value-type="float" office:value="0.420418838914027" calcext:value-type="float">
            <text:p>0.420418838914027</text:p>
          </table:table-cell>
          <table:table-cell table:style-name="ce22" table:formula="of:=(([.C5]-[.B5])/[.B5])*100" office:value-type="float" office:value="-35.8289481407924" calcext:value-type="float">
            <text:p>-35.8289481407924</text:p>
          </table:table-cell>
          <table:table-cell table:style-name="ce22" office:value-type="float" office:value="0.1846875506909" calcext:value-type="float">
            <text:p>0.1846875506909</text:p>
          </table:table-cell>
          <table:table-cell table:style-name="ce22" table:formula="of:=(([.E5]-[.B5])/[.B5])*100" office:value-type="float" office:value="-71.8100301505296" calcext:value-type="float">
            <text:p>-71.8100301505296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5]-[.B5])/[.B5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5]-[.B5])/[.B5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300" calcext:value-type="float">
            <text:p>13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830324350623307" calcext:value-type="float">
            <text:p>0.830324350623307</text:p>
          </table:table-cell>
          <table:table-cell table:style-name="ce22" table:formula="of:=(([.C6]-[.B6])/[.B6])*100" office:value-type="float" office:value="26.73739145811" calcext:value-type="float">
            <text:p>26.73739145811</text:p>
          </table:table-cell>
          <table:table-cell table:style-name="ce22" office:value-type="float" office:value="0.137444372386164" calcext:value-type="float">
            <text:p>0.137444372386164</text:p>
          </table:table-cell>
          <table:table-cell table:style-name="ce22" table:formula="of:=(([.E6]-[.B6])/[.B6])*100" office:value-type="float" office:value="-79.0210401348061" calcext:value-type="float">
            <text:p>-79.0210401348061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6]-[.B6])/[.B6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6]-[.B6])/[.B6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400" calcext:value-type="float">
            <text:p>1400</text:p>
          </table:table-cell>
          <table:table-cell table:style-name="ce19" office:value-type="float" office:value="0.655153416896505" calcext:value-type="float">
            <text:p>0.655153416896505</text:p>
          </table:table-cell>
          <table:table-cell table:style-name="ce22" office:value-type="float" office:value="0.581005650227182" calcext:value-type="float">
            <text:p>0.581005650227182</text:p>
          </table:table-cell>
          <table:table-cell table:style-name="ce22" table:formula="of:=(([.C7]-[.B7])/[.B7])*100" office:value-type="float" office:value="-11.3176188594978" calcext:value-type="float">
            <text:p>-11.3176188594978</text:p>
          </table:table-cell>
          <table:table-cell table:style-name="ce22" office:value-type="float" office:value="0.0356621205833513" calcext:value-type="float">
            <text:p>0.0356621205833513</text:p>
          </table:table-cell>
          <table:table-cell table:style-name="ce22" table:formula="of:=(([.E7]-[.B7])/[.B7])*100" office:value-type="float" office:value="-94.5566763961509" calcext:value-type="float">
            <text:p>-94.5566763961509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7]-[.B7])/[.B7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7]-[.B7])/[.B7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500" calcext:value-type="float">
            <text:p>1500</text:p>
          </table:table-cell>
          <table:table-cell table:style-name="ce19" office:value-type="float" office:value="0.655153416896505" calcext:value-type="float">
            <text:p>0.655153416896505</text:p>
          </table:table-cell>
          <table:table-cell table:style-name="ce22" office:value-type="float" office:value="0.116005286027116" calcext:value-type="float">
            <text:p>0.116005286027116</text:p>
          </table:table-cell>
          <table:table-cell table:style-name="ce22" table:formula="of:=(([.C8]-[.B8])/[.B8])*100" office:value-type="float" office:value="-82.2934166203942" calcext:value-type="float">
            <text:p>-82.2934166203942</text:p>
          </table:table-cell>
          <table:table-cell table:style-name="ce22" office:value-type="float" office:value="0.212246936109931" calcext:value-type="float">
            <text:p>0.212246936109931</text:p>
          </table:table-cell>
          <table:table-cell table:style-name="ce22" table:formula="of:=(([.E8]-[.B8])/[.B8])*100" office:value-type="float" office:value="-67.6034756690493" calcext:value-type="float">
            <text:p>-67.6034756690493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8]-[.B8])/[.B8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8]-[.B8])/[.B8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600" calcext:value-type="float">
            <text:p>1600</text:p>
          </table:table-cell>
          <table:table-cell table:style-name="ce19" office:value-type="float" office:value="0.655153416896505" calcext:value-type="float">
            <text:p>0.655153416896505</text:p>
          </table:table-cell>
          <table:table-cell table:style-name="ce22" office:value-type="float" office:value="0.108564877781952" calcext:value-type="float">
            <text:p>0.108564877781952</text:p>
          </table:table-cell>
          <table:table-cell table:style-name="ce22" table:formula="of:=(([.C9]-[.B9])/[.B9])*100" office:value-type="float" office:value="-83.4290908080386" calcext:value-type="float">
            <text:p>-83.4290908080386</text:p>
          </table:table-cell>
          <table:table-cell table:style-name="ce22" office:value-type="float" office:value="0.529990143507306" calcext:value-type="float">
            <text:p>0.529990143507306</text:p>
          </table:table-cell>
          <table:table-cell table:style-name="ce22" table:formula="of:=(([.E9]-[.B9])/[.B9])*100" office:value-type="float" office:value="-19.1044219813588" calcext:value-type="float">
            <text:p>-19.1044219813588</text:p>
          </table:table-cell>
          <table:table-cell table:style-name="ce22" office:value-type="float" office:value="0.0450051384298173" calcext:value-type="float">
            <text:p>0.0450051384298173</text:p>
          </table:table-cell>
          <table:table-cell table:style-name="ce22" table:formula="of:=(([.G9]-[.B9])/[.B9])*100" office:value-type="float" office:value="-93.1305954805198" calcext:value-type="float">
            <text:p>-93.1305954805198</text:p>
          </table:table-cell>
          <table:table-cell table:style-name="ce22" office:value-type="float" office:value="0.045005137442495" calcext:value-type="float">
            <text:p>0.045005137442495</text:p>
          </table:table-cell>
          <table:table-cell table:style-name="ce22" table:formula="of:=(([.I9]-[.B9])/[.B9])*100" office:value-type="float" office:value="-93.1305956312208" calcext:value-type="float">
            <text:p>-93.1305956312208</text:p>
          </table:table-cell>
        </table:table-row>
        <table:table-row table:style-name="ro1">
          <table:table-cell table:style-name="ce22" office:value-type="float" office:value="1700" calcext:value-type="float">
            <text:p>17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89204499888968" calcext:value-type="float">
            <text:p>0.89204499888968</text:p>
          </table:table-cell>
          <table:table-cell table:style-name="ce22" table:formula="of:=(([.C10]-[.B10])/[.B10])*100" office:value-type="float" office:value="36.1581846150391" calcext:value-type="float">
            <text:p>36.1581846150391</text:p>
          </table:table-cell>
          <table:table-cell table:style-name="ce22" office:value-type="float" office:value="0.246041102941596" calcext:value-type="float">
            <text:p>0.246041102941596</text:p>
          </table:table-cell>
          <table:table-cell table:style-name="ce22" table:formula="of:=(([.E10]-[.B10])/[.B10])*100" office:value-type="float" office:value="-62.4452690627632" calcext:value-type="float">
            <text:p>-62.4452690627632</text:p>
          </table:table-cell>
          <table:table-cell table:style-name="ce22" office:value-type="float" office:value="0.04500335225334" calcext:value-type="float">
            <text:p>0.04500335225334</text:p>
          </table:table-cell>
          <table:table-cell table:style-name="ce22" table:formula="of:=(([.G10]-[.B10])/[.B10])*100" office:value-type="float" office:value="-93.130868115361" calcext:value-type="float">
            <text:p>-93.130868115361</text:p>
          </table:table-cell>
          <table:table-cell table:style-name="ce22" office:value-type="float" office:value="0.0449941562980394" calcext:value-type="float">
            <text:p>0.0449941562980394</text:p>
          </table:table-cell>
          <table:table-cell table:style-name="ce22" table:formula="of:=(([.I10]-[.B10])/[.B10])*100" office:value-type="float" office:value="-93.1322717492372" calcext:value-type="float">
            <text:p>-93.1322717492372</text:p>
          </table:table-cell>
        </table:table-row>
        <table:table-row table:style-name="ro1">
          <table:table-cell table:style-name="ce22" office:value-type="float" office:value="1800" calcext:value-type="float">
            <text:p>18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44453342140179" calcext:value-type="float">
            <text:p>0.44453342140179</text:p>
          </table:table-cell>
          <table:table-cell table:style-name="ce22" table:formula="of:=(([.C11]-[.B11])/[.B11])*100" office:value-type="float" office:value="-32.1481946156112" calcext:value-type="float">
            <text:p>-32.1481946156112</text:p>
          </table:table-cell>
          <table:table-cell table:style-name="ce22" office:value-type="float" office:value="0.492218871599552" calcext:value-type="float">
            <text:p>0.492218871599552</text:p>
          </table:table-cell>
          <table:table-cell table:style-name="ce22" table:formula="of:=(([.E11]-[.B11])/[.B11])*100" office:value-type="float" office:value="-24.869678016606" calcext:value-type="float">
            <text:p>-24.869678016606</text:p>
          </table:table-cell>
          <table:table-cell table:style-name="ce22" office:value-type="float" office:value="0.0449941572853616" calcext:value-type="float">
            <text:p>0.0449941572853616</text:p>
          </table:table-cell>
          <table:table-cell table:style-name="ce22" table:formula="of:=(([.G11]-[.B11])/[.B11])*100" office:value-type="float" office:value="-93.1322715985362" calcext:value-type="float">
            <text:p>-93.1322715985362</text:p>
          </table:table-cell>
          <table:table-cell table:style-name="ce22" office:value-type="float" office:value="0.0449941562980394" calcext:value-type="float">
            <text:p>0.0449941562980394</text:p>
          </table:table-cell>
          <table:table-cell table:style-name="ce22" table:formula="of:=(([.I11]-[.B11])/[.B11])*100" office:value-type="float" office:value="-93.1322717492372" calcext:value-type="float">
            <text:p>-93.1322717492372</text:p>
          </table:table-cell>
        </table:table-row>
        <table:table-row table:style-name="ro1">
          <table:table-cell table:style-name="ce22" office:value-type="float" office:value="1900" calcext:value-type="float">
            <text:p>19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539332912874069" calcext:value-type="float">
            <text:p>0.539332912874069</text:p>
          </table:table-cell>
          <table:table-cell table:style-name="ce22" table:formula="of:=(([.C12]-[.B12])/[.B12])*100" office:value-type="float" office:value="-17.6783789926768" calcext:value-type="float">
            <text:p>-17.6783789926768</text:p>
          </table:table-cell>
          <table:table-cell table:style-name="ce22" office:value-type="float" office:value="0.0634478194513233" calcext:value-type="float">
            <text:p>0.0634478194513233</text:p>
          </table:table-cell>
          <table:table-cell table:style-name="ce22" table:formula="of:=(([.E12]-[.B12])/[.B12])*100" office:value-type="float" office:value="-90.3155783340216" calcext:value-type="float">
            <text:p>-90.3155783340216</text:p>
          </table:table-cell>
          <table:table-cell table:style-name="ce22" office:value-type="float" office:value="0.0450033532406622" calcext:value-type="float">
            <text:p>0.0450033532406622</text:p>
          </table:table-cell>
          <table:table-cell table:style-name="ce22" table:formula="of:=(([.G12]-[.B12])/[.B12])*100" office:value-type="float" office:value="-93.13086796466" calcext:value-type="float">
            <text:p>-93.13086796466</text:p>
          </table:table-cell>
          <table:table-cell table:style-name="ce22" office:value-type="float" office:value="0.0449941562980394" calcext:value-type="float">
            <text:p>0.0449941562980394</text:p>
          </table:table-cell>
          <table:table-cell table:style-name="ce22" table:formula="of:=(([.I12]-[.B12])/[.B12])*100" office:value-type="float" office:value="-93.1322717492372" calcext:value-type="float">
            <text:p>-93.1322717492372</text:p>
          </table:table-cell>
        </table:table-row>
        <table:table-row table:style-name="ro1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589072209566405" calcext:value-type="float">
            <text:p>0.589072209566405</text:p>
          </table:table-cell>
          <table:table-cell table:style-name="ce22" table:formula="of:=(([.C13]-[.B13])/[.B13])*100" office:value-type="float" office:value="-10.0863714705374" calcext:value-type="float">
            <text:p>-10.0863714705374</text:p>
          </table:table-cell>
          <table:table-cell table:style-name="ce22" office:value-type="float" office:value="0.573497465882424" calcext:value-type="float">
            <text:p>0.573497465882424</text:p>
          </table:table-cell>
          <table:table-cell table:style-name="ce22" table:formula="of:=(([.E13]-[.B13])/[.B13])*100" office:value-type="float" office:value="-12.4636381201962" calcext:value-type="float">
            <text:p>-12.4636381201962</text:p>
          </table:table-cell>
          <table:table-cell table:style-name="ce22" office:value-type="float" office:value="0.04500335225334" calcext:value-type="float">
            <text:p>0.04500335225334</text:p>
          </table:table-cell>
          <table:table-cell table:style-name="ce22" table:formula="of:=(([.G13]-[.B13])/[.B13])*100" office:value-type="float" office:value="-93.130868115361" calcext:value-type="float">
            <text:p>-93.130868115361</text:p>
          </table:table-cell>
          <table:table-cell table:style-name="ce22" office:value-type="float" office:value="0.0449941562980394" calcext:value-type="float">
            <text:p>0.0449941562980394</text:p>
          </table:table-cell>
          <table:table-cell table:style-name="ce22" table:formula="of:=(([.I13]-[.B13])/[.B13])*100" office:value-type="float" office:value="-93.1322717492372" calcext:value-type="float">
            <text:p>-93.1322717492372</text:p>
          </table:table-cell>
        </table:table-row>
        <table:table-row table:style-name="ro1">
          <table:table-cell table:style-name="ce22" office:value-type="float" office:value="2100" calcext:value-type="float">
            <text:p>2100</text:p>
          </table:table-cell>
          <table:table-cell table:style-name="ce22" office:value-type="float" office:value="0.655153416896505" calcext:value-type="float">
            <text:p>0.655153416896505</text:p>
          </table:table-cell>
          <table:table-cell table:style-name="ce22" office:value-type="float" office:value="0.539563993137547" calcext:value-type="float">
            <text:p>0.539563993137547</text:p>
          </table:table-cell>
          <table:table-cell table:style-name="ce22" table:formula="of:=(([.C14]-[.B14])/[.B14])*100" office:value-type="float" office:value="-17.6431078245018" calcext:value-type="float">
            <text:p>-17.6431078245018</text:p>
          </table:table-cell>
          <table:table-cell table:style-name="ce22" office:value-type="float" office:value="0.272535730270382" calcext:value-type="float">
            <text:p>0.272535730270382</text:p>
          </table:table-cell>
          <table:table-cell table:style-name="ce22" table:formula="of:=(([.E14]-[.B14])/[.B14])*100" office:value-type="float" office:value="-58.4012350021164" calcext:value-type="float">
            <text:p>-58.4012350021164</text:p>
          </table:table-cell>
          <table:table-cell table:style-name="ce22" office:value-type="float" office:value="0.0450033532406622" calcext:value-type="float">
            <text:p>0.0450033532406622</text:p>
          </table:table-cell>
          <table:table-cell table:style-name="ce22" table:formula="of:=(([.G14]-[.B14])/[.B14])*100" office:value-type="float" office:value="-93.13086796466" calcext:value-type="float">
            <text:p>-93.13086796466</text:p>
          </table:table-cell>
          <table:table-cell table:style-name="ce22" office:value-type="float" office:value="0.00525118821844004" calcext:value-type="float">
            <text:p>0.00525118821844004</text:p>
          </table:table-cell>
          <table:table-cell table:style-name="ce22" table:formula="of:=(([.I14]-[.B14])/[.B14])*100" office:value-type="float" office:value="-99.198479610575" calcext:value-type="float">
            <text:p>-99.198479610575</text:p>
          </table:table-cell>
        </table:table-row>
        <table:table-row table:style-name="ro1"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0.655043479835799" calcext:value-type="float">
            <text:p>0.655043479835799</text:p>
          </table:table-cell>
          <table:table-cell table:style-name="ce22" office:value-type="float" office:value="0.0801097502377535" calcext:value-type="float">
            <text:p>0.0801097502377535</text:p>
          </table:table-cell>
          <table:table-cell table:style-name="ce22" table:formula="of:=(([.C15]-[.B15])/[.B15])*100" office:value-type="float" office:value="-87.7703156044184" calcext:value-type="float">
            <text:p>-87.7703156044184</text:p>
          </table:table-cell>
          <table:table-cell table:style-name="ce22" office:value-type="float" office:value="0.682085911963012" calcext:value-type="float">
            <text:p>0.682085911963012</text:p>
          </table:table-cell>
          <table:table-cell table:style-name="ce22" table:formula="of:=(([.E15]-[.B15])/[.B15])*100" office:value-type="float" office:value="4.12834154673088" calcext:value-type="float">
            <text:p>4.12834154673088</text:p>
          </table:table-cell>
          <table:table-cell table:style-name="ce22" office:value-type="float" office:value="0.04500335225334" calcext:value-type="float">
            <text:p>0.04500335225334</text:p>
          </table:table-cell>
          <table:table-cell table:style-name="ce22" table:formula="of:=(([.G15]-[.B15])/[.B15])*100" office:value-type="float" office:value="-93.1297152572802" calcext:value-type="float">
            <text:p>-93.1297152572802</text:p>
          </table:table-cell>
          <table:table-cell table:style-name="ce22" office:value-type="float" office:value="0.00525118821844004" calcext:value-type="float">
            <text:p>0.00525118821844004</text:p>
          </table:table-cell>
          <table:table-cell table:style-name="ce22" table:formula="of:=(([.I15]-[.B15])/[.B15])*100" office:value-type="float" office:value="-99.1983450900456" calcext:value-type="float">
            <text:p>-99.1983450900456</text:p>
          </table:table-cell>
        </table:table-row>
        <table:table-row table:style-name="ro1">
          <table:table-cell table:style-name="ce22" office:value-type="float" office:value="2300" calcext:value-type="float">
            <text:p>23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356840107681484" calcext:value-type="float">
            <text:p>0.356840107681484</text:p>
          </table:table-cell>
          <table:table-cell table:style-name="ce22" table:formula="of:=(([.C16]-[.B16])/[.B16])*100" office:value-type="float" office:value="-45.5314732834022" calcext:value-type="float">
            <text:p>-45.5314732834022</text:p>
          </table:table-cell>
          <table:table-cell table:style-name="ce22" office:value-type="float" office:value="0.609743522784059" calcext:value-type="float">
            <text:p>0.609743522784059</text:p>
          </table:table-cell>
          <table:table-cell table:style-name="ce22" table:formula="of:=(([.E16]-[.B16])/[.B16])*100" office:value-type="float" office:value="-6.92797517402129" calcext:value-type="float">
            <text:p>-6.92797517402129</text:p>
          </table:table-cell>
          <table:table-cell table:style-name="ce22" office:value-type="float" office:value="0.0449941562980394" calcext:value-type="float">
            <text:p>0.0449941562980394</text:p>
          </table:table-cell>
          <table:table-cell table:style-name="ce22" table:formula="of:=(([.G16]-[.B16])/[.B16])*100" office:value-type="float" office:value="-93.1320349039966" calcext:value-type="float">
            <text:p>-93.1320349039966</text:p>
          </table:table-cell>
          <table:table-cell table:style-name="ce22" office:value-type="float" office:value="0.00525118821844004" calcext:value-type="float">
            <text:p>0.00525118821844004</text:p>
          </table:table-cell>
          <table:table-cell table:style-name="ce22" table:formula="of:=(([.I16]-[.B16])/[.B16])*100" office:value-type="float" office:value="-99.1984519687868" calcext:value-type="float">
            <text:p>-99.1984519687868</text:p>
          </table:table-cell>
        </table:table-row>
        <table:table-row table:style-name="ro1">
          <table:table-cell table:style-name="ce22" office:value-type="float" office:value="2400" calcext:value-type="float">
            <text:p>24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311297346316512" calcext:value-type="float">
            <text:p>0.311297346316512</text:p>
          </table:table-cell>
          <table:table-cell table:style-name="ce22" table:formula="of:=(([.C17]-[.B17])/[.B17])*100" office:value-type="float" office:value="-52.4831781527714" calcext:value-type="float">
            <text:p>-52.4831781527714</text:p>
          </table:table-cell>
          <table:table-cell table:style-name="ce22" office:value-type="float" office:value="0.658713419243791" calcext:value-type="float">
            <text:p>0.658713419243791</text:p>
          </table:table-cell>
          <table:table-cell table:style-name="ce22" table:formula="of:=(([.E17]-[.B17])/[.B17])*100" office:value-type="float" office:value="0.546851943805938" calcext:value-type="float">
            <text:p>0.546851943805938</text:p>
          </table:table-cell>
          <table:table-cell table:style-name="ce22" office:value-type="float" office:value="0.0449941562979631" calcext:value-type="float">
            <text:p>0.0449941562979631</text:p>
          </table:table-cell>
          <table:table-cell table:style-name="ce22" table:formula="of:=(([.G17]-[.B17])/[.B17])*100" office:value-type="float" office:value="-93.1320349040082" calcext:value-type="float">
            <text:p>-93.1320349040082</text:p>
          </table:table-cell>
          <table:table-cell table:style-name="ce22" office:value-type="float" office:value="0.00525118821844004" calcext:value-type="float">
            <text:p>0.00525118821844004</text:p>
          </table:table-cell>
          <table:table-cell table:style-name="ce22" table:formula="of:=(([.I17]-[.B17])/[.B17])*100" office:value-type="float" office:value="-99.1984519687868" calcext:value-type="float">
            <text:p>-99.1984519687868</text:p>
          </table:table-cell>
        </table:table-row>
        <table:table-row table:style-name="ro1">
          <table:table-cell table:style-name="ce22" office:value-type="float" office:value="2500" calcext:value-type="float">
            <text:p>25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857929554986753" calcext:value-type="float">
            <text:p>0.857929554986753</text:p>
          </table:table-cell>
          <table:table-cell table:style-name="ce22" table:formula="of:=(([.C18]-[.B18])/[.B18])*100" office:value-type="float" office:value="30.9554556251459" calcext:value-type="float">
            <text:p>30.9554556251459</text:p>
          </table:table-cell>
          <table:table-cell table:style-name="ce22" office:value-type="float" office:value="0.350587577227002" calcext:value-type="float">
            <text:p>0.350587577227002</text:p>
          </table:table-cell>
          <table:table-cell table:style-name="ce22" table:formula="of:=(([.E18]-[.B18])/[.B18])*100" office:value-type="float" office:value="-46.4858674638071" calcext:value-type="float">
            <text:p>-46.4858674638071</text:p>
          </table:table-cell>
          <table:table-cell table:style-name="ce22" office:value-type="float" office:value="0.0449941562979631" calcext:value-type="float">
            <text:p>0.0449941562979631</text:p>
          </table:table-cell>
          <table:table-cell table:style-name="ce22" table:formula="of:=(([.G18]-[.B18])/[.B18])*100" office:value-type="float" office:value="-93.1320349040082" calcext:value-type="float">
            <text:p>-93.1320349040082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18]-[.B18])/[.B18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2600" calcext:value-type="float">
            <text:p>26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827678105812726" calcext:value-type="float">
            <text:p>0.827678105812726</text:p>
          </table:table-cell>
          <table:table-cell table:style-name="ce22" table:formula="of:=(([.C19]-[.B19])/[.B19])*100" office:value-type="float" office:value="26.3378360468498" calcext:value-type="float">
            <text:p>26.3378360468498</text:p>
          </table:table-cell>
          <table:table-cell table:style-name="ce22" office:value-type="float" office:value="0.316777243491023" calcext:value-type="float">
            <text:p>0.316777243491023</text:p>
          </table:table-cell>
          <table:table-cell table:style-name="ce22" table:formula="of:=(([.E19]-[.B19])/[.B19])*100" office:value-type="float" office:value="-51.6467196963681" calcext:value-type="float">
            <text:p>-51.6467196963681</text:p>
          </table:table-cell>
          <table:table-cell table:style-name="ce22" office:value-type="float" office:value="0.00525118821836377" calcext:value-type="float">
            <text:p>0.00525118821836377</text:p>
          </table:table-cell>
          <table:table-cell table:style-name="ce22" table:formula="of:=(([.G19]-[.B19])/[.B19])*100" office:value-type="float" office:value="-99.1984519687985" calcext:value-type="float">
            <text:p>-99.1984519687985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19]-[.B19])/[.B19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2700" calcext:value-type="float">
            <text:p>27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497182715802286" calcext:value-type="float">
            <text:p>0.497182715802286</text:p>
          </table:table-cell>
          <table:table-cell table:style-name="ce22" table:formula="of:=(([.C20]-[.B20])/[.B20])*100" office:value-type="float" office:value="-24.1093995440674" calcext:value-type="float">
            <text:p>-24.1093995440674</text:p>
          </table:table-cell>
          <table:table-cell table:style-name="ce22" office:value-type="float" office:value="0.406332786009393" calcext:value-type="float">
            <text:p>0.406332786009393</text:p>
          </table:table-cell>
          <table:table-cell table:style-name="ce22" table:formula="of:=(([.E20]-[.B20])/[.B20])*100" office:value-type="float" office:value="-37.976848078026" calcext:value-type="float">
            <text:p>-37.976848078026</text:p>
          </table:table-cell>
          <table:table-cell table:style-name="ce22" office:value-type="float" office:value="0.00525118821824902" calcext:value-type="float">
            <text:p>0.00525118821824902</text:p>
          </table:table-cell>
          <table:table-cell table:style-name="ce22" table:formula="of:=(([.G20]-[.B20])/[.B20])*100" office:value-type="float" office:value="-99.198451968816" calcext:value-type="float">
            <text:p>-99.198451968816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20]-[.B20])/[.B20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2800" calcext:value-type="float">
            <text:p>28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803139307164875" calcext:value-type="float">
            <text:p>0.803139307164875</text:p>
          </table:table-cell>
          <table:table-cell table:style-name="ce22" table:formula="of:=(([.C21]-[.B21])/[.B21])*100" office:value-type="float" office:value="22.5922026918214" calcext:value-type="float">
            <text:p>22.5922026918214</text:p>
          </table:table-cell>
          <table:table-cell table:style-name="ce22" office:value-type="float" office:value="0.394892367019526" calcext:value-type="float">
            <text:p>0.394892367019526</text:p>
          </table:table-cell>
          <table:table-cell table:style-name="ce22" table:formula="of:=(([.E21]-[.B21])/[.B21])*100" office:value-type="float" office:value="-39.7231281457219" calcext:value-type="float">
            <text:p>-39.7231281457219</text:p>
          </table:table-cell>
          <table:table-cell table:style-name="ce22" office:value-type="float" office:value="0.00525118821836377" calcext:value-type="float">
            <text:p>0.00525118821836377</text:p>
          </table:table-cell>
          <table:table-cell table:style-name="ce22" table:formula="of:=(([.G21]-[.B21])/[.B21])*100" office:value-type="float" office:value="-99.1984519687985" calcext:value-type="float">
            <text:p>-99.1984519687985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21]-[.B21])/[.B21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2900" calcext:value-type="float">
            <text:p>29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480880761561305" calcext:value-type="float">
            <text:p>0.480880761561305</text:p>
          </table:table-cell>
          <table:table-cell table:style-name="ce22" table:formula="of:=(([.C22]-[.B22])/[.B22])*100" office:value-type="float" office:value="-26.597750519738" calcext:value-type="float">
            <text:p>-26.597750519738</text:p>
          </table:table-cell>
          <table:table-cell table:style-name="ce22" office:value-type="float" office:value="0.199034607046936" calcext:value-type="float">
            <text:p>0.199034607046936</text:p>
          </table:table-cell>
          <table:table-cell table:style-name="ce22" table:formula="of:=(([.E22]-[.B22])/[.B22])*100" office:value-type="float" office:value="-69.6191050891051" calcext:value-type="float">
            <text:p>-69.6191050891051</text:p>
          </table:table-cell>
          <table:table-cell table:style-name="ce22" office:value-type="float" office:value="0.00525118821836377" calcext:value-type="float">
            <text:p>0.00525118821836377</text:p>
          </table:table-cell>
          <table:table-cell table:style-name="ce22" table:formula="of:=(([.G22]-[.B22])/[.B22])*100" office:value-type="float" office:value="-99.1984519687985" calcext:value-type="float">
            <text:p>-99.1984519687985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22]-[.B22])/[.B22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3000" calcext:value-type="float">
            <text:p>30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195284217536059" calcext:value-type="float">
            <text:p>0.195284217536059</text:p>
          </table:table-cell>
          <table:table-cell table:style-name="ce22" table:formula="of:=(([.C23]-[.B23])/[.B23])*100" office:value-type="float" office:value="-70.1915693017132" calcext:value-type="float">
            <text:p>-70.1915693017132</text:p>
          </table:table-cell>
          <table:table-cell table:style-name="ce22" office:value-type="float" office:value="0.395758259921969" calcext:value-type="float">
            <text:p>0.395758259921969</text:p>
          </table:table-cell>
          <table:table-cell table:style-name="ce22" table:formula="of:=(([.E23]-[.B23])/[.B23])*100" office:value-type="float" office:value="-39.5909571546389" calcext:value-type="float">
            <text:p>-39.5909571546389</text:p>
          </table:table-cell>
          <table:table-cell table:style-name="ce22" office:value-type="float" office:value="0.00525118821824902" calcext:value-type="float">
            <text:p>0.00525118821824902</text:p>
          </table:table-cell>
          <table:table-cell table:style-name="ce22" table:formula="of:=(([.G23]-[.B23])/[.B23])*100" office:value-type="float" office:value="-99.198451968816" calcext:value-type="float">
            <text:p>-99.198451968816</text:p>
          </table:table-cell>
          <table:table-cell table:style-name="ce22" office:value-type="float" office:value="0.00525118709463567" calcext:value-type="float">
            <text:p>0.00525118709463567</text:p>
          </table:table-cell>
          <table:table-cell table:style-name="ce22" table:formula="of:=(([.I23]-[.B23])/[.B23])*100" office:value-type="float" office:value="-99.1984521403258" calcext:value-type="float">
            <text:p>-99.1984521403258</text:p>
          </table:table-cell>
        </table:table-row>
        <table:table-row table:style-name="ro1">
          <table:table-cell table:style-name="ce22" office:value-type="float" office:value="3100" calcext:value-type="float">
            <text:p>31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845613723344933" calcext:value-type="float">
            <text:p>0.845613723344933</text:p>
          </table:table-cell>
          <table:table-cell table:style-name="ce22" table:formula="of:=(([.C24]-[.B24])/[.B24])*100" office:value-type="float" office:value="29.0755514597252" calcext:value-type="float">
            <text:p>29.0755514597252</text:p>
          </table:table-cell>
          <table:table-cell table:style-name="ce22" office:value-type="float" office:value="0.601161932216739" calcext:value-type="float">
            <text:p>0.601161932216739</text:p>
          </table:table-cell>
          <table:table-cell table:style-name="ce22" table:formula="of:=(([.E24]-[.B24])/[.B24])*100" office:value-type="float" office:value="-8.2378800446481" calcext:value-type="float">
            <text:p>-8.2378800446481</text:p>
          </table:table-cell>
          <table:table-cell table:style-name="ce22" office:value-type="float" office:value="0.00525118821824902" calcext:value-type="float">
            <text:p>0.00525118821824902</text:p>
          </table:table-cell>
          <table:table-cell table:style-name="ce22" table:formula="of:=(([.G24]-[.B24])/[.B24])*100" office:value-type="float" office:value="-99.198451968816" calcext:value-type="float">
            <text:p>-99.198451968816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4]-[.B24])/[.B24])*100" office:value-type="float" office:value="-99.1984521403549" calcext:value-type="float">
            <text:p>-99.1984521403549</text:p>
          </table:table-cell>
        </table:table-row>
        <table:table-row table:style-name="ro1">
          <table:table-cell table:style-name="ce22" office:value-type="float" office:value="3200" calcext:value-type="float">
            <text:p>32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307009635586597" calcext:value-type="float">
            <text:p>0.307009635586597</text:p>
          </table:table-cell>
          <table:table-cell table:style-name="ce22" table:formula="of:=(([.C25]-[.B25])/[.B25])*100" office:value-type="float" office:value="-53.1376597578882" calcext:value-type="float">
            <text:p>-53.1376597578882</text:p>
          </table:table-cell>
          <table:table-cell table:style-name="ce22" office:value-type="float" office:value="0.672468020536382" calcext:value-type="float">
            <text:p>0.672468020536382</text:p>
          </table:table-cell>
          <table:table-cell table:style-name="ce22" table:formula="of:=(([.E25]-[.B25])/[.B25])*100" office:value-type="float" office:value="2.64637173391421" calcext:value-type="float">
            <text:p>2.64637173391421</text:p>
          </table:table-cell>
          <table:table-cell table:style-name="ce22" office:value-type="float" office:value="0.00525118821824902" calcext:value-type="float">
            <text:p>0.00525118821824902</text:p>
          </table:table-cell>
          <table:table-cell table:style-name="ce22" table:formula="of:=(([.G25]-[.B25])/[.B25])*100" office:value-type="float" office:value="-99.198451968816" calcext:value-type="float">
            <text:p>-99.198451968816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5]-[.B25])/[.B25])*100" office:value-type="float" office:value="-99.1984521403549" calcext:value-type="float">
            <text:p>-99.1984521403549</text:p>
          </table:table-cell>
        </table:table-row>
        <table:table-row table:style-name="ro1">
          <table:table-cell table:style-name="ce22" office:value-type="float" office:value="3300" calcext:value-type="float">
            <text:p>3300</text:p>
          </table:table-cell>
          <table:table-cell table:style-name="ce22" office:value-type="float" office:value="0.65513082360046" calcext:value-type="float">
            <text:p>0.65513082360046</text:p>
          </table:table-cell>
          <table:table-cell table:style-name="ce22" office:value-type="float" office:value="0.269542054984415" calcext:value-type="float">
            <text:p>0.269542054984415</text:p>
          </table:table-cell>
          <table:table-cell table:style-name="ce22" table:formula="of:=(([.C26]-[.B26])/[.B26])*100" office:value-type="float" office:value="-58.8567587916152" calcext:value-type="float">
            <text:p>-58.8567587916152</text:p>
          </table:table-cell>
          <table:table-cell table:style-name="ce22" office:value-type="float" office:value="0.355359050006781" calcext:value-type="float">
            <text:p>0.355359050006781</text:p>
          </table:table-cell>
          <table:table-cell table:style-name="ce22" table:formula="of:=(([.E26]-[.B26])/[.B26])*100" office:value-type="float" office:value="-45.7575438057085" calcext:value-type="float">
            <text:p>-45.7575438057085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26]-[.B26])/[.B26])*100" office:value-type="float" office:value="-99.198451968816" calcext:value-type="float">
            <text:p>-99.198451968816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6]-[.B26])/[.B26])*100" office:value-type="float" office:value="-99.1984521403549" calcext:value-type="float">
            <text:p>-99.1984521403549</text:p>
          </table:table-cell>
        </table:table-row>
        <table:table-row table:style-name="ro1">
          <table:table-cell table:style-name="ce22" office:value-type="float" office:value="3400" calcext:value-type="float">
            <text:p>3400</text:p>
          </table:table-cell>
          <table:table-cell table:style-name="ce22" office:value-type="float" office:value="0.655058919325831" calcext:value-type="float">
            <text:p>0.655058919325831</text:p>
          </table:table-cell>
          <table:table-cell table:style-name="ce22" office:value-type="float" office:value="0.851255877270203" calcext:value-type="float">
            <text:p>0.851255877270203</text:p>
          </table:table-cell>
          <table:table-cell table:style-name="ce22" table:formula="of:=(([.C27]-[.B27])/[.B27])*100" office:value-type="float" office:value="29.9510398463535" calcext:value-type="float">
            <text:p>29.9510398463535</text:p>
          </table:table-cell>
          <table:table-cell table:style-name="ce22" office:value-type="float" office:value="0.61577661476033" calcext:value-type="float">
            <text:p>0.61577661476033</text:p>
          </table:table-cell>
          <table:table-cell table:style-name="ce22" table:formula="of:=(([.E27]-[.B27])/[.B27])*100" office:value-type="float" office:value="-5.99675897947155" calcext:value-type="float">
            <text:p>-5.99675897947155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27]-[.B27])/[.B27])*100" office:value-type="float" office:value="-99.1983639847766" calcext:value-type="float">
            <text:p>-99.1983639847766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7]-[.B27])/[.B27])*100" office:value-type="float" office:value="-99.1983641563344" calcext:value-type="float">
            <text:p>-99.1983641563344</text:p>
          </table:table-cell>
        </table:table-row>
        <table:table-row table:style-name="ro1">
          <table:table-cell table:style-name="ce22" office:value-type="float" office:value="3500" calcext:value-type="float">
            <text:p>3500</text:p>
          </table:table-cell>
          <table:table-cell table:style-name="ce22" office:value-type="float" office:value="0.655172544930676" calcext:value-type="float">
            <text:p>0.655172544930676</text:p>
          </table:table-cell>
          <table:table-cell table:style-name="ce22" office:value-type="float" office:value="0.464548327565623" calcext:value-type="float">
            <text:p>0.464548327565623</text:p>
          </table:table-cell>
          <table:table-cell table:style-name="ce22" table:formula="of:=(([.C28]-[.B28])/[.B28])*100" office:value-type="float" office:value="-29.0952694584024" calcext:value-type="float">
            <text:p>-29.0952694584024</text:p>
          </table:table-cell>
          <table:table-cell table:style-name="ce22" office:value-type="float" office:value="0.0735350965783559" calcext:value-type="float">
            <text:p>0.0735350965783559</text:p>
          </table:table-cell>
          <table:table-cell table:style-name="ce22" table:formula="of:=(([.E28]-[.B28])/[.B28])*100" office:value-type="float" office:value="-88.7762243477195" calcext:value-type="float">
            <text:p>-88.7762243477195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28]-[.B28])/[.B28])*100" office:value-type="float" office:value="-99.1985030113244" calcext:value-type="float">
            <text:p>-99.1985030113244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8]-[.B28])/[.B28])*100" office:value-type="float" office:value="-99.1985031828524" calcext:value-type="float">
            <text:p>-99.1985031828524</text:p>
          </table:table-cell>
        </table:table-row>
        <table:table-row table:style-name="ro1">
          <table:table-cell table:style-name="ce22" office:value-type="float" office:value="3600" calcext:value-type="float">
            <text:p>36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580929346440666" calcext:value-type="float">
            <text:p>0.580929346440666</text:p>
          </table:table-cell>
          <table:table-cell table:style-name="ce22" table:formula="of:=(([.C29]-[.B29])/[.B29])*100" office:value-type="float" office:value="-11.3318525885778" calcext:value-type="float">
            <text:p>-11.3318525885778</text:p>
          </table:table-cell>
          <table:table-cell table:style-name="ce22" office:value-type="float" office:value="0.504556660981615" calcext:value-type="float">
            <text:p>0.504556660981615</text:p>
          </table:table-cell>
          <table:table-cell table:style-name="ce22" table:formula="of:=(([.E29]-[.B29])/[.B29])*100" office:value-type="float" office:value="-22.9887340561436" calcext:value-type="float">
            <text:p>-22.9887340561436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29]-[.B29])/[.B29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29]-[.B29])/[.B29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3700" calcext:value-type="float">
            <text:p>37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966283101199488" calcext:value-type="float">
            <text:p>0.966283101199488</text:p>
          </table:table-cell>
          <table:table-cell table:style-name="ce22" table:formula="of:=(([.C30]-[.B30])/[.B30])*100" office:value-type="float" office:value="47.485288844972" calcext:value-type="float">
            <text:p>47.485288844972</text:p>
          </table:table-cell>
          <table:table-cell table:style-name="ce22" office:value-type="float" office:value="0.166601410535486" calcext:value-type="float">
            <text:p>0.166601410535486</text:p>
          </table:table-cell>
          <table:table-cell table:style-name="ce22" table:formula="of:=(([.E30]-[.B30])/[.B30])*100" office:value-type="float" office:value="-74.5713682415593" calcext:value-type="float">
            <text:p>-74.5713682415593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30]-[.B30])/[.B30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0]-[.B30])/[.B30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3800" calcext:value-type="float">
            <text:p>38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285875829219535" calcext:value-type="float">
            <text:p>0.285875829219535</text:p>
          </table:table-cell>
          <table:table-cell table:style-name="ce22" table:formula="of:=(([.C31]-[.B31])/[.B31])*100" office:value-type="float" office:value="-56.3663286733454" calcext:value-type="float">
            <text:p>-56.3663286733454</text:p>
          </table:table-cell>
          <table:table-cell table:style-name="ce22" office:value-type="float" office:value="0.424584662376616" calcext:value-type="float">
            <text:p>0.424584662376616</text:p>
          </table:table-cell>
          <table:table-cell table:style-name="ce22" table:formula="of:=(([.E31]-[.B31])/[.B31])*100" office:value-type="float" office:value="-35.1949842732142" calcext:value-type="float">
            <text:p>-35.1949842732142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31]-[.B31])/[.B31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1]-[.B31])/[.B31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3900" calcext:value-type="float">
            <text:p>39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870609668918016" calcext:value-type="float">
            <text:p>0.870609668918016</text:p>
          </table:table-cell>
          <table:table-cell table:style-name="ce22" table:formula="of:=(([.C32]-[.B32])/[.B32])*100" office:value-type="float" office:value="32.8825044463761" calcext:value-type="float">
            <text:p>32.8825044463761</text:p>
          </table:table-cell>
          <table:table-cell table:style-name="ce22" office:value-type="float" office:value="0.00319948339593016" calcext:value-type="float">
            <text:p>0.00319948339593016</text:p>
          </table:table-cell>
          <table:table-cell table:style-name="ce22" table:formula="of:=(([.E32]-[.B32])/[.B32])*100" office:value-type="float" office:value="-99.5116578855434" calcext:value-type="float">
            <text:p>-99.5116578855434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32]-[.B32])/[.B32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2]-[.B32])/[.B32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083944940189759" calcext:value-type="float">
            <text:p>0.083944940189759</text:p>
          </table:table-cell>
          <table:table-cell table:style-name="ce22" table:formula="of:=(([.C33]-[.B33])/[.B33])*100" office:value-type="float" office:value="-87.1873535451548" calcext:value-type="float">
            <text:p>-87.1873535451548</text:p>
          </table:table-cell>
          <table:table-cell table:style-name="ce22" office:value-type="float" office:value="0.506976252112254" calcext:value-type="float">
            <text:p>0.506976252112254</text:p>
          </table:table-cell>
          <table:table-cell table:style-name="ce22" table:formula="of:=(([.E33]-[.B33])/[.B33])*100" office:value-type="float" office:value="-22.6194281080772" calcext:value-type="float">
            <text:p>-22.6194281080772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33]-[.B33])/[.B33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3]-[.B33])/[.B33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100" calcext:value-type="float">
            <text:p>41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785803941958529" calcext:value-type="float">
            <text:p>0.785803941958529</text:p>
          </table:table-cell>
          <table:table-cell table:style-name="ce22" table:formula="of:=(([.C34]-[.B34])/[.B34])*100" office:value-type="float" office:value="19.9384747714272" calcext:value-type="float">
            <text:p>19.9384747714272</text:p>
          </table:table-cell>
          <table:table-cell table:style-name="ce22" office:value-type="float" office:value="0.647964011392891" calcext:value-type="float">
            <text:p>0.647964011392891</text:p>
          </table:table-cell>
          <table:table-cell table:style-name="ce22" table:formula="of:=(([.E34]-[.B34])/[.B34])*100" office:value-type="float" office:value="-1.10024767814093" calcext:value-type="float">
            <text:p>-1.10024767814093</text:p>
          </table:table-cell>
          <table:table-cell table:style-name="ce22" office:value-type="float" office:value="0.00525118821824899" calcext:value-type="float">
            <text:p>0.00525118821824899</text:p>
          </table:table-cell>
          <table:table-cell table:style-name="ce22" table:formula="of:=(([.G34]-[.B34])/[.B34])*100" office:value-type="float" office:value="-99.1985029954613" calcext:value-type="float">
            <text:p>-99.1985029954613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4]-[.B34])/[.B34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200" calcext:value-type="float">
            <text:p>42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230564336203339" calcext:value-type="float">
            <text:p>0.230564336203339</text:p>
          </table:table-cell>
          <table:table-cell table:style-name="ce22" table:formula="of:=(([.C35]-[.B35])/[.B35])*100" office:value-type="float" office:value="-64.8086076636474" calcext:value-type="float">
            <text:p>-64.8086076636474</text:p>
          </table:table-cell>
          <table:table-cell table:style-name="ce22" office:value-type="float" office:value="0.021285846486599" calcext:value-type="float">
            <text:p>0.021285846486599</text:p>
          </table:table-cell>
          <table:table-cell table:style-name="ce22" table:formula="of:=(([.E35]-[.B35])/[.B35])*100" office:value-type="float" office:value="-96.7511082275073" calcext:value-type="float">
            <text:p>-96.7511082275073</text:p>
          </table:table-cell>
          <table:table-cell table:style-name="ce22" office:value-type="float" office:value="0.00525118782560558" calcext:value-type="float">
            <text:p>0.00525118782560558</text:p>
          </table:table-cell>
          <table:table-cell table:style-name="ce22" table:formula="of:=(([.G35]-[.B35])/[.B35])*100" office:value-type="float" office:value="-99.1985030553911" calcext:value-type="float">
            <text:p>-99.1985030553911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5]-[.B35])/[.B35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300" calcext:value-type="float">
            <text:p>43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107684591047393" calcext:value-type="float">
            <text:p>0.107684591047393</text:p>
          </table:table-cell>
          <table:table-cell table:style-name="ce22" table:formula="of:=(([.C36]-[.B36])/[.B36])*100" office:value-type="float" office:value="-83.5639338046349" calcext:value-type="float">
            <text:p>-83.5639338046349</text:p>
          </table:table-cell>
          <table:table-cell table:style-name="ce22" office:value-type="float" office:value="0.381331927442341" calcext:value-type="float">
            <text:p>0.381331927442341</text:p>
          </table:table-cell>
          <table:table-cell table:style-name="ce22" table:formula="of:=(([.E36]-[.B36])/[.B36])*100" office:value-type="float" office:value="-41.7967163092996" calcext:value-type="float">
            <text:p>-41.7967163092996</text:p>
          </table:table-cell>
          <table:table-cell table:style-name="ce22" office:value-type="float" office:value="0.00525118782560558" calcext:value-type="float">
            <text:p>0.00525118782560558</text:p>
          </table:table-cell>
          <table:table-cell table:style-name="ce22" table:formula="of:=(([.G36]-[.B36])/[.B36])*100" office:value-type="float" office:value="-99.1985030553911" calcext:value-type="float">
            <text:p>-99.1985030553911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6]-[.B36])/[.B36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400" calcext:value-type="float">
            <text:p>44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959513513073387" calcext:value-type="float">
            <text:p>0.959513513073387</text:p>
          </table:table-cell>
          <table:table-cell table:style-name="ce22" table:formula="of:=(([.C37]-[.B37])/[.B37])*100" office:value-type="float" office:value="46.452036106825" calcext:value-type="float">
            <text:p>46.452036106825</text:p>
          </table:table-cell>
          <table:table-cell table:style-name="ce22" office:value-type="float" office:value="0.317181532094915" calcext:value-type="float">
            <text:p>0.317181532094915</text:p>
          </table:table-cell>
          <table:table-cell table:style-name="ce22" table:formula="of:=(([.E37]-[.B37])/[.B37])*100" office:value-type="float" office:value="-51.5880906752485" calcext:value-type="float">
            <text:p>-51.5880906752485</text:p>
          </table:table-cell>
          <table:table-cell table:style-name="ce22" office:value-type="float" office:value="0.00525118782560558" calcext:value-type="float">
            <text:p>0.00525118782560558</text:p>
          </table:table-cell>
          <table:table-cell table:style-name="ce22" table:formula="of:=(([.G37]-[.B37])/[.B37])*100" office:value-type="float" office:value="-99.1985030553911" calcext:value-type="float">
            <text:p>-99.1985030553911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7]-[.B37])/[.B37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500" calcext:value-type="float">
            <text:p>45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334111422912956" calcext:value-type="float">
            <text:p>0.334111422912956</text:p>
          </table:table-cell>
          <table:table-cell table:style-name="ce22" table:formula="of:=(([.C38]-[.B38])/[.B38])*100" office:value-type="float" office:value="-49.0040551743553" calcext:value-type="float">
            <text:p>-49.0040551743553</text:p>
          </table:table-cell>
          <table:table-cell table:style-name="ce22" office:value-type="float" office:value="0.0267462329132562" calcext:value-type="float">
            <text:p>0.0267462329132562</text:p>
          </table:table-cell>
          <table:table-cell table:style-name="ce22" table:formula="of:=(([.E38]-[.B38])/[.B38])*100" office:value-type="float" office:value="-95.9176809758654" calcext:value-type="float">
            <text:p>-95.9176809758654</text:p>
          </table:table-cell>
          <table:table-cell table:style-name="ce22" office:value-type="float" office:value="0.00525118782560558" calcext:value-type="float">
            <text:p>0.00525118782560558</text:p>
          </table:table-cell>
          <table:table-cell table:style-name="ce22" table:formula="of:=(([.G38]-[.B38])/[.B38])*100" office:value-type="float" office:value="-99.1985030553911" calcext:value-type="float">
            <text:p>-99.1985030553911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8]-[.B38])/[.B38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600" calcext:value-type="float">
            <text:p>46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555769393777801" calcext:value-type="float">
            <text:p>0.555769393777801</text:p>
          </table:table-cell>
          <table:table-cell table:style-name="ce22" table:formula="of:=(([.C39]-[.B39])/[.B39])*100" office:value-type="float" office:value="-15.1720551971116" calcext:value-type="float">
            <text:p>-15.1720551971116</text:p>
          </table:table-cell>
          <table:table-cell table:style-name="ce22" office:value-type="float" office:value="0.685815253062005" calcext:value-type="float">
            <text:p>0.685815253062005</text:p>
          </table:table-cell>
          <table:table-cell table:style-name="ce22" table:formula="of:=(([.E39]-[.B39])/[.B39])*100" office:value-type="float" office:value="4.67704606090959" calcext:value-type="float">
            <text:p>4.67704606090959</text:p>
          </table:table-cell>
          <table:table-cell table:style-name="ce22" office:value-type="float" office:value="0.00525118782560558" calcext:value-type="float">
            <text:p>0.00525118782560558</text:p>
          </table:table-cell>
          <table:table-cell table:style-name="ce22" table:formula="of:=(([.G39]-[.B39])/[.B39])*100" office:value-type="float" office:value="-99.1985030553911" calcext:value-type="float">
            <text:p>-99.1985030553911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39]-[.B39])/[.B39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700" calcext:value-type="float">
            <text:p>4700</text:p>
          </table:table-cell>
          <table:table-cell table:style-name="ce22" office:value-type="float" office:value="0.655172531963638" calcext:value-type="float">
            <text:p>0.655172531963638</text:p>
          </table:table-cell>
          <table:table-cell table:style-name="ce22" office:value-type="float" office:value="0.731060818174907" calcext:value-type="float">
            <text:p>0.731060818174907</text:p>
          </table:table-cell>
          <table:table-cell table:style-name="ce22" table:formula="of:=(([.C40]-[.B40])/[.B40])*100" office:value-type="float" office:value="11.5829468588712" calcext:value-type="float">
            <text:p>11.5829468588712</text:p>
          </table:table-cell>
          <table:table-cell table:style-name="ce22" office:value-type="float" office:value="0.589665640977738" calcext:value-type="float">
            <text:p>0.589665640977738</text:p>
          </table:table-cell>
          <table:table-cell table:style-name="ce22" table:formula="of:=(([.E40]-[.B40])/[.B40])*100" office:value-type="float" office:value="-9.99841839974079" calcext:value-type="float">
            <text:p>-9.99841839974079</text:p>
          </table:table-cell>
          <table:table-cell table:style-name="ce22" office:value-type="float" office:value="0.00525118782557385" calcext:value-type="float">
            <text:p>0.00525118782557385</text:p>
          </table:table-cell>
          <table:table-cell table:style-name="ce22" table:formula="of:=(([.G40]-[.B40])/[.B40])*100" office:value-type="float" office:value="-99.1985030553959" calcext:value-type="float">
            <text:p>-99.1985030553959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40]-[.B40])/[.B40])*100" office:value-type="float" office:value="-99.1985031669893" calcext:value-type="float">
            <text:p>-99.1985031669893</text:p>
          </table:table-cell>
        </table:table-row>
        <table:table-row table:style-name="ro1">
          <table:table-cell table:style-name="ce22" office:value-type="float" office:value="4800" calcext:value-type="float">
            <text:p>4800</text:p>
          </table:table-cell>
          <table:table-cell table:style-name="ce22" office:value-type="float" office:value="0.803135529060018" calcext:value-type="float">
            <text:p>0.803135529060018</text:p>
          </table:table-cell>
          <table:table-cell table:style-name="ce22" office:value-type="float" office:value="0.370738859655982" calcext:value-type="float">
            <text:p>0.370738859655982</text:p>
          </table:table-cell>
          <table:table-cell table:style-name="ce22" table:formula="of:=(([.C41]-[.B41])/[.B41])*100" office:value-type="float" office:value="-53.8385681816503" calcext:value-type="float">
            <text:p>-53.8385681816503</text:p>
          </table:table-cell>
          <table:table-cell table:style-name="ce22" office:value-type="float" office:value="0.481088262633355" calcext:value-type="float">
            <text:p>0.481088262633355</text:p>
          </table:table-cell>
          <table:table-cell table:style-name="ce22" table:formula="of:=(([.E41]-[.B41])/[.B41])*100" office:value-type="float" office:value="-40.0987448287319" calcext:value-type="float">
            <text:p>-40.0987448287319</text:p>
          </table:table-cell>
          <table:table-cell table:style-name="ce22" office:value-type="float" office:value="0.00525118782557385" calcext:value-type="float">
            <text:p>0.00525118782557385</text:p>
          </table:table-cell>
          <table:table-cell table:style-name="ce22" table:formula="of:=(([.G41]-[.B41])/[.B41])*100" office:value-type="float" office:value="-99.346164173347" calcext:value-type="float">
            <text:p>-99.346164173347</text:p>
          </table:table-cell>
          <table:table-cell table:style-name="ce22" office:value-type="float" office:value="0.00525118709444465" calcext:value-type="float">
            <text:p>0.00525118709444465</text:p>
          </table:table-cell>
          <table:table-cell table:style-name="ce22" table:formula="of:=(([.I41]-[.B41])/[.B41])*100" office:value-type="float" office:value="-99.3461642643813" calcext:value-type="float">
            <text:p>-99.3461642643813</text:p>
          </table:table-cell>
        </table:table-row>
        <table:table-row table:style-name="ro1">
          <table:table-cell table:style-name="ce22" office:value-type="float" office:value="4900" calcext:value-type="float">
            <text:p>4900</text:p>
          </table:table-cell>
          <table:table-cell table:style-name="ce22" office:value-type="float" office:value="0.579019702470655" calcext:value-type="float">
            <text:p>0.579019702470655</text:p>
          </table:table-cell>
          <table:table-cell table:style-name="ce22" office:value-type="float" office:value="0.876371629496582" calcext:value-type="float">
            <text:p>0.876371629496582</text:p>
          </table:table-cell>
          <table:table-cell table:style-name="ce22" table:formula="of:=(([.C42]-[.B42])/[.B42])*100" office:value-type="float" office:value="51.3543711478448" calcext:value-type="float">
            <text:p>51.3543711478448</text:p>
          </table:table-cell>
          <table:table-cell table:style-name="ce22" office:value-type="float" office:value="0.481125404963188" calcext:value-type="float">
            <text:p>0.481125404963188</text:p>
          </table:table-cell>
          <table:table-cell table:style-name="ce22" table:formula="of:=(([.E42]-[.B42])/[.B42])*100" office:value-type="float" office:value="-16.9069026649276" calcext:value-type="float">
            <text:p>-16.9069026649276</text:p>
          </table:table-cell>
          <table:table-cell table:style-name="ce22" office:value-type="float" office:value="0.00525118782559462" calcext:value-type="float">
            <text:p>0.00525118782559462</text:p>
          </table:table-cell>
          <table:table-cell table:style-name="ce22" table:formula="of:=(([.G42]-[.B42])/[.B42])*100" office:value-type="float" office:value="-99.0930899582194" calcext:value-type="float">
            <text:p>-99.0930899582194</text:p>
          </table:table-cell>
          <table:table-cell table:style-name="ce22" office:value-type="float" office:value="0.00525118709444463" calcext:value-type="float">
            <text:p>0.00525118709444463</text:p>
          </table:table-cell>
          <table:table-cell table:style-name="ce22" table:formula="of:=(([.I42]-[.B42])/[.B42])*100" office:value-type="float" office:value="-99.0930900844932" calcext:value-type="float">
            <text:p>-99.0930900844932</text:p>
          </table:table-cell>
        </table:table-row>
        <table:table-row table:style-name="ro1">
          <table:table-cell table:style-name="ce22" office:value-type="float" office:value="5000" calcext:value-type="float">
            <text:p>5000</text:p>
          </table:table-cell>
          <table:table-cell table:style-name="ce22" office:value-type="float" office:value="0.579019702470655" calcext:value-type="float">
            <text:p>0.579019702470655</text:p>
          </table:table-cell>
          <table:table-cell table:style-name="ce22" office:value-type="float" office:value="0.902407138723467" calcext:value-type="float">
            <text:p>0.902407138723467</text:p>
          </table:table-cell>
          <table:table-cell table:style-name="ce22" table:formula="of:=(([.C43]-[.B43])/[.B43])*100" office:value-type="float" office:value="55.8508518575327" calcext:value-type="float">
            <text:p>55.8508518575327</text:p>
          </table:table-cell>
          <table:table-cell table:style-name="ce22" office:value-type="float" office:value="0.362114430635903" calcext:value-type="float">
            <text:p>0.362114430635903</text:p>
          </table:table-cell>
          <table:table-cell table:style-name="ce22" table:formula="of:=(([.E43]-[.B43])/[.B43])*100" office:value-type="float" office:value="-37.4607756712294" calcext:value-type="float">
            <text:p>-37.4607756712294</text:p>
          </table:table-cell>
          <table:table-cell table:style-name="ce22" office:value-type="float" office:value="0.00525118709441292" calcext:value-type="float">
            <text:p>0.00525118709441292</text:p>
          </table:table-cell>
          <table:table-cell table:style-name="ce22" table:formula="of:=(([.G43]-[.B43])/[.B43])*100" office:value-type="float" office:value="-99.0930900844986" calcext:value-type="float">
            <text:p>-99.0930900844986</text:p>
          </table:table-cell>
          <table:table-cell table:style-name="ce22" office:value-type="float" office:value="0.00525118709444463" calcext:value-type="float">
            <text:p>0.00525118709444463</text:p>
          </table:table-cell>
          <table:table-cell table:style-name="ce22" table:formula="of:=(([.I43]-[.B43])/[.B43])*100" office:value-type="float" office:value="-99.0930900844932" calcext:value-type="float">
            <text:p>-99.09309008449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/>
          <table:table-cell table:style-name="ce27" table:formula="of:=MIN([.D3:.D43])" office:value-type="float" office:value="-93.1252052993294" calcext:value-type="float">
            <text:p>-93.1252052993294</text:p>
          </table:table-cell>
          <table:table-cell/>
          <table:table-cell table:style-name="ce27" table:formula="of:=MIN([.F3:.F43])" office:value-type="float" office:value="-99.5116578855434" calcext:value-type="float">
            <text:p>-99.5116578855434</text:p>
          </table:table-cell>
          <table:table-cell/>
          <table:table-cell table:style-name="ce27" table:formula="of:=MIN([.H3:.H43])" office:value-type="float" office:value="-99.346164173347" calcext:value-type="float">
            <text:p>-99.346164173347</text:p>
          </table:table-cell>
          <table:table-cell/>
          <table:table-cell table:style-name="ce27" table:formula="of:=MIN([.J3:.J43])" office:value-type="float" office:value="-99.3461642643813" calcext:value-type="float">
            <text:p>-99.3461642643813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/>
          <table:table-cell table:style-name="ce27" table:formula="of:=MAX([.D3:.D43])" office:value-type="float" office:value="55.8508518575327" calcext:value-type="float">
            <text:p>55.8508518575327</text:p>
          </table:table-cell>
          <table:table-cell/>
          <table:table-cell table:style-name="ce27" table:formula="of:=MAX([.F3:.F43])" office:value-type="float" office:value="4.67704606090961" calcext:value-type="float">
            <text:p>4.67704606090961</text:p>
          </table:table-cell>
          <table:table-cell/>
          <table:table-cell table:style-name="ce27" table:formula="of:=MAX([.H3:.H43])" office:value-type="float" office:value="-93.1297152572802" calcext:value-type="float">
            <text:p>-93.1297152572802</text:p>
          </table:table-cell>
          <table:table-cell/>
          <table:table-cell table:style-name="ce27" table:formula="of:=MAX([.J3:.J43])" office:value-type="float" office:value="-93.1305956312208" calcext:value-type="float">
            <text:p>-93.1305956312208</text:p>
          </table:table-cell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andom_costs_experiment_results.A1:random_costs_experiment_results.C4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9:01.4209421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55:32.335387700</dc:date>
    <meta:editing-duration>PT19H32M18S</meta:editing-duration>
    <meta:editing-cycles>70</meta:editing-cycles>
    <meta:document-statistic meta:table-count="4" meta:cell-count="4780" meta:object-count="0"/>
  </office:meta>
</office:document-meta>
</file>